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svg:font-family="'Droid Sans', Helvetica, Arial, sans-serif"/>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officeooo:rsid="001ce623" officeooo:paragraph-rsid="001ce623"/>
    </style:style>
    <style:style style:name="P2" style:family="paragraph" style:parent-style-name="Standard">
      <style:text-properties officeooo:rsid="001e42e9" officeooo:paragraph-rsid="001e42e9"/>
    </style:style>
    <style:style style:name="P3" style:family="paragraph" style:parent-style-name="Standard">
      <style:paragraph-properties fo:text-align="justify" style:justify-single-word="false"/>
      <style:text-properties officeooo:rsid="001e42e9" officeooo:paragraph-rsid="001e42e9"/>
    </style:style>
    <style:style style:name="P4" style:family="paragraph" style:parent-style-name="Standard">
      <style:paragraph-properties fo:text-align="justify" style:justify-single-word="false"/>
      <style:text-properties officeooo:rsid="001e42e9" officeooo:paragraph-rsid="002c6316"/>
    </style:style>
    <style:style style:name="P5" style:family="paragraph" style:parent-style-name="Standard">
      <style:paragraph-properties fo:text-align="justify" style:justify-single-word="false"/>
      <style:text-properties officeooo:rsid="001e42e9" officeooo:paragraph-rsid="002b7f0c"/>
    </style:style>
    <style:style style:name="P6" style:family="paragraph" style:parent-style-name="Standard">
      <style:text-properties officeooo:rsid="001e42e9" officeooo:paragraph-rsid="00759c6a"/>
    </style:style>
    <style:style style:name="P7" style:family="paragraph" style:parent-style-name="Standard">
      <style:text-properties officeooo:rsid="001e42e9" officeooo:paragraph-rsid="008898d9"/>
    </style:style>
    <style:style style:name="P8" style:family="paragraph" style:parent-style-name="Standard">
      <style:text-properties fo:font-weight="bold" officeooo:rsid="001ce623" officeooo:paragraph-rsid="00759c6a" style:font-weight-asian="bold" style:font-weight-complex="bold"/>
    </style:style>
    <style:style style:name="P9" style:family="paragraph" style:parent-style-name="Standard">
      <style:paragraph-properties fo:text-align="justify" style:justify-single-word="false"/>
      <style:text-properties fo:font-weight="bold" officeooo:rsid="002eda25" officeooo:paragraph-rsid="002eda25" style:font-weight-asian="bold" style:font-weight-complex="bold"/>
    </style:style>
    <style:style style:name="P10" style:family="paragraph" style:parent-style-name="Standard">
      <style:text-properties fo:font-weight="bold" officeooo:rsid="001e42e9" officeooo:paragraph-rsid="001e42e9" style:font-weight-asian="bold" style:font-weight-complex="bold"/>
    </style:style>
    <style:style style:name="P11" style:family="paragraph" style:parent-style-name="Standard">
      <style:paragraph-properties fo:text-align="justify" style:justify-single-word="false"/>
      <style:text-properties officeooo:rsid="001f3c72" officeooo:paragraph-rsid="006ea488"/>
    </style:style>
    <style:style style:name="P12" style:family="paragraph" style:parent-style-name="Standard">
      <style:text-properties officeooo:rsid="001f3c72" officeooo:paragraph-rsid="006ea488"/>
    </style:style>
    <style:style style:name="P13" style:family="paragraph" style:parent-style-name="Standard">
      <style:text-properties officeooo:rsid="001f3c72" officeooo:paragraph-rsid="008a83a3"/>
    </style:style>
    <style:style style:name="P14" style:family="paragraph" style:parent-style-name="Standard">
      <style:paragraph-properties fo:text-align="justify" style:justify-single-word="false"/>
      <style:text-properties officeooo:rsid="002eda25" officeooo:paragraph-rsid="002eda25"/>
    </style:style>
    <style:style style:name="P15" style:family="paragraph" style:parent-style-name="Standard">
      <style:paragraph-properties fo:text-align="center" style:justify-single-word="false"/>
      <style:text-properties style:text-underline-style="solid" style:text-underline-width="auto" style:text-underline-color="font-color" fo:font-weight="bold" officeooo:rsid="001ce623" officeooo:paragraph-rsid="001ce623" style:font-weight-asian="bold" style:font-weight-complex="bold"/>
    </style:style>
    <style:style style:name="P16" style:family="paragraph" style:parent-style-name="Standard">
      <style:text-properties style:text-underline-style="solid" style:text-underline-width="auto" style:text-underline-color="font-color" fo:font-weight="bold" officeooo:rsid="00251a76" officeooo:paragraph-rsid="008a83a3" style:font-weight-asian="bold" style:font-weight-complex="bold"/>
    </style:style>
    <style:style style:name="P17" style:family="paragraph" style:parent-style-name="Standard">
      <style:text-properties style:text-underline-style="solid" style:text-underline-width="auto" style:text-underline-color="font-color" fo:font-weight="bold" officeooo:rsid="00251a76" officeooo:paragraph-rsid="00251a76" style:font-weight-asian="bold" style:font-weight-complex="bold"/>
    </style:style>
    <style:style style:name="P18" style:family="paragraph" style:parent-style-name="Standard">
      <style:paragraph-properties fo:text-align="justify" style:justify-single-word="false"/>
      <style:text-properties style:text-underline-style="solid" style:text-underline-width="auto" style:text-underline-color="font-color" fo:font-weight="bold" officeooo:rsid="00b74bb5" officeooo:paragraph-rsid="00b74bb5" style:font-weight-asian="bold" style:font-weight-complex="bold"/>
    </style:style>
    <style:style style:name="P19" style:family="paragraph" style:parent-style-name="Standard">
      <style:paragraph-properties fo:text-align="center" style:justify-single-word="false"/>
      <style:text-properties style:text-underline-style="solid" style:text-underline-width="auto" style:text-underline-color="font-color" fo:font-weight="bold" officeooo:rsid="00b7d12b" officeooo:paragraph-rsid="00b7d12b" style:font-weight-asian="bold" style:font-weight-complex="bold"/>
    </style:style>
    <style:style style:name="P20" style:family="paragraph" style:parent-style-name="Standard">
      <style:paragraph-properties fo:text-align="justify" style:justify-single-word="false"/>
      <style:text-properties officeooo:rsid="0031b945" officeooo:paragraph-rsid="005415f3"/>
    </style:style>
    <style:style style:name="P21" style:family="paragraph" style:parent-style-name="Standard">
      <style:paragraph-properties fo:text-align="justify" style:justify-single-word="false"/>
      <style:text-properties officeooo:rsid="0031b945" officeooo:paragraph-rsid="00a37ba0"/>
    </style:style>
    <style:style style:name="P22" style:family="paragraph" style:parent-style-name="Standard">
      <style:text-properties officeooo:rsid="003cbe38" officeooo:paragraph-rsid="003cbe38"/>
    </style:style>
    <style:style style:name="P23" style:family="paragraph" style:parent-style-name="Standard">
      <style:text-properties officeooo:rsid="003e2406" officeooo:paragraph-rsid="003e2406"/>
    </style:style>
    <style:style style:name="P24" style:family="paragraph" style:parent-style-name="Standard">
      <style:text-properties fo:font-weight="normal" officeooo:rsid="001e42e9" officeooo:paragraph-rsid="001e42e9" style:font-weight-asian="normal" style:font-weight-complex="normal"/>
    </style:style>
    <style:style style:name="P25" style:family="paragraph" style:parent-style-name="Standard">
      <style:paragraph-properties fo:text-align="justify" style:justify-single-word="false"/>
      <style:text-properties fo:font-weight="normal" officeooo:rsid="002eda25" officeooo:paragraph-rsid="002eda25" style:font-weight-asian="normal" style:font-weight-complex="normal"/>
    </style:style>
    <style:style style:name="P26" style:family="paragraph" style:parent-style-name="Standard">
      <style:text-properties fo:font-weight="normal" officeooo:rsid="00417b57" officeooo:paragraph-rsid="00759c6a" style:font-weight-asian="normal" style:font-weight-complex="normal"/>
    </style:style>
    <style:style style:name="P27" style:family="paragraph" style:parent-style-name="Standard">
      <style:text-properties fo:font-weight="normal" officeooo:rsid="0058a570" officeooo:paragraph-rsid="00759c6a" style:font-weight-asian="normal" style:font-weight-complex="normal"/>
    </style:style>
    <style:style style:name="P28" style:family="paragraph" style:parent-style-name="Standard">
      <style:text-properties fo:font-weight="normal" officeooo:rsid="009e7a2e" officeooo:paragraph-rsid="009e7a2e" style:font-weight-asian="normal" style:font-weight-complex="normal"/>
    </style:style>
    <style:style style:name="P29" style:family="paragraph" style:parent-style-name="Standard">
      <style:text-properties fo:font-weight="normal" officeooo:paragraph-rsid="0090d8c9"/>
    </style:style>
    <style:style style:name="P30" style:family="paragraph" style:parent-style-name="Standard">
      <style:text-properties fo:font-weight="normal" officeooo:rsid="0090d8c9" officeooo:paragraph-rsid="0090d8c9"/>
    </style:style>
    <style:style style:name="P31" style:family="paragraph" style:parent-style-name="Standard">
      <style:paragraph-properties fo:text-align="justify" style:justify-single-word="false"/>
      <style:text-properties fo:font-size="12pt" style:text-underline-style="none" fo:font-weight="normal" officeooo:rsid="00936323" officeooo:paragraph-rsid="00936323" style:font-size-asian="12pt" style:font-weight-asian="normal" style:font-size-complex="12pt" style:font-weight-complex="normal"/>
    </style:style>
    <style:style style:name="P32" style:family="paragraph" style:parent-style-name="Standard">
      <style:text-properties fo:font-size="12pt" style:text-underline-style="none" fo:font-weight="normal" officeooo:rsid="009ea7f7" officeooo:paragraph-rsid="0080d9d1" fo:background-color="#ff3333"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fo:font-size="12pt" style:text-underline-style="solid" style:text-underline-width="auto" style:text-underline-color="font-color" officeooo:rsid="0031c1e7" officeooo:paragraph-rsid="0065e050" style:font-size-asian="12pt" style:font-size-complex="12pt"/>
    </style:style>
    <style:style style:name="P34" style:family="paragraph" style:parent-style-name="Standard">
      <style:paragraph-properties fo:text-align="justify" style:justify-single-word="false"/>
      <style:text-properties fo:font-size="12pt" style:text-underline-style="solid" style:text-underline-width="auto" style:text-underline-color="font-color" officeooo:rsid="0031c1e7" officeooo:paragraph-rsid="00acdbeb" style:font-size-asian="12pt" style:font-size-complex="12pt"/>
    </style:style>
    <style:style style:name="P35" style:family="paragraph" style:parent-style-name="Standard">
      <style:paragraph-properties fo:text-align="justify" style:justify-single-word="false"/>
      <style:text-properties fo:font-size="12pt" style:text-underline-style="solid" style:text-underline-width="auto" style:text-underline-color="font-color" officeooo:rsid="00936323" officeooo:paragraph-rsid="00936323" style:font-size-asian="12pt" style:font-size-complex="12pt"/>
    </style:style>
    <style:style style:name="P36" style:family="paragraph" style:parent-style-name="Standard">
      <style:paragraph-properties fo:text-align="justify" style:justify-single-word="false"/>
      <style:text-properties officeooo:rsid="0031c1e7" officeooo:paragraph-rsid="005415f3"/>
    </style:style>
    <style:style style:name="P37" style:family="paragraph" style:parent-style-name="Standard">
      <style:text-properties style:text-underline-style="none" fo:font-weight="normal" officeooo:rsid="007c92cd" officeooo:paragraph-rsid="008e416c" style:font-weight-asian="normal" style:font-weight-complex="normal"/>
    </style:style>
    <style:style style:name="P38" style:family="paragraph" style:parent-style-name="Standard">
      <style:text-properties style:text-underline-style="none" fo:font-weight="normal" officeooo:rsid="007c92cd" officeooo:paragraph-rsid="00963826" style:font-weight-asian="normal" style:font-weight-complex="normal"/>
    </style:style>
    <style:style style:name="P39" style:family="paragraph" style:parent-style-name="Standard">
      <style:text-properties style:text-underline-style="none" fo:font-weight="normal" officeooo:rsid="0094f43a" officeooo:paragraph-rsid="0094f43a" style:font-weight-asian="normal" style:font-weight-complex="normal"/>
    </style:style>
    <style:style style:name="P40" style:family="paragraph" style:parent-style-name="Standard">
      <style:text-properties style:text-underline-style="none" fo:font-weight="normal" officeooo:rsid="0094f43a" officeooo:paragraph-rsid="0095f1fb" style:font-weight-asian="normal" style:font-weight-complex="normal"/>
    </style:style>
    <style:style style:name="P41" style:family="paragraph" style:parent-style-name="Standard">
      <style:text-properties style:text-underline-style="none" fo:font-weight="normal" officeooo:rsid="001e42e9" officeooo:paragraph-rsid="0095f1fb" style:font-weight-asian="normal" style:font-weight-complex="normal"/>
    </style:style>
    <style:style style:name="P42" style:family="paragraph" style:parent-style-name="Standard">
      <style:paragraph-properties fo:text-align="justify" style:justify-single-word="false"/>
      <style:text-properties style:text-underline-style="none" fo:font-weight="normal" officeooo:rsid="001e42e9" officeooo:paragraph-rsid="009d9d3b" style:font-weight-asian="normal" style:font-weight-complex="normal"/>
    </style:style>
    <style:style style:name="P43" style:family="paragraph" style:parent-style-name="Standard">
      <style:paragraph-properties fo:text-align="justify" style:justify-single-word="false"/>
      <style:text-properties style:text-underline-style="none" fo:font-weight="normal" officeooo:rsid="001e42e9" officeooo:paragraph-rsid="009e7a2e" style:font-weight-asian="normal" style:font-weight-complex="normal"/>
    </style:style>
    <style:style style:name="P44" style:family="paragraph" style:parent-style-name="Standard">
      <style:text-properties style:text-underline-style="none" fo:font-weight="normal" officeooo:rsid="0095f1fb" officeooo:paragraph-rsid="0095f1fb" style:font-weight-asian="normal" style:font-weight-complex="normal"/>
    </style:style>
    <style:style style:name="P45" style:family="paragraph" style:parent-style-name="Standard">
      <style:text-properties style:text-underline-style="none" fo:font-weight="normal" officeooo:rsid="00963826" officeooo:paragraph-rsid="00963826" style:font-weight-asian="normal" style:font-weight-complex="normal"/>
    </style:style>
    <style:style style:name="P46" style:family="paragraph" style:parent-style-name="Standard">
      <style:text-properties style:text-underline-style="none" fo:font-weight="normal" officeooo:rsid="0096e0a9" officeooo:paragraph-rsid="0096e0a9" style:font-weight-asian="normal" style:font-weight-complex="normal"/>
    </style:style>
    <style:style style:name="P47" style:family="paragraph" style:parent-style-name="Standard">
      <style:text-properties style:text-underline-style="none" fo:font-weight="normal" officeooo:rsid="008e416c" officeooo:paragraph-rsid="008e416c" style:font-weight-asian="normal" style:font-weight-complex="normal"/>
    </style:style>
    <style:style style:name="P48" style:family="paragraph" style:parent-style-name="Standard">
      <style:paragraph-properties fo:text-align="justify" style:justify-single-word="false"/>
      <style:text-properties style:text-underline-style="none" fo:font-weight="normal" officeooo:rsid="009d9d3b" officeooo:paragraph-rsid="009d9d3b" style:font-weight-asian="normal" style:font-weight-complex="normal"/>
    </style:style>
    <style:style style:name="P49" style:family="paragraph" style:parent-style-name="Standard">
      <style:paragraph-properties fo:text-align="center" style:justify-single-word="false"/>
      <style:text-properties style:text-underline-style="none" fo:font-weight="bold" officeooo:rsid="001ce623" officeooo:paragraph-rsid="001ce623" style:font-weight-asian="bold" style:font-weight-complex="bold"/>
    </style:style>
    <style:style style:name="P50" style:family="paragraph" style:parent-style-name="Standard">
      <style:paragraph-properties fo:text-align="justify" style:justify-single-word="false"/>
      <style:text-properties style:text-underline-style="none" fo:font-weight="bold" officeooo:rsid="00589c8a" officeooo:paragraph-rsid="00589c8a" style:font-weight-asian="bold" style:font-weight-complex="bold"/>
    </style:style>
    <style:style style:name="P51" style:family="paragraph" style:parent-style-name="Standard">
      <style:text-properties style:text-underline-style="none" officeooo:rsid="00289afd" officeooo:paragraph-rsid="005415f3"/>
    </style:style>
    <style:style style:name="P52" style:family="paragraph" style:parent-style-name="Standard">
      <style:text-properties officeooo:rsid="001e6de5" officeooo:paragraph-rsid="00759c6a"/>
    </style:style>
    <style:style style:name="P53" style:family="paragraph" style:parent-style-name="Standard">
      <style:text-properties fo:font-style="italic" fo:font-weight="normal" officeooo:rsid="00417b57" officeooo:paragraph-rsid="00759c6a" style:font-style-asian="italic" style:font-weight-asian="normal" style:font-style-complex="italic" style:font-weight-complex="normal"/>
    </style:style>
    <style:style style:name="P54" style:family="paragraph" style:parent-style-name="Standard">
      <style:text-properties fo:font-style="italic" style:text-underline-style="none" fo:font-weight="normal" officeooo:rsid="0058a570" officeooo:paragraph-rsid="00759c6a" style:font-style-asian="italic" style:font-weight-asian="normal" style:font-style-complex="italic" style:font-weight-complex="normal"/>
    </style:style>
    <style:style style:name="P55" style:family="paragraph" style:parent-style-name="Standard">
      <style:text-properties officeooo:rsid="00251a76" officeooo:paragraph-rsid="00251a76"/>
    </style:style>
    <style:style style:name="P56" style:family="paragraph" style:parent-style-name="Standard">
      <style:text-properties officeooo:rsid="00786bdc" officeooo:paragraph-rsid="00786bdc"/>
    </style:style>
    <style:style style:name="P57" style:family="paragraph" style:parent-style-name="Standard">
      <style:text-properties officeooo:rsid="0079f27c" officeooo:paragraph-rsid="0031b945"/>
    </style:style>
    <style:style style:name="P58" style:family="paragraph" style:parent-style-name="Standard">
      <style:text-properties officeooo:rsid="007c92cd" officeooo:paragraph-rsid="008e416c"/>
    </style:style>
    <style:style style:name="P59" style:family="paragraph" style:parent-style-name="Standard">
      <style:text-properties officeooo:rsid="008bb0b7" officeooo:paragraph-rsid="008bb0b7"/>
    </style:style>
    <style:style style:name="P60" style:family="paragraph" style:parent-style-name="Standard">
      <style:text-properties officeooo:rsid="009297b1" officeooo:paragraph-rsid="009297b1"/>
    </style:style>
    <style:style style:name="P61" style:family="paragraph" style:parent-style-name="Standard">
      <style:text-properties fo:font-variant="normal" fo:text-transform="none" fo:color="#000000" style:font-name="Liberation Serif" fo:font-size="12pt" fo:letter-spacing="normal" fo:font-style="normal" fo:font-weight="normal" officeooo:rsid="0090d8c9" officeooo:paragraph-rsid="0090d8c9" style:font-size-asian="12pt" style:font-size-complex="12pt"/>
    </style:style>
    <style:style style:name="P62" style:family="paragraph" style:parent-style-name="Standard">
      <style:text-properties fo:font-variant="normal" fo:text-transform="none" fo:color="#000000" style:font-name="Liberation Serif" fo:font-size="12pt" fo:letter-spacing="normal" fo:font-style="normal" style:text-underline-style="none" fo:font-weight="normal" officeooo:rsid="00963826" officeooo:paragraph-rsid="00963826" style:font-size-asian="12pt" style:font-weight-asian="normal" style:font-size-complex="12pt" style:font-weight-complex="normal"/>
    </style:style>
    <style:style style:name="P63" style:family="paragraph" style:parent-style-name="Standard">
      <style:text-properties fo:font-variant="normal" fo:text-transform="none" fo:color="#000000" style:font-name="Liberation Serif" fo:font-size="12pt" fo:letter-spacing="normal" fo:font-style="normal" style:text-underline-style="none" fo:font-weight="bold" officeooo:rsid="00963826" officeooo:paragraph-rsid="00963826" style:font-size-asian="12pt" style:font-weight-asian="bold" style:font-size-complex="12pt" style:font-weight-complex="bold"/>
    </style:style>
    <style:style style:name="P64" style:family="paragraph" style:parent-style-name="Standard">
      <style:text-properties officeooo:rsid="00c92611" officeooo:paragraph-rsid="00c92611"/>
    </style:style>
    <style:style style:name="P65" style:family="paragraph" style:parent-style-name="Text_20_body">
      <style:text-properties style:font-name="Droid Sans" fo:font-size="8.39999961853027pt" fo:font-style="normal" fo:font-weight="normal" officeooo:paragraph-rsid="00759c6a"/>
    </style:style>
    <style:style style:name="P66" style:family="paragraph" style:parent-style-name="Text_20_body">
      <style:paragraph-properties fo:text-align="justify" style:justify-single-word="false"/>
      <style:text-properties fo:font-weight="normal" officeooo:rsid="00516f6a" officeooo:paragraph-rsid="00759c6a" style:font-weight-asian="normal" style:font-weight-complex="normal"/>
    </style:style>
    <style:style style:name="P67" style:family="paragraph" style:parent-style-name="Text_20_body">
      <style:text-properties officeooo:paragraph-rsid="00759c6a"/>
    </style:style>
    <style:style style:name="P68" style:family="paragraph" style:parent-style-name="Standard">
      <style:paragraph-properties fo:text-align="justify" style:justify-single-word="false"/>
      <style:text-properties fo:font-size="12pt" style:text-underline-style="none" fo:font-weight="normal" officeooo:rsid="0098dd8a" officeooo:paragraph-rsid="00dad2f2" fo:background-color="#ff3333" style:font-size-asian="12pt" style:font-weight-asian="normal" style:font-size-complex="12pt" style:font-weight-complex="normal"/>
    </style:style>
    <style:style style:name="P69" style:family="paragraph" style:parent-style-name="Standard">
      <style:paragraph-properties fo:text-align="justify" style:justify-single-word="false"/>
      <style:text-properties fo:font-size="12pt" style:text-underline-style="none" fo:font-weight="normal" officeooo:rsid="00667943" officeooo:paragraph-rsid="00dad2f2" style:font-size-asian="12pt" style:font-weight-asian="normal" style:font-size-complex="12pt" style:font-weight-complex="normal"/>
    </style:style>
    <style:style style:name="P70" style:family="paragraph" style:parent-style-name="Standard">
      <style:paragraph-properties fo:text-align="justify" style:justify-single-word="false"/>
      <style:text-properties fo:font-size="12pt" style:text-underline-style="none" fo:font-weight="normal" officeooo:rsid="00681866" officeooo:paragraph-rsid="00dad2f2" style:font-size-asian="12pt" style:font-weight-asian="normal" style:font-size-complex="12pt" style:font-weight-complex="normal"/>
    </style:style>
    <style:style style:name="P71" style:family="paragraph" style:parent-style-name="Standard">
      <style:paragraph-properties fo:text-align="justify" style:justify-single-word="false"/>
      <style:text-properties fo:font-size="12pt" style:text-underline-style="none" fo:font-weight="normal" officeooo:rsid="0031b945" officeooo:paragraph-rsid="00dad2f2" style:font-size-asian="12pt" style:font-weight-asian="normal" style:font-size-complex="12pt" style:font-weight-complex="normal"/>
    </style:style>
    <style:style style:name="P72" style:family="paragraph" style:parent-style-name="Standard">
      <style:paragraph-properties fo:text-align="justify" style:justify-single-word="false"/>
      <style:text-properties fo:font-size="12pt" style:text-underline-style="none" fo:font-weight="normal" officeooo:rsid="00d26fe5" officeooo:paragraph-rsid="00dad2f2" style:font-size-asian="12pt" style:font-weight-asian="normal" style:font-size-complex="12pt" style:font-weight-complex="normal"/>
    </style:style>
    <style:style style:name="P73" style:family="paragraph" style:parent-style-name="Standard">
      <style:text-properties fo:font-size="12pt" style:text-underline-style="none" fo:font-weight="normal" officeooo:rsid="007c92cd" officeooo:paragraph-rsid="007c92cd" style:font-size-asian="12pt" style:font-weight-asian="normal" style:font-size-complex="12pt" style:font-weight-complex="normal"/>
    </style:style>
    <style:style style:name="P74" style:family="paragraph" style:parent-style-name="Standard">
      <style:text-properties fo:font-size="12pt" style:text-underline-style="none" fo:font-weight="normal" officeooo:rsid="007c92cd" officeooo:paragraph-rsid="0118b71f" style:font-size-asian="12pt" style:font-weight-asian="normal" style:font-size-complex="12pt" style:font-weight-complex="normal"/>
    </style:style>
    <style:style style:name="P75" style:family="paragraph" style:parent-style-name="Standard">
      <style:paragraph-properties fo:text-align="justify" style:justify-single-word="false"/>
      <style:text-properties fo:font-size="12pt" style:text-underline-style="none" fo:font-weight="normal" officeooo:rsid="0031b945" officeooo:paragraph-rsid="00d0bb48" fo:background-color="#ffffff" style:font-size-asian="12pt" style:font-weight-asian="normal" style:font-size-complex="12pt" style:font-weight-complex="normal"/>
    </style:style>
    <style:style style:name="P76" style:family="paragraph" style:parent-style-name="Standard">
      <style:paragraph-properties fo:text-align="justify" style:justify-single-word="false"/>
      <style:text-properties fo:font-size="12pt" style:text-underline-style="none" fo:font-weight="normal" officeooo:rsid="0031b945" officeooo:paragraph-rsid="00e4693b" fo:background-color="#ffffff" style:font-size-asian="12pt" style:font-weight-asian="normal" style:font-size-complex="12pt" style:font-weight-complex="normal"/>
    </style:style>
    <style:style style:name="P77" style:family="paragraph" style:parent-style-name="Standard">
      <style:paragraph-properties fo:text-align="justify" style:justify-single-word="false"/>
      <style:text-properties fo:font-size="12pt" style:text-underline-style="none" fo:font-weight="normal" officeooo:rsid="0031b945" officeooo:paragraph-rsid="00e5148a" fo:background-color="#ffffff" style:font-size-asian="12pt" style:font-weight-asian="normal" style:font-size-complex="12pt" style:font-weight-complex="normal"/>
    </style:style>
    <style:style style:name="P78" style:family="paragraph" style:parent-style-name="Standard">
      <style:paragraph-properties fo:text-align="justify" style:justify-single-word="false"/>
      <style:text-properties fo:font-size="12pt" style:text-underline-style="none" fo:font-weight="normal" officeooo:rsid="0031b945" officeooo:paragraph-rsid="00f17f89" fo:background-color="#ffffff" style:font-size-asian="12pt" style:font-weight-asian="normal" style:font-size-complex="12pt" style:font-weight-complex="normal"/>
    </style:style>
    <style:style style:name="P79" style:family="paragraph" style:parent-style-name="Standard">
      <style:paragraph-properties fo:text-align="justify" style:justify-single-word="false"/>
      <style:text-properties fo:font-size="12pt" style:text-underline-style="none" fo:font-weight="normal" officeooo:rsid="0031b945" officeooo:paragraph-rsid="00f293e4" fo:background-color="#ffffff" style:font-size-asian="12pt" style:font-weight-asian="normal" style:font-size-complex="12pt" style:font-weight-complex="normal"/>
    </style:style>
    <style:style style:name="P80" style:family="paragraph" style:parent-style-name="Standard">
      <style:paragraph-properties fo:text-align="justify" style:justify-single-word="false"/>
      <style:text-properties fo:font-size="12pt" style:text-underline-style="none" officeooo:rsid="0031b945" officeooo:paragraph-rsid="00cc1577" style:font-size-asian="12pt" style:font-size-complex="12pt"/>
    </style:style>
    <style:style style:name="P81" style:family="paragraph" style:parent-style-name="Standard">
      <style:paragraph-properties fo:text-align="justify" style:justify-single-word="false"/>
      <style:text-properties fo:font-size="12pt" style:text-underline-style="none" officeooo:rsid="0031b945" officeooo:paragraph-rsid="00dad2f2" style:font-size-asian="12pt" style:font-size-complex="12pt"/>
    </style:style>
    <style:style style:name="P82" style:family="paragraph" style:parent-style-name="Standard">
      <style:paragraph-properties fo:text-align="justify" style:justify-single-word="false"/>
      <style:text-properties fo:font-size="12pt" style:text-underline-style="none" officeooo:rsid="0032dd66" officeooo:paragraph-rsid="00dad2f2" style:font-size-asian="12pt" style:font-size-complex="12pt"/>
    </style:style>
    <style:style style:name="P83" style:family="paragraph" style:parent-style-name="Standard">
      <style:paragraph-properties fo:text-align="justify" style:justify-single-word="false"/>
      <style:text-properties fo:font-size="12pt" style:text-underline-style="none" officeooo:rsid="00667943" officeooo:paragraph-rsid="00dad2f2" style:font-size-asian="12pt" style:font-size-complex="12pt"/>
    </style:style>
    <style:style style:name="P84" style:family="paragraph" style:parent-style-name="Standard">
      <style:paragraph-properties fo:text-align="justify" style:justify-single-word="false"/>
      <style:text-properties fo:font-size="12pt" style:text-underline-style="solid" style:text-underline-width="auto" style:text-underline-color="font-color" officeooo:rsid="00936323" officeooo:paragraph-rsid="00936323" style:font-size-asian="12pt" style:font-size-complex="12pt"/>
    </style:style>
    <style:style style:name="P85" style:family="paragraph" style:parent-style-name="Standard">
      <style:paragraph-properties fo:text-align="justify" style:justify-single-word="false"/>
      <style:text-properties fo:font-size="12pt" style:text-underline-style="solid" style:text-underline-width="auto" style:text-underline-color="font-color" officeooo:rsid="0031c1e7" officeooo:paragraph-rsid="00cf05f7" style:font-size-asian="12pt" style:font-size-complex="12pt"/>
    </style:style>
    <style:style style:name="P86" style:family="paragraph" style:parent-style-name="Standard">
      <style:paragraph-properties fo:text-align="justify" style:justify-single-word="false"/>
      <style:text-properties fo:font-size="12pt" style:text-underline-style="solid" style:text-underline-width="auto" style:text-underline-color="font-color" officeooo:rsid="0031c1e7" officeooo:paragraph-rsid="00cf4ed5" style:font-size-asian="12pt" style:font-size-complex="12pt"/>
    </style:style>
    <style:style style:name="P87"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b74bb5" officeooo:paragraph-rsid="00d8bc24" style:font-size-asian="12pt" style:font-weight-asian="bold" style:font-size-complex="12pt" style:font-weight-complex="bold"/>
    </style:style>
    <style:style style:name="P88"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b74bb5" officeooo:paragraph-rsid="00dad2f2" style:font-size-asian="12pt" style:font-weight-asian="bold" style:font-size-complex="12pt" style:font-weight-complex="bold"/>
    </style:style>
    <style:style style:name="P89"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395920" officeooo:paragraph-rsid="00e81130" style:font-size-asian="12pt" style:font-weight-asian="bold" style:font-size-complex="12pt" style:font-weight-complex="bold"/>
    </style:style>
    <style:style style:name="P90" style:family="paragraph" style:parent-style-name="Standard">
      <style:text-properties fo:font-size="12pt" style:text-underline-style="solid" style:text-underline-width="auto" style:text-underline-color="font-color" fo:font-weight="normal" officeooo:rsid="00395920" officeooo:paragraph-rsid="00ecf324" style:font-size-asian="12pt" style:font-weight-asian="normal" style:font-size-complex="12pt" style:font-weight-complex="normal"/>
    </style:style>
    <style:style style:name="P91" style:family="paragraph" style:parent-style-name="Standard">
      <style:paragraph-properties fo:text-align="justify" style:justify-single-word="false"/>
      <style:text-properties fo:font-size="12pt" fo:font-style="italic" style:text-underline-style="solid" style:text-underline-width="auto" style:text-underline-color="font-color" officeooo:rsid="00936323" officeooo:paragraph-rsid="00cc1134" style:font-size-asian="12pt" style:font-style-asian="italic" style:font-size-complex="12pt" style:font-style-complex="italic"/>
    </style:style>
    <style:style style:name="P92" style:family="paragraph" style:parent-style-name="Standard">
      <style:paragraph-properties fo:text-align="justify" style:justify-single-word="false"/>
      <style:text-properties fo:font-size="12pt" fo:font-style="italic" style:text-underline-style="none" fo:font-weight="normal" officeooo:rsid="00d26fe5" officeooo:paragraph-rsid="00dad2f2" style:font-size-asian="12pt" style:font-style-asian="italic" style:font-weight-asian="normal" style:font-size-complex="12pt" style:font-style-complex="italic" style:font-weight-complex="normal"/>
    </style:style>
    <style:style style:name="P93" style:family="paragraph" style:parent-style-name="Standard">
      <style:paragraph-properties fo:text-align="justify" style:justify-single-word="false"/>
      <style:text-properties style:text-underline-style="solid" style:text-underline-width="auto" style:text-underline-color="font-color" fo:font-weight="bold" officeooo:rsid="0030bf57" officeooo:paragraph-rsid="0101ab3c" style:font-weight-asian="bold" style:font-weight-complex="bold"/>
    </style:style>
    <style:style style:name="P94" style:family="paragraph" style:parent-style-name="Standard">
      <style:paragraph-properties fo:text-align="justify" style:justify-single-word="false"/>
      <style:text-properties style:text-underline-style="solid" style:text-underline-width="auto" style:text-underline-color="font-color" fo:font-weight="bold" officeooo:rsid="0030bf57" officeooo:paragraph-rsid="0106594a" style:font-weight-asian="bold" style:font-weight-complex="bold"/>
    </style:style>
    <style:style style:name="P95" style:family="paragraph" style:parent-style-name="Standard">
      <style:paragraph-properties fo:text-align="justify" style:justify-single-word="false"/>
      <style:text-properties style:text-underline-style="solid" style:text-underline-width="auto" style:text-underline-color="font-color" fo:font-weight="bold" officeooo:rsid="0030bf57" officeooo:paragraph-rsid="01068c60" style:font-weight-asian="bold" style:font-weight-complex="bold"/>
    </style:style>
    <style:style style:name="P96" style:family="paragraph" style:parent-style-name="Standard">
      <style:paragraph-properties fo:text-align="justify" style:justify-single-word="false"/>
      <style:text-properties style:text-underline-style="solid" style:text-underline-width="auto" style:text-underline-color="font-color" fo:font-weight="bold" officeooo:rsid="006ea488" officeooo:paragraph-rsid="00ddb617" style:font-weight-asian="bold" style:font-weight-complex="bold"/>
    </style:style>
    <style:style style:name="P97" style:family="paragraph" style:parent-style-name="Standard">
      <style:text-properties style:text-underline-style="solid" style:text-underline-width="auto" style:text-underline-color="font-color" fo:font-weight="bold" officeooo:rsid="00706075" officeooo:paragraph-rsid="00e3027b" style:font-weight-asian="bold" style:font-weight-complex="bold"/>
    </style:style>
    <style:style style:name="P98" style:family="paragraph" style:parent-style-name="Standard">
      <style:text-properties style:text-underline-style="solid" style:text-underline-width="auto" style:text-underline-color="font-color" fo:font-weight="bold" officeooo:rsid="003a1df5" officeooo:paragraph-rsid="00ecf324" style:font-weight-asian="bold" style:font-weight-complex="bold"/>
    </style:style>
    <style:style style:name="P99" style:family="paragraph" style:parent-style-name="Standard">
      <style:text-properties style:text-underline-style="solid" style:text-underline-width="auto" style:text-underline-color="font-color" fo:font-weight="bold" officeooo:rsid="00448430" officeooo:paragraph-rsid="010ceff5" style:font-weight-asian="bold" style:font-weight-complex="bold"/>
    </style:style>
    <style:style style:name="P100" style:family="paragraph" style:parent-style-name="Standard">
      <style:text-properties style:text-underline-style="solid" style:text-underline-width="auto" style:text-underline-color="font-color" fo:font-weight="bold" officeooo:rsid="00448430" officeooo:paragraph-rsid="01107b56" style:font-weight-asian="bold" style:font-weight-complex="bold"/>
    </style:style>
    <style:style style:name="P101" style:family="paragraph" style:parent-style-name="Standard">
      <style:text-properties style:text-underline-style="solid" style:text-underline-width="auto" style:text-underline-color="font-color" fo:font-weight="bold" officeooo:rsid="00251a76" officeooo:paragraph-rsid="010eedeb" style:font-weight-asian="bold" style:font-weight-complex="bold"/>
    </style:style>
    <style:style style:name="P102" style:family="paragraph" style:parent-style-name="Standard">
      <style:text-properties style:text-underline-style="solid" style:text-underline-width="auto" style:text-underline-color="font-color" officeooo:rsid="0032dd66" officeooo:paragraph-rsid="001e6de5"/>
    </style:style>
    <style:style style:name="P103" style:family="paragraph" style:parent-style-name="Standard">
      <style:paragraph-properties fo:text-align="justify" style:justify-single-word="false"/>
      <style:text-properties officeooo:rsid="0031b945" officeooo:paragraph-rsid="005415f3"/>
    </style:style>
    <style:style style:name="P104" style:family="paragraph" style:parent-style-name="Standard">
      <style:paragraph-properties fo:text-align="justify" style:justify-single-word="false"/>
      <style:text-properties style:text-underline-style="none" fo:font-weight="normal" officeooo:rsid="00369a6c" officeooo:paragraph-rsid="00cd3a17" style:font-weight-asian="normal" style:font-weight-complex="normal"/>
    </style:style>
    <style:style style:name="P105" style:family="paragraph" style:parent-style-name="Standard">
      <style:paragraph-properties fo:text-align="justify" style:justify-single-word="false"/>
      <style:text-properties style:text-underline-style="none" fo:font-weight="normal" officeooo:rsid="00369a6c" officeooo:paragraph-rsid="00cf05f7" style:font-weight-asian="normal" style:font-weight-complex="normal"/>
    </style:style>
    <style:style style:name="P106" style:family="paragraph" style:parent-style-name="Standard">
      <style:text-properties style:text-underline-style="none" fo:font-weight="normal" officeooo:rsid="00992e83" officeooo:paragraph-rsid="00cd3a17" style:font-weight-asian="normal" style:font-weight-complex="normal"/>
    </style:style>
    <style:style style:name="P107" style:family="paragraph" style:parent-style-name="Standard">
      <style:text-properties style:text-underline-style="none" fo:font-weight="normal" officeooo:rsid="008fe033" officeooo:paragraph-rsid="00dc0a77" style:font-weight-asian="normal" style:font-weight-complex="normal"/>
    </style:style>
    <style:style style:name="P108" style:family="paragraph" style:parent-style-name="Standard">
      <style:text-properties style:text-underline-style="none" fo:font-weight="normal" officeooo:rsid="007c92cd" officeooo:paragraph-rsid="007c92cd" style:font-weight-asian="normal" style:font-weight-complex="normal"/>
    </style:style>
    <style:style style:name="P109" style:family="paragraph" style:parent-style-name="Standard">
      <style:text-properties style:text-underline-style="none" fo:font-weight="normal" officeooo:rsid="007c92cd" officeooo:paragraph-rsid="00f36b11" style:font-weight-asian="normal" style:font-weight-complex="normal"/>
    </style:style>
    <style:style style:name="P110" style:family="paragraph" style:parent-style-name="Standard">
      <style:text-properties style:text-underline-style="none" fo:font-weight="normal" officeooo:rsid="007c92cd" officeooo:paragraph-rsid="00fb0103" style:font-weight-asian="normal" style:font-weight-complex="normal"/>
    </style:style>
    <style:style style:name="P111" style:family="paragraph" style:parent-style-name="Standard">
      <style:text-properties style:text-underline-style="none" fo:font-weight="normal" officeooo:rsid="007c92cd" officeooo:paragraph-rsid="00963826" style:font-weight-asian="normal" style:font-weight-complex="normal"/>
    </style:style>
    <style:style style:name="P112" style:family="paragraph" style:parent-style-name="Standard">
      <style:text-properties style:text-underline-style="none" fo:font-weight="normal" officeooo:rsid="0096e0a9" officeooo:paragraph-rsid="0096e0a9" style:font-weight-asian="normal" style:font-weight-complex="normal"/>
    </style:style>
    <style:style style:name="P113" style:family="paragraph" style:parent-style-name="Standard">
      <style:text-properties style:text-underline-style="none" fo:font-weight="normal" officeooo:rsid="0096e0a9" officeooo:paragraph-rsid="00fb84b2" style:font-weight-asian="normal" style:font-weight-complex="normal"/>
    </style:style>
    <style:style style:name="P114" style:family="paragraph" style:parent-style-name="Standard">
      <style:text-properties style:text-underline-style="none" fo:font-weight="normal" officeooo:rsid="00963826" officeooo:paragraph-rsid="00fb84b2" style:font-weight-asian="normal" style:font-weight-complex="normal"/>
    </style:style>
    <style:style style:name="P115" style:family="paragraph" style:parent-style-name="Standard">
      <style:paragraph-properties fo:text-align="justify" style:justify-single-word="false"/>
      <style:text-properties style:text-underline-style="none" fo:font-weight="normal" officeooo:rsid="009d9d3b" officeooo:paragraph-rsid="009d9d3b" style:font-weight-asian="normal" style:font-weight-complex="normal"/>
    </style:style>
    <style:style style:name="P116" style:family="paragraph" style:parent-style-name="Standard">
      <style:paragraph-properties fo:text-align="justify" style:justify-single-word="false"/>
      <style:text-properties style:text-underline-style="none" fo:font-weight="normal" officeooo:rsid="009d9d3b" officeooo:paragraph-rsid="0101e123" style:font-weight-asian="normal" style:font-weight-complex="normal"/>
    </style:style>
    <style:style style:name="P117" style:family="paragraph" style:parent-style-name="Standard">
      <style:text-properties style:text-underline-style="none" fo:font-weight="normal" officeooo:rsid="0094f43a" officeooo:paragraph-rsid="010ebbbb" style:font-weight-asian="normal" style:font-weight-complex="normal"/>
    </style:style>
    <style:style style:name="P118" style:family="paragraph" style:parent-style-name="Standard">
      <style:text-properties style:text-underline-style="none" fo:font-weight="normal" officeooo:rsid="0094f43a" officeooo:paragraph-rsid="0113b093" style:font-weight-asian="normal" style:font-weight-complex="normal"/>
    </style:style>
    <style:style style:name="P119" style:family="paragraph" style:parent-style-name="Standard">
      <style:text-properties style:text-underline-style="none" fo:font-weight="normal" officeooo:rsid="001e42e9" officeooo:paragraph-rsid="010e6100" style:font-weight-asian="normal" style:font-weight-complex="normal"/>
    </style:style>
    <style:style style:name="P120" style:family="paragraph" style:parent-style-name="Standard">
      <style:paragraph-properties fo:text-align="justify" style:justify-single-word="false"/>
      <style:text-properties style:text-underline-style="none" fo:font-weight="normal" officeooo:rsid="001e42e9" officeooo:paragraph-rsid="0117caff" style:font-weight-asian="normal" style:font-weight-complex="normal"/>
    </style:style>
    <style:style style:name="P121" style:family="paragraph" style:parent-style-name="Standard">
      <style:text-properties style:text-underline-style="none" fo:font-weight="normal" officeooo:rsid="00cf05f7" officeooo:paragraph-rsid="00cf05f7" fo:background-color="#ffffff" style:font-weight-asian="normal" style:font-weight-complex="normal"/>
    </style:style>
    <style:style style:name="P122" style:family="paragraph" style:parent-style-name="Standard">
      <style:text-properties style:text-underline-style="none" fo:font-weight="normal" officeooo:rsid="00cf4ed5" officeooo:paragraph-rsid="00cf4ed5" fo:background-color="#ffffff" style:font-weight-asian="normal" style:font-weight-complex="normal"/>
    </style:style>
    <style:style style:name="P123" style:family="paragraph" style:parent-style-name="Standard">
      <style:paragraph-properties fo:text-align="justify" style:justify-single-word="false"/>
      <style:text-properties style:text-underline-style="none" officeooo:rsid="0031c1e7" officeooo:paragraph-rsid="00dc0a77"/>
    </style:style>
    <style:style style:name="P124" style:family="paragraph" style:parent-style-name="Standard">
      <style:text-properties style:text-underline-style="none" fo:font-weight="bold" officeooo:rsid="004036be" officeooo:paragraph-rsid="00e40679" style:font-weight-asian="bold" style:font-weight-complex="bold"/>
    </style:style>
    <style:style style:name="P125" style:family="paragraph" style:parent-style-name="Standard">
      <style:text-properties style:text-underline-style="none" fo:font-weight="bold" officeooo:rsid="00706075" officeooo:paragraph-rsid="00ece6d9" style:font-weight-asian="bold" style:font-weight-complex="bold"/>
    </style:style>
    <style:style style:name="P126" style:family="paragraph" style:parent-style-name="Standard">
      <style:text-properties style:text-underline-style="none" fo:font-weight="bold" officeooo:rsid="00755f72" officeooo:paragraph-rsid="00e9fbc6" style:font-weight-asian="bold" style:font-weight-complex="bold"/>
    </style:style>
    <style:style style:name="P127" style:family="paragraph" style:parent-style-name="Standard">
      <style:text-properties style:text-underline-style="none" fo:font-weight="bold" officeooo:rsid="003a1df5" officeooo:paragraph-rsid="00f7e1ba" style:font-weight-asian="bold" style:font-weight-complex="bold"/>
    </style:style>
    <style:style style:name="P128" style:family="paragraph" style:parent-style-name="Standard">
      <style:text-properties style:text-underline-style="none" fo:font-weight="bold" officeooo:rsid="00759c6a" officeooo:paragraph-rsid="00759c6a" style:font-weight-asian="bold" style:font-weight-complex="bold"/>
    </style:style>
    <style:style style:name="P129" style:family="paragraph" style:parent-style-name="Standard">
      <style:text-properties style:text-underline-style="none" fo:font-weight="bold" officeooo:rsid="00759c6a" officeooo:paragraph-rsid="00ffe29f" style:font-weight-asian="bold" style:font-weight-complex="bold"/>
    </style:style>
    <style:style style:name="P130" style:family="paragraph" style:parent-style-name="Standard">
      <style:paragraph-properties fo:text-align="justify" style:justify-single-word="false"/>
      <style:text-properties style:text-underline-style="none" fo:font-weight="bold" officeooo:rsid="0030bf57" officeooo:paragraph-rsid="00bef2f6" style:font-weight-asian="bold" style:font-weight-complex="bold"/>
    </style:style>
    <style:style style:name="P131" style:family="paragraph" style:parent-style-name="Standard">
      <style:paragraph-properties fo:text-align="justify" style:justify-single-word="false"/>
      <style:text-properties style:text-underline-style="none" fo:font-weight="bold" officeooo:rsid="0030bf57" officeooo:paragraph-rsid="00fb9029" style:font-weight-asian="bold" style:font-weight-complex="bold"/>
    </style:style>
    <style:style style:name="P132" style:family="paragraph" style:parent-style-name="Standard">
      <style:paragraph-properties fo:text-align="justify" style:justify-single-word="false"/>
      <style:text-properties style:text-underline-style="none" fo:font-weight="bold" officeooo:rsid="0030bf57" officeooo:paragraph-rsid="00ffe29f" style:font-weight-asian="bold" style:font-weight-complex="bold"/>
    </style:style>
    <style:style style:name="P133" style:family="paragraph" style:parent-style-name="Standard">
      <style:paragraph-properties fo:text-align="justify" style:justify-single-word="false"/>
      <style:text-properties style:text-underline-style="none" fo:font-weight="bold" officeooo:rsid="0030bf57" officeooo:paragraph-rsid="0109f9f4" style:font-weight-asian="bold" style:font-weight-complex="bold"/>
    </style:style>
    <style:style style:name="P134" style:family="paragraph" style:parent-style-name="Standard">
      <style:paragraph-properties fo:text-align="justify" style:justify-single-word="false"/>
      <style:text-properties style:text-underline-style="none" fo:font-weight="bold" officeooo:rsid="0030bf57" officeooo:paragraph-rsid="010b0941" style:font-weight-asian="bold" style:font-weight-complex="bold"/>
    </style:style>
    <style:style style:name="P135" style:family="paragraph" style:parent-style-name="Standard">
      <style:text-properties style:text-underline-style="none" fo:font-weight="bold" officeooo:rsid="00448430" officeooo:paragraph-rsid="010b9f39" style:font-weight-asian="bold" style:font-weight-complex="bold"/>
    </style:style>
    <style:style style:name="P136" style:family="paragraph" style:parent-style-name="Standard">
      <style:text-properties style:text-underline-style="none" fo:font-weight="bold" officeooo:rsid="00448430" officeooo:paragraph-rsid="010ed60b" style:font-weight-asian="bold" style:font-weight-complex="bold"/>
    </style:style>
    <style:style style:name="P137" style:family="paragraph" style:parent-style-name="Standard">
      <style:text-properties style:text-underline-style="none" fo:font-weight="bold" officeooo:rsid="00448430" officeooo:paragraph-rsid="01107b56" style:font-weight-asian="bold" style:font-weight-complex="bold"/>
    </style:style>
    <style:style style:name="P138" style:family="paragraph" style:parent-style-name="Standard">
      <style:text-properties style:text-underline-style="none" officeooo:rsid="007c92cd" officeooo:paragraph-rsid="00ecf324"/>
    </style:style>
    <style:style style:name="P139" style:family="paragraph" style:parent-style-name="Standard">
      <style:paragraph-properties fo:text-align="justify" style:justify-single-word="false"/>
      <style:text-properties style:text-underline-style="none" officeooo:rsid="007c92cd" officeooo:paragraph-rsid="00f17f89"/>
    </style:style>
    <style:style style:name="P140" style:family="paragraph" style:parent-style-name="Standard">
      <style:text-properties style:text-underline-style="none" officeooo:rsid="001e42e9" officeooo:paragraph-rsid="001e42e9"/>
    </style:style>
    <style:style style:name="P141" style:family="paragraph" style:parent-style-name="Standard">
      <style:text-properties style:text-underline-style="none" officeooo:rsid="00251a76" officeooo:paragraph-rsid="00251a76"/>
    </style:style>
    <style:style style:name="P142" style:family="paragraph" style:parent-style-name="Standard">
      <style:text-properties officeooo:rsid="0098dd8a" officeooo:paragraph-rsid="00cd3a17"/>
    </style:style>
    <style:style style:name="P143" style:family="paragraph" style:parent-style-name="Standard">
      <style:paragraph-properties fo:text-align="justify" style:justify-single-word="false"/>
      <style:text-properties fo:font-weight="normal" officeooo:rsid="00369a6c" officeooo:paragraph-rsid="00e3027b" style:font-weight-asian="normal" style:font-weight-complex="normal"/>
    </style:style>
    <style:style style:name="P144" style:family="paragraph" style:parent-style-name="Standard">
      <style:text-properties fo:font-weight="normal" officeooo:rsid="004036be" officeooo:paragraph-rsid="00e3027b" style:font-weight-asian="normal" style:font-weight-complex="normal"/>
    </style:style>
    <style:style style:name="P145" style:family="paragraph" style:parent-style-name="Standard">
      <style:text-properties fo:font-weight="normal" officeooo:rsid="004036be" officeooo:paragraph-rsid="00759c6a" style:font-weight-asian="normal" style:font-weight-complex="normal"/>
    </style:style>
    <style:style style:name="P146" style:family="paragraph" style:parent-style-name="Standard">
      <style:text-properties fo:font-weight="normal" officeooo:rsid="00417b57" officeooo:paragraph-rsid="00759c6a" style:font-weight-asian="normal" style:font-weight-complex="normal"/>
    </style:style>
    <style:style style:name="P147" style:family="paragraph" style:parent-style-name="Standard">
      <style:text-properties fo:font-weight="normal" officeooo:rsid="009e7a2e" officeooo:paragraph-rsid="009e7a2e" style:font-weight-asian="normal" style:font-weight-complex="normal"/>
    </style:style>
    <style:style style:name="P148" style:family="paragraph" style:parent-style-name="Standard">
      <style:text-properties fo:font-weight="normal" officeooo:rsid="0117314b" officeooo:paragraph-rsid="0117314b" style:font-weight-asian="normal" style:font-weight-complex="normal"/>
    </style:style>
    <style:style style:name="P149" style:family="paragraph" style:parent-style-name="Standard">
      <style:text-properties fo:font-weight="normal" officeooo:rsid="0090d8c9" officeooo:paragraph-rsid="00f53efd"/>
    </style:style>
    <style:style style:name="P150" style:family="paragraph" style:parent-style-name="Standard">
      <style:text-properties fo:font-weight="normal" officeooo:rsid="003a1df5" officeooo:paragraph-rsid="00ecf324"/>
    </style:style>
    <style:style style:name="P151" style:family="paragraph" style:parent-style-name="Standard">
      <style:text-properties officeooo:rsid="00369a6c" officeooo:paragraph-rsid="00e3027b"/>
    </style:style>
    <style:style style:name="P152" style:family="paragraph" style:parent-style-name="Standard">
      <style:paragraph-properties fo:text-align="justify" style:justify-single-word="false"/>
      <style:text-properties officeooo:rsid="0032dd66" officeooo:paragraph-rsid="00dad2f2"/>
    </style:style>
    <style:style style:name="P153" style:family="paragraph" style:parent-style-name="Standard">
      <style:text-properties fo:font-style="italic" style:text-underline-style="none" fo:font-weight="normal" officeooo:rsid="00cf05f7" officeooo:paragraph-rsid="00cf05f7" fo:background-color="#ffffff" style:font-style-asian="italic" style:font-weight-asian="normal" style:font-style-complex="italic" style:font-weight-complex="normal"/>
    </style:style>
    <style:style style:name="P154" style:family="paragraph" style:parent-style-name="Standard">
      <style:text-properties fo:font-style="italic" style:text-underline-style="none" fo:font-weight="normal" officeooo:rsid="008fe033" officeooo:paragraph-rsid="00dc0a77" style:font-style-asian="italic" style:font-weight-asian="normal" style:font-style-complex="italic" style:font-weight-complex="normal"/>
    </style:style>
    <style:style style:name="P155" style:family="paragraph" style:parent-style-name="Standard">
      <style:text-properties fo:font-style="italic" style:text-underline-style="none" fo:font-weight="normal" officeooo:rsid="00f056cd" officeooo:paragraph-rsid="00f056cd" style:font-style-asian="italic" style:font-weight-asian="normal" style:font-style-complex="italic" style:font-weight-complex="normal"/>
    </style:style>
    <style:style style:name="P156" style:family="paragraph" style:parent-style-name="Standard">
      <style:text-properties fo:font-style="italic" style:text-underline-style="none" fo:font-weight="normal" officeooo:rsid="00f2ba36" officeooo:paragraph-rsid="00f2ba36" style:font-style-asian="italic" style:font-weight-asian="normal" style:font-style-complex="italic" style:font-weight-complex="normal"/>
    </style:style>
    <style:style style:name="P157" style:family="paragraph" style:parent-style-name="Standard">
      <style:text-properties fo:font-style="italic" style:text-underline-style="none" fo:font-weight="normal" officeooo:rsid="0058a570" officeooo:paragraph-rsid="00759c6a" style:font-style-asian="italic" style:font-weight-asian="normal" style:font-style-complex="italic" style:font-weight-complex="normal"/>
    </style:style>
    <style:style style:name="P158" style:family="paragraph" style:parent-style-name="Standard">
      <style:text-properties fo:font-style="italic" style:text-underline-style="none" fo:font-weight="normal" officeooo:rsid="0094f43a" officeooo:paragraph-rsid="010ebbbb" style:font-style-asian="italic" style:font-weight-asian="normal" style:font-style-complex="italic" style:font-weight-complex="normal"/>
    </style:style>
    <style:style style:name="P159" style:family="paragraph" style:parent-style-name="Standard">
      <style:text-properties fo:font-style="italic" style:text-underline-style="none" fo:font-weight="normal" officeooo:rsid="0095f1fb" officeooo:paragraph-rsid="0113b093" style:font-style-asian="italic" style:font-weight-asian="normal" style:font-style-complex="italic" style:font-weight-complex="normal"/>
    </style:style>
    <style:style style:name="P160" style:family="paragraph" style:parent-style-name="Standard">
      <style:paragraph-properties fo:text-align="justify" style:justify-single-word="false"/>
      <style:text-properties fo:font-style="italic" officeooo:rsid="0031c1e7" officeooo:paragraph-rsid="005415f3" style:font-style-asian="italic" style:font-style-complex="italic"/>
    </style:style>
    <style:style style:name="P161" style:family="paragraph" style:parent-style-name="Standard">
      <style:paragraph-properties fo:text-align="justify" style:justify-single-word="false"/>
      <style:text-properties fo:font-style="italic" officeooo:rsid="00d09090" officeooo:paragraph-rsid="00dad2f2" style:font-style-asian="italic" style:font-style-complex="italic"/>
    </style:style>
    <style:style style:name="P162" style:family="paragraph" style:parent-style-name="Standard">
      <style:text-properties fo:font-style="italic" officeooo:rsid="00df76e6" officeooo:paragraph-rsid="00df76e6" style:font-style-asian="italic" style:font-style-complex="italic"/>
    </style:style>
    <style:style style:name="P163" style:family="paragraph" style:parent-style-name="Standard">
      <style:text-properties fo:font-style="italic" officeooo:rsid="00395920" officeooo:paragraph-rsid="00ea2597" style:font-style-asian="italic" style:font-style-complex="italic"/>
    </style:style>
    <style:style style:name="P164" style:family="paragraph" style:parent-style-name="Standard">
      <style:text-properties fo:font-style="italic" officeooo:rsid="00369a6c" officeooo:paragraph-rsid="00e3027b" style:font-style-asian="italic" style:font-style-complex="italic"/>
    </style:style>
    <style:style style:name="P165" style:family="paragraph" style:parent-style-name="Standard">
      <style:text-properties fo:font-style="italic" officeooo:rsid="001e42e9" officeooo:paragraph-rsid="010518bd" style:font-style-asian="italic" style:font-style-complex="italic"/>
    </style:style>
    <style:style style:name="P166" style:family="paragraph" style:parent-style-name="Standard">
      <style:text-properties fo:font-style="italic" officeooo:rsid="001e42e9" officeooo:paragraph-rsid="010e6100" style:font-style-asian="italic" style:font-style-complex="italic"/>
    </style:style>
    <style:style style:name="P167" style:family="paragraph" style:parent-style-name="Standard">
      <style:paragraph-properties fo:text-align="justify" style:justify-single-word="false"/>
      <style:text-properties fo:font-style="italic" officeooo:rsid="002eda25" officeooo:paragraph-rsid="01086440" style:font-style-asian="italic" style:font-style-complex="italic"/>
    </style:style>
    <style:style style:name="P168" style:family="paragraph" style:parent-style-name="Standard">
      <style:text-properties fo:font-style="italic" officeooo:rsid="0114bb34" officeooo:paragraph-rsid="0114bb34" style:font-style-asian="italic" style:font-style-complex="italic"/>
    </style:style>
    <style:style style:name="P169" style:family="paragraph" style:parent-style-name="Standard">
      <style:text-properties fo:font-style="italic" officeooo:rsid="00786bdc" officeooo:paragraph-rsid="0114bb34" style:font-style-asian="italic" style:font-style-complex="italic"/>
    </style:style>
    <style:style style:name="P170" style:family="paragraph" style:parent-style-name="Standard">
      <style:text-properties fo:font-style="italic" fo:font-weight="normal" officeooo:rsid="004036be" officeooo:paragraph-rsid="00e6b886" style:font-style-asian="italic" style:font-weight-asian="normal" style:font-style-complex="italic" style:font-weight-complex="normal"/>
    </style:style>
    <style:style style:name="P171" style:family="paragraph" style:parent-style-name="Standard">
      <style:text-properties fo:font-style="italic" fo:font-weight="normal" officeooo:rsid="0102ed14" officeooo:paragraph-rsid="0102ed14" style:font-style-asian="italic" style:font-weight-asian="normal" style:font-style-complex="italic" style:font-weight-complex="normal"/>
    </style:style>
    <style:style style:name="P172" style:family="paragraph" style:parent-style-name="Standard">
      <style:paragraph-properties fo:text-align="justify" style:justify-single-word="false"/>
      <style:text-properties fo:font-weight="bold" officeooo:rsid="001f3c72" officeooo:paragraph-rsid="00ddb617" style:font-weight-asian="bold" style:font-weight-complex="bold"/>
    </style:style>
    <style:style style:name="P173" style:family="paragraph" style:parent-style-name="Standard">
      <style:text-properties fo:font-weight="bold" officeooo:rsid="001ce623" officeooo:paragraph-rsid="00ecf324" style:font-weight-asian="bold" style:font-weight-complex="bold"/>
    </style:style>
    <style:style style:name="P174" style:family="paragraph" style:parent-style-name="Standard">
      <style:text-properties officeooo:rsid="007c92cd" officeooo:paragraph-rsid="00dc0a77"/>
    </style:style>
    <style:style style:name="P175" style:family="paragraph" style:parent-style-name="Standard">
      <style:text-properties officeooo:rsid="007c92cd" officeooo:paragraph-rsid="007c92cd"/>
    </style:style>
    <style:style style:name="P176" style:family="paragraph" style:parent-style-name="Standard">
      <style:text-properties officeooo:rsid="00395920" officeooo:paragraph-rsid="00dc0a77"/>
    </style:style>
    <style:style style:name="P177" style:family="paragraph" style:parent-style-name="Standard">
      <style:text-properties officeooo:rsid="00395920" officeooo:paragraph-rsid="00e81130"/>
    </style:style>
    <style:style style:name="P178" style:family="paragraph" style:parent-style-name="Standard">
      <style:paragraph-properties fo:text-align="justify" style:justify-single-word="false"/>
      <style:text-properties officeooo:rsid="0031c1e7" officeooo:paragraph-rsid="00e4693b"/>
    </style:style>
    <style:style style:name="P179" style:family="paragraph" style:parent-style-name="Standard">
      <style:paragraph-properties fo:text-align="justify" style:justify-single-word="false"/>
      <style:text-properties fo:color="#000000" fo:font-size="12pt" style:text-underline-style="solid" style:text-underline-width="auto" style:text-underline-color="font-color" fo:font-weight="bold" officeooo:rsid="00b74bb5" officeooo:paragraph-rsid="00ddb617" style:font-size-asian="12pt" style:font-weight-asian="bold" style:font-size-complex="12pt" style:font-weight-complex="bold"/>
    </style:style>
    <style:style style:name="P180" style:family="paragraph" style:parent-style-name="Standard">
      <style:paragraph-properties fo:text-align="justify" style:justify-single-word="false"/>
      <style:text-properties fo:color="#000000" fo:font-size="12pt" style:text-underline-style="solid" style:text-underline-width="auto" style:text-underline-color="font-color" fo:font-weight="bold" officeooo:rsid="00b74bb5" officeooo:paragraph-rsid="00f61273" style:font-size-asian="12pt" style:font-weight-asian="bold" style:font-size-complex="12pt" style:font-weight-complex="bold"/>
    </style:style>
    <style:style style:name="P181" style:family="paragraph" style:parent-style-name="Standard">
      <style:paragraph-properties fo:text-align="justify" style:justify-single-word="false"/>
      <style:text-properties fo:color="#000000" fo:font-size="12pt" style:text-underline-style="solid" style:text-underline-width="auto" style:text-underline-color="font-color" fo:font-weight="bold" officeooo:rsid="00b74bb5" officeooo:paragraph-rsid="00fb0103" style:font-size-asian="12pt" style:font-weight-asian="bold" style:font-size-complex="12pt" style:font-weight-complex="bold"/>
    </style:style>
    <style:style style:name="P182" style:family="paragraph" style:parent-style-name="Standard">
      <style:paragraph-properties fo:text-align="justify" style:justify-single-word="false"/>
      <style:text-properties officeooo:rsid="001f3c72" officeooo:paragraph-rsid="006ea488"/>
    </style:style>
    <style:style style:name="P183" style:family="paragraph" style:parent-style-name="Standard">
      <style:text-properties officeooo:rsid="003a1df5" officeooo:paragraph-rsid="00ecf324"/>
    </style:style>
    <style:style style:name="P184" style:family="paragraph" style:parent-style-name="Standard">
      <style:paragraph-properties fo:text-align="justify" style:justify-single-word="false"/>
      <style:text-properties officeooo:rsid="003a1df5" officeooo:paragraph-rsid="00ecf324"/>
    </style:style>
    <style:style style:name="P185" style:family="paragraph" style:parent-style-name="Standard">
      <style:text-properties officeooo:rsid="003a1df5" officeooo:paragraph-rsid="00fabad6"/>
    </style:style>
    <style:style style:name="P186" style:family="paragraph" style:parent-style-name="Standard">
      <style:text-properties officeooo:rsid="006ea488" officeooo:paragraph-rsid="00ecf324"/>
    </style:style>
    <style:style style:name="P187" style:family="paragraph" style:parent-style-name="Standard">
      <style:text-properties officeooo:rsid="006ea488" officeooo:paragraph-rsid="00f61273"/>
    </style:style>
    <style:style style:name="P188"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style:text-underline-style="none" fo:font-weight="normal" officeooo:rsid="0031b945" officeooo:paragraph-rsid="00f53efd" fo:background-color="#ffffff" style:font-size-asian="12pt" style:font-weight-asian="normal" style:font-size-complex="12pt" style:font-weight-complex="normal"/>
    </style:style>
    <style:style style:name="P189"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style:text-underline-style="none" fo:font-weight="normal" officeooo:rsid="0031b945" officeooo:paragraph-rsid="00fabad6" fo:background-color="#ffffff" style:font-size-asian="12pt" style:font-weight-asian="normal" style:font-size-complex="12pt" style:font-weight-complex="normal"/>
    </style:style>
    <style:style style:name="P190"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style:text-underline-style="none" fo:font-weight="normal" officeooo:rsid="0031b945" officeooo:paragraph-rsid="00fb84b2" fo:background-color="#ffffff" style:font-size-asian="12pt" style:font-weight-asian="normal" style:font-size-complex="12pt" style:font-weight-complex="normal"/>
    </style:style>
    <style:style style:name="P191"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style:text-underline-style="none" fo:font-weight="normal" officeooo:rsid="0031b945" officeooo:paragraph-rsid="00fd211a" fo:background-color="#ffffff" style:font-size-asian="12pt" style:font-weight-asian="normal" style:font-size-complex="12pt" style:font-weight-complex="normal"/>
    </style:style>
    <style:style style:name="P192"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style:text-underline-style="none" fo:font-weight="normal" officeooo:rsid="0031b945" officeooo:paragraph-rsid="0101ab3c" fo:background-color="#ffffff" style:font-size-asian="12pt" style:font-weight-asian="normal" style:font-size-complex="12pt" style:font-weight-complex="normal"/>
    </style:style>
    <style:style style:name="P193"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style:text-underline-style="none" fo:font-weight="normal" officeooo:rsid="0031b945" officeooo:paragraph-rsid="010518bd" fo:background-color="#ffffff" style:font-size-asian="12pt" style:font-weight-asian="normal" style:font-size-complex="12pt" style:font-weight-complex="normal"/>
    </style:style>
    <style:style style:name="P194"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style:text-underline-style="none" fo:font-weight="normal" officeooo:rsid="0031b945" officeooo:paragraph-rsid="010ceff5" fo:background-color="#ffffff" style:font-size-asian="12pt" style:font-weight-asian="normal" style:font-size-complex="12pt" style:font-weight-complex="normal"/>
    </style:style>
    <style:style style:name="P195"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style:text-underline-style="none" fo:font-weight="normal" officeooo:rsid="0031b945" officeooo:paragraph-rsid="0111ce41" fo:background-color="#ffffff" style:font-size-asian="12pt" style:font-weight-asian="normal" style:font-size-complex="12pt" style:font-weight-complex="normal"/>
    </style:style>
    <style:style style:name="P196" style:family="paragraph" style:parent-style-name="Standard">
      <style:paragraph-properties fo:text-align="justify" style:justify-single-word="false"/>
      <style:text-properties fo:font-variant="normal" fo:text-transform="none" fo:color="#000000" style:font-name="Liberation Serif" fo:font-size="12pt" fo:letter-spacing="normal" fo:font-style="italic" style:text-underline-style="none" fo:font-weight="normal" officeooo:rsid="0031b945" officeooo:paragraph-rsid="00f53efd" fo:background-color="#ffffff" style:font-size-asian="12pt" style:font-style-asian="italic" style:font-weight-asian="normal" style:font-size-complex="12pt" style:font-style-complex="italic" style:font-weight-complex="normal"/>
    </style:style>
    <style:style style:name="P197" style:family="paragraph" style:parent-style-name="Standard">
      <style:paragraph-properties fo:text-align="justify" style:justify-single-word="false"/>
      <style:text-properties officeooo:rsid="001e42e9" officeooo:paragraph-rsid="00759c6a"/>
    </style:style>
    <style:style style:name="P198" style:family="paragraph" style:parent-style-name="Standard">
      <style:paragraph-properties fo:text-align="justify" style:justify-single-word="false"/>
      <style:text-properties officeooo:rsid="001e42e9" officeooo:paragraph-rsid="0106594a"/>
    </style:style>
    <style:style style:name="P199" style:family="paragraph" style:parent-style-name="Standard">
      <style:text-properties style:font-name="Liberation Serif" fo:font-size="12pt" fo:font-weight="normal" officeooo:rsid="00c55c97" officeooo:paragraph-rsid="00ff299e" fo:background-color="#ffffff" style:font-size-asian="12pt" style:font-weight-asian="normal" style:font-size-complex="12pt" style:font-weight-complex="normal"/>
    </style:style>
    <style:style style:name="P200" style:family="paragraph" style:parent-style-name="Standard">
      <style:text-properties officeooo:rsid="001e6de5" officeooo:paragraph-rsid="00ffe29f"/>
    </style:style>
    <style:style style:name="P201" style:family="paragraph" style:parent-style-name="Standard">
      <style:paragraph-properties fo:text-align="justify" style:justify-single-word="false"/>
      <style:text-properties officeooo:rsid="002b7f0c" officeooo:paragraph-rsid="01068c60"/>
    </style:style>
    <style:style style:name="P202" style:family="paragraph" style:parent-style-name="Standard">
      <style:paragraph-properties fo:text-align="justify" style:justify-single-word="false"/>
      <style:text-properties officeooo:rsid="002c6316" officeooo:paragraph-rsid="01068c60"/>
    </style:style>
    <style:style style:name="P203" style:family="paragraph" style:parent-style-name="Standard">
      <style:text-properties officeooo:rsid="003cbe38" officeooo:paragraph-rsid="01107b56"/>
    </style:style>
    <style:style style:name="P204" style:family="paragraph" style:parent-style-name="Standard">
      <style:text-properties officeooo:rsid="00251a76" officeooo:paragraph-rsid="0115862e"/>
    </style:style>
    <style:style style:name="P205" style:family="paragraph" style:parent-style-name="Standard">
      <style:paragraph-properties fo:margin-left="0cm" fo:margin-right="0cm" fo:text-align="justify" style:justify-single-word="false" fo:text-indent="0cm" style:auto-text-indent="false"/>
      <style:text-properties officeooo:rsid="008fe033" officeooo:paragraph-rsid="00dc0a77"/>
    </style:style>
    <style:style style:name="P206" style:family="paragraph" style:parent-style-name="Standard">
      <style:paragraph-properties fo:margin-left="0cm" fo:margin-right="0cm" fo:text-align="justify" style:justify-single-word="false" fo:text-indent="0cm" style:auto-text-indent="false"/>
      <style:text-properties fo:font-size="12pt" style:text-underline-style="solid" style:text-underline-width="auto" style:text-underline-color="font-color" officeooo:rsid="00936323" officeooo:paragraph-rsid="00dc0a77" style:font-size-asian="12pt" style:font-size-complex="12pt"/>
    </style:style>
    <style:style style:name="P207" style:family="paragraph" style:parent-style-name="List_20_Paragraph" style:list-style-name="WWNum1">
      <style:paragraph-properties fo:margin-left="0cm" fo:margin-right="0cm" fo:text-align="justify" style:justify-single-word="false" fo:text-indent="0cm" style:auto-text-indent="false"/>
      <style:text-properties fo:font-size="12pt" style:text-underline-style="none" fo:font-weight="normal" officeooo:rsid="005d81d4" officeooo:paragraph-rsid="00dad2f2" style:font-size-asian="12pt" style:font-weight-asian="normal" style:font-size-complex="12pt" style:font-weight-complex="normal"/>
    </style:style>
    <style:style style:name="P208" style:family="paragraph" style:parent-style-name="List_20_Paragraph" style:list-style-name="WWNum1">
      <style:paragraph-properties fo:margin-left="0cm" fo:margin-right="0cm" fo:text-align="justify" style:justify-single-word="false" fo:text-indent="0cm" style:auto-text-indent="false"/>
      <style:text-properties fo:font-size="12pt" style:text-underline-style="none" fo:font-weight="normal" officeooo:rsid="00667943" officeooo:paragraph-rsid="00dad2f2" style:font-size-asian="12pt" style:font-weight-asian="normal" style:font-size-complex="12pt" style:font-weight-complex="normal"/>
    </style:style>
    <style:style style:name="P209" style:family="paragraph" style:parent-style-name="List_20_Paragraph" style:list-style-name="WWNum1">
      <style:paragraph-properties fo:margin-left="0cm" fo:margin-right="0cm" fo:text-align="justify" style:justify-single-word="false" fo:text-indent="0cm" style:auto-text-indent="false"/>
      <style:text-properties fo:font-size="12pt" style:text-underline-style="none" fo:font-weight="normal" officeooo:rsid="00d22ede" officeooo:paragraph-rsid="00dc0a77" fo:background-color="#ffffff" style:font-size-asian="12pt" style:font-weight-asian="normal" style:font-size-complex="12pt" style:font-weight-complex="normal"/>
    </style:style>
    <style:style style:name="P210" style:family="paragraph" style:parent-style-name="List_20_Paragraph" style:list-style-name="WWNum1">
      <style:paragraph-properties fo:margin-left="0cm" fo:margin-right="0cm" fo:text-align="justify" style:justify-single-word="false" fo:text-indent="0cm" style:auto-text-indent="false"/>
      <style:text-properties fo:font-size="12pt" style:text-underline-style="none" fo:font-weight="normal" officeooo:rsid="005d81d4" officeooo:paragraph-rsid="00dc0a77" fo:background-color="#ffffff" style:font-size-asian="12pt" style:font-weight-asian="normal" style:font-size-complex="12pt" style:font-weight-complex="normal"/>
    </style:style>
    <style:style style:name="P211" style:family="paragraph" style:parent-style-name="List_20_Paragraph" style:list-style-name="WWNum1">
      <style:paragraph-properties fo:margin-left="0cm" fo:margin-right="0cm" fo:text-align="justify" style:justify-single-word="false" fo:text-indent="0cm" style:auto-text-indent="false"/>
      <style:text-properties fo:font-size="12pt" fo:font-style="italic" style:text-underline-style="none" fo:font-weight="normal" officeooo:rsid="00d22ede" officeooo:paragraph-rsid="00dc0a77" fo:background-color="#ffffff" style:font-size-asian="12pt" style:font-style-asian="italic" style:font-weight-asian="normal" style:font-size-complex="12pt" style:font-style-complex="italic" style:font-weight-complex="normal"/>
    </style:style>
    <style:style style:name="P212" style:family="paragraph" style:parent-style-name="List_20_Paragraph">
      <style:paragraph-properties fo:margin-left="0cm" fo:margin-right="0cm" fo:text-align="justify" style:justify-single-word="false" fo:text-indent="0cm" style:auto-text-indent="false"/>
      <style:text-properties officeooo:rsid="0064fd70" officeooo:paragraph-rsid="00dc0a77"/>
    </style:style>
    <style:style style:name="P213" style:family="paragraph" style:parent-style-name="List_20_Paragraph" style:list-style-name="WWNum1">
      <style:paragraph-properties fo:margin-left="0cm" fo:margin-right="0cm" fo:text-align="justify" style:justify-single-word="false" fo:text-indent="0cm" style:auto-text-indent="false"/>
      <style:text-properties style:font-name="Liberation Serif" fo:font-size="12pt" style:text-underline-style="none" fo:font-weight="normal" officeooo:rsid="005d81d4" officeooo:paragraph-rsid="00dad2f2"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officeooo:rsid="0029f77d" style:font-weight-asian="bold" style:font-weight-complex="bold"/>
    </style:style>
    <style:style style:name="T3" style:family="text">
      <style:text-properties fo:font-weight="bold" officeooo:rsid="00463a8e" style:font-weight-asian="bold" style:font-weight-complex="bold"/>
    </style:style>
    <style:style style:name="T4" style:family="text">
      <style:text-properties fo:font-weight="bold" officeooo:rsid="00759c6a" style:font-weight-asian="bold" style:font-weight-complex="bold"/>
    </style:style>
    <style:style style:name="T5" style:family="text">
      <style:text-properties fo:font-weight="bold" officeooo:rsid="008e416c" style:font-weight-asian="bold" style:font-weight-complex="bold"/>
    </style:style>
    <style:style style:name="T6" style:family="text">
      <style:text-properties fo:font-weight="bold" officeooo:rsid="00a8770c" style:font-weight-asian="bold" style:font-weight-complex="bold"/>
    </style:style>
    <style:style style:name="T7" style:family="text">
      <style:text-properties fo:font-weight="bold" officeooo:rsid="00d8bc24" style:font-weight-asian="bold" style:font-weight-complex="bold"/>
    </style:style>
    <style:style style:name="T8" style:family="text">
      <style:text-properties fo:font-weight="bold" officeooo:rsid="00da4b3e" style:font-weight-asian="bold" style:font-weight-complex="bold"/>
    </style:style>
    <style:style style:name="T9" style:family="text">
      <style:text-properties fo:font-weight="bold" officeooo:rsid="00e3027b" style:font-weight-asian="bold" style:font-weight-complex="bold"/>
    </style:style>
    <style:style style:name="T10" style:family="text">
      <style:text-properties fo:font-weight="bold" officeooo:rsid="00e6b886" style:font-weight-asian="bold" style:font-weight-complex="bold"/>
    </style:style>
    <style:style style:name="T11" style:family="text">
      <style:text-properties fo:font-weight="bold" officeooo:rsid="00ea2597" style:font-weight-asian="bold" style:font-weight-complex="bold"/>
    </style:style>
    <style:style style:name="T12" style:family="text">
      <style:text-properties fo:font-weight="bold" officeooo:rsid="00bb64ef" style:font-weight-asian="bold" style:font-weight-complex="bold"/>
    </style:style>
    <style:style style:name="T13" style:family="text">
      <style:text-properties fo:font-weight="bold" officeooo:rsid="00706075" style:font-weight-asian="bold" style:font-weight-complex="bold"/>
    </style:style>
    <style:style style:name="T14" style:family="text">
      <style:text-properties fo:font-weight="bold" officeooo:rsid="00ecf324" style:font-weight-asian="bold" style:font-weight-complex="bold"/>
    </style:style>
    <style:style style:name="T15" style:family="text">
      <style:text-properties fo:font-weight="bold" officeooo:rsid="00f15bfb" style:font-weight-asian="bold" style:font-weight-complex="bold"/>
    </style:style>
    <style:style style:name="T16" style:family="text">
      <style:text-properties fo:font-weight="bold" officeooo:rsid="00f17f89" style:font-weight-asian="bold" style:font-weight-complex="bold"/>
    </style:style>
    <style:style style:name="T17" style:family="text">
      <style:text-properties fo:font-weight="bold" officeooo:rsid="0090d8c9" style:font-weight-asian="bold" style:font-weight-complex="bold"/>
    </style:style>
    <style:style style:name="T18" style:family="text">
      <style:text-properties fo:font-weight="bold" officeooo:rsid="00f36b11" style:font-weight-asian="bold" style:font-weight-complex="bold"/>
    </style:style>
    <style:style style:name="T19" style:family="text">
      <style:text-properties fo:font-weight="bold" officeooo:rsid="00ae04b5" style:font-weight-asian="bold" style:font-weight-complex="bold"/>
    </style:style>
    <style:style style:name="T20" style:family="text">
      <style:text-properties fo:font-weight="bold" officeooo:rsid="010518bd" style:font-weight-asian="bold" style:font-weight-complex="bold"/>
    </style:style>
    <style:style style:name="T21" style:family="text">
      <style:text-properties fo:font-weight="bold" officeooo:rsid="01086440" style:font-weight-asian="bold" style:font-weight-complex="bold"/>
    </style:style>
    <style:style style:name="T22" style:family="text">
      <style:text-properties fo:font-weight="bold" officeooo:rsid="010e6100" style:font-weight-asian="bold" style:font-weight-complex="bold"/>
    </style:style>
    <style:style style:name="T23" style:family="text">
      <style:text-properties fo:font-weight="bold" officeooo:rsid="010ebbbb" style:font-weight-asian="bold" style:font-weight-complex="bold"/>
    </style:style>
    <style:style style:name="T24" style:family="text">
      <style:text-properties fo:font-weight="bold" officeooo:rsid="010eedeb" style:font-weight-asian="bold" style:font-weight-complex="bold"/>
    </style:style>
    <style:style style:name="T25" style:family="text">
      <style:text-properties fo:font-weight="bold" officeooo:rsid="0113b093" style:font-weight-asian="bold" style:font-weight-complex="bold"/>
    </style:style>
    <style:style style:name="T26" style:family="text">
      <style:text-properties fo:font-weight="bold" officeooo:rsid="0114bb34" style:font-weight-asian="bold" style:font-weight-complex="bold"/>
    </style:style>
    <style:style style:name="T27" style:family="text">
      <style:text-properties fo:font-weight="bold" officeooo:rsid="0115862e" style:font-weight-asian="bold" style:font-weight-complex="bold"/>
    </style:style>
    <style:style style:name="T28" style:family="text">
      <style:text-properties officeooo:rsid="001e42e9"/>
    </style:style>
    <style:style style:name="T29" style:family="text">
      <style:text-properties fo:font-weight="normal" style:font-weight-asian="normal" style:font-weight-complex="normal"/>
    </style:style>
    <style:style style:name="T30" style:family="text">
      <style:text-properties fo:font-weight="normal" officeooo:rsid="001e42e9" style:font-weight-asian="normal" style:font-weight-complex="normal"/>
    </style:style>
    <style:style style:name="T31" style:family="text">
      <style:text-properties fo:font-weight="normal" officeooo:rsid="001fc655" style:font-weight-asian="normal" style:font-weight-complex="normal"/>
    </style:style>
    <style:style style:name="T32" style:family="text">
      <style:text-properties fo:font-weight="normal" officeooo:rsid="0020292a" style:font-weight-asian="normal" style:font-weight-complex="normal"/>
    </style:style>
    <style:style style:name="T33" style:family="text">
      <style:text-properties fo:font-weight="normal" officeooo:rsid="002c6316" style:font-weight-asian="normal" style:font-weight-complex="normal"/>
    </style:style>
    <style:style style:name="T34" style:family="text">
      <style:text-properties fo:font-weight="normal" officeooo:rsid="002de7ba" style:font-weight-asian="normal" style:font-weight-complex="normal"/>
    </style:style>
    <style:style style:name="T35" style:family="text">
      <style:text-properties fo:font-weight="normal" officeooo:rsid="004fb9f8" style:font-weight-asian="normal" style:font-weight-complex="normal"/>
    </style:style>
    <style:style style:name="T36" style:family="text">
      <style:text-properties fo:font-weight="normal" officeooo:rsid="007c92cd" style:font-weight-asian="normal" style:font-weight-complex="normal"/>
    </style:style>
    <style:style style:name="T37" style:family="text">
      <style:text-properties fo:font-weight="normal" officeooo:rsid="00adbc25" style:font-weight-asian="normal" style:font-weight-complex="normal"/>
    </style:style>
    <style:style style:name="T38" style:family="text">
      <style:text-properties fo:font-weight="normal" officeooo:rsid="01068c60" style:font-weight-asian="normal" style:font-weight-complex="normal"/>
    </style:style>
    <style:style style:name="T39" style:family="text">
      <style:text-properties fo:font-weight="normal" officeooo:rsid="002eda25" style:font-weight-asian="normal" style:font-weight-complex="normal"/>
    </style:style>
    <style:style style:name="T40" style:family="text">
      <style:text-properties fo:font-weight="normal" officeooo:rsid="01086440" style:font-weight-asian="normal" style:font-weight-complex="normal"/>
    </style:style>
    <style:style style:name="T41" style:family="text">
      <style:text-properties fo:font-weight="normal" officeooo:rsid="010e6100" style:font-weight-asian="normal" style:font-weight-complex="normal"/>
    </style:style>
    <style:style style:name="T42" style:family="text">
      <style:text-properties fo:font-weight="normal" fo:background-color="transparent" loext:char-shading-value="0" style:font-weight-asian="normal" style:font-weight-complex="normal"/>
    </style:style>
    <style:style style:name="T43" style:family="text">
      <style:text-properties fo:font-weight="normal" officeooo:rsid="0079f27c" fo:background-color="transparent" loext:char-shading-value="0" style:font-weight-asian="normal" style:font-weight-complex="normal"/>
    </style:style>
    <style:style style:name="T44" style:family="text">
      <style:text-properties fo:font-weight="normal" officeooo:rsid="007bcde7" fo:background-color="transparent" loext:char-shading-value="0" style:font-weight-asian="normal" style:font-weight-complex="normal"/>
    </style:style>
    <style:style style:name="T45" style:family="text">
      <style:text-properties officeooo:rsid="001e6de5"/>
    </style:style>
    <style:style style:name="T46" style:family="text">
      <style:text-properties fo:font-style="italic" style:font-style-asian="italic" style:font-style-complex="italic"/>
    </style:style>
    <style:style style:name="T47" style:family="text">
      <style:text-properties fo:font-style="italic" officeooo:rsid="001e6de5" style:font-style-asian="italic" style:font-style-complex="italic"/>
    </style:style>
    <style:style style:name="T48" style:family="text">
      <style:text-properties fo:font-style="italic" officeooo:rsid="001e42e9" style:font-style-asian="italic" style:font-style-complex="italic"/>
    </style:style>
    <style:style style:name="T49" style:family="text">
      <style:text-properties fo:font-style="italic" officeooo:rsid="005cc446" style:font-style-asian="italic" style:font-style-complex="italic"/>
    </style:style>
    <style:style style:name="T50" style:family="text">
      <style:text-properties fo:font-style="italic" officeooo:rsid="0095f1fb" style:font-style-asian="italic" style:font-style-complex="italic"/>
    </style:style>
    <style:style style:name="T51" style:family="text">
      <style:text-properties fo:font-style="italic" officeooo:rsid="009d9d3b" style:font-style-asian="italic" style:font-style-complex="italic"/>
    </style:style>
    <style:style style:name="T52" style:family="text">
      <style:text-properties fo:font-style="italic" officeooo:rsid="00a37ba0" style:font-style-asian="italic" style:font-style-complex="italic"/>
    </style:style>
    <style:style style:name="T53" style:family="text">
      <style:text-properties fo:font-style="italic" officeooo:rsid="00d26fe5" style:font-style-asian="italic" style:font-style-complex="italic"/>
    </style:style>
    <style:style style:name="T54" style:family="text">
      <style:text-properties fo:font-style="italic" officeooo:rsid="00fabad6" style:font-style-asian="italic" style:font-style-complex="italic"/>
    </style:style>
    <style:style style:name="T55" style:family="text">
      <style:text-properties fo:font-style="italic" officeooo:rsid="00ffe29f" style:font-style-asian="italic" style:font-style-complex="italic"/>
    </style:style>
    <style:style style:name="T56" style:family="text">
      <style:text-properties fo:font-style="italic" officeooo:rsid="0101e123" style:font-style-asian="italic" style:font-style-complex="italic"/>
    </style:style>
    <style:style style:name="T57" style:family="text">
      <style:text-properties fo:font-style="italic" officeooo:rsid="010ebbbb" style:font-style-asian="italic" style:font-style-complex="italic"/>
    </style:style>
    <style:style style:name="T58" style:family="text">
      <style:text-properties fo:font-style="italic" officeooo:rsid="0113b093" style:font-style-asian="italic" style:font-style-complex="italic"/>
    </style:style>
    <style:style style:name="T59" style:family="text">
      <style:text-properties fo:font-style="italic" officeooo:rsid="0102ed14" style:font-style-asian="italic" style:font-style-complex="italic"/>
    </style:style>
    <style:style style:name="T60" style:family="text">
      <style:text-properties fo:font-style="italic" officeooo:rsid="001e42e9" style:font-style-asian="italic" style:font-name-complex="Droid Sans" style:font-style-complex="italic"/>
    </style:style>
    <style:style style:name="T61" style:family="text">
      <style:text-properties fo:font-style="italic" fo:font-weight="normal" style:font-style-asian="italic" style:font-weight-asian="normal" style:font-style-complex="italic" style:font-weight-complex="normal"/>
    </style:style>
    <style:style style:name="T62" style:family="text">
      <style:text-properties fo:font-style="italic" fo:font-weight="normal" officeooo:rsid="001e42e9" style:font-style-asian="italic" style:font-weight-asian="normal" style:font-style-complex="italic" style:font-weight-complex="normal"/>
    </style:style>
    <style:style style:name="T63" style:family="text">
      <style:text-properties fo:font-style="italic" fo:font-weight="normal" officeooo:rsid="01068c60" style:font-style-asian="italic" style:font-weight-asian="normal" style:font-style-complex="italic" style:font-weight-complex="normal"/>
    </style:style>
    <style:style style:name="T64" style:family="text">
      <style:text-properties fo:font-style="italic" fo:font-weight="normal" officeooo:rsid="0114bb34" style:font-style-asian="italic" style:font-weight-asian="normal" style:font-style-complex="italic" style:font-weight-complex="normal"/>
    </style:style>
    <style:style style:name="T65" style:family="text">
      <style:text-properties fo:font-style="italic" fo:font-weight="normal" officeooo:rsid="0115862e" style:font-style-asian="italic" style:font-weight-asian="normal" style:font-style-complex="italic" style:font-weight-complex="normal"/>
    </style:style>
    <style:style style:name="T66" style:family="text">
      <style:text-properties fo:font-style="italic" fo:font-weight="bold" style:font-style-asian="italic" style:font-weight-asian="bold" style:font-style-complex="italic" style:font-weight-complex="bold"/>
    </style:style>
    <style:style style:name="T67" style:family="text">
      <style:text-properties fo:font-style="italic" fo:font-weight="bold" officeooo:rsid="00fabad6" style:font-style-asian="italic" style:font-weight-asian="bold" style:font-style-complex="italic" style:font-weight-complex="bold"/>
    </style:style>
    <style:style style:name="T68" style:family="text">
      <style:text-properties fo:font-style="italic" fo:font-weight="bold" officeooo:rsid="00ffe29f" style:font-style-asian="italic" style:font-weight-asian="bold" style:font-style-complex="italic" style:font-weight-complex="bold"/>
    </style:style>
    <style:style style:name="T69" style:family="text">
      <style:text-properties fo:font-style="italic" fo:font-weight="bold" officeooo:rsid="0101e123" style:font-style-asian="italic" style:font-weight-asian="bold" style:font-style-complex="italic" style:font-weight-complex="bold"/>
    </style:style>
    <style:style style:name="T70" style:family="text">
      <style:text-properties fo:font-style="italic" fo:font-weight="bold" officeooo:rsid="0113b093" style:font-style-asian="italic" style:font-weight-asian="bold" style:font-style-complex="italic" style:font-weight-complex="bold"/>
    </style:style>
    <style:style style:name="T71" style:family="text">
      <style:text-properties fo:font-style="italic" fo:font-weight="bold" officeooo:rsid="0114bb34" style:font-style-asian="italic" style:font-weight-asian="bold" style:font-style-complex="italic" style:font-weight-complex="bold"/>
    </style:style>
    <style:style style:name="T72" style:family="text">
      <style:text-properties fo:font-style="italic" fo:font-weight="bold" officeooo:rsid="0115862e" style:font-style-asian="italic" style:font-weight-asian="bold" style:font-style-complex="italic" style:font-weight-complex="bold"/>
    </style:style>
    <style:style style:name="T73" style:family="text">
      <style:text-properties fo:font-style="italic" fo:font-weight="bold" officeooo:rsid="0102ed14" style:font-style-asian="italic" style:font-weight-asian="bold" style:font-style-complex="italic" style:font-weight-complex="bold"/>
    </style:style>
    <style:style style:name="T74" style:family="text">
      <style:text-properties officeooo:rsid="0026fe30"/>
    </style:style>
    <style:style style:name="T75" style:family="text">
      <style:text-properties fo:font-style="normal" style:font-style-asian="normal" style:font-style-complex="normal"/>
    </style:style>
    <style:style style:name="T76" style:family="text">
      <style:text-properties fo:font-style="normal" officeooo:rsid="0026fe30" style:font-style-asian="normal" style:font-style-complex="normal"/>
    </style:style>
    <style:style style:name="T77" style:family="text">
      <style:text-properties fo:font-style="normal" officeooo:rsid="005cc446" style:font-style-asian="normal" style:font-style-complex="normal"/>
    </style:style>
    <style:style style:name="T78" style:family="text">
      <style:text-properties fo:font-style="normal" officeooo:rsid="00759c6a" style:font-style-asian="normal" style:font-style-complex="normal"/>
    </style:style>
    <style:style style:name="T79" style:family="text">
      <style:text-properties fo:font-style="normal" officeooo:rsid="009d9d3b" style:font-style-asian="normal" style:font-style-complex="normal"/>
    </style:style>
    <style:style style:name="T80" style:family="text">
      <style:text-properties fo:font-style="normal" officeooo:rsid="009e7a2e" style:font-style-asian="normal" style:font-style-complex="normal"/>
    </style:style>
    <style:style style:name="T81" style:family="text">
      <style:text-properties fo:font-style="normal" officeooo:rsid="00a37ba0" style:font-style-asian="normal" style:font-style-complex="normal"/>
    </style:style>
    <style:style style:name="T82" style:family="text">
      <style:text-properties fo:font-style="normal" officeooo:rsid="00a8770c" style:font-style-asian="normal" style:font-style-complex="normal"/>
    </style:style>
    <style:style style:name="T83" style:family="text">
      <style:text-properties fo:font-style="normal" officeooo:rsid="010380e5" style:font-style-asian="normal" style:font-style-complex="normal"/>
    </style:style>
    <style:style style:name="T84" style:family="text">
      <style:text-properties fo:font-style="normal" officeooo:rsid="010b0941" style:font-style-asian="normal" style:font-style-complex="normal"/>
    </style:style>
    <style:style style:name="T85" style:family="text">
      <style:text-properties fo:font-style="normal" officeooo:rsid="010ebbbb" style:font-style-asian="normal" style:font-style-complex="normal"/>
    </style:style>
    <style:style style:name="T86" style:family="text">
      <style:text-properties fo:font-style="normal" officeooo:rsid="010eedeb" style:font-style-asian="normal" style:font-style-complex="normal"/>
    </style:style>
    <style:style style:name="T87" style:family="text">
      <style:text-properties fo:font-style="normal" fo:font-weight="normal" style:font-style-asian="normal" style:font-weight-asian="normal" style:font-style-complex="normal" style:font-weight-complex="normal"/>
    </style:style>
    <style:style style:name="T88" style:family="text">
      <style:text-properties fo:font-style="normal" fo:font-weight="normal" officeooo:rsid="01068c60" style:font-style-asian="normal" style:font-weight-asian="normal" style:font-style-complex="normal" style:font-weight-complex="normal"/>
    </style:style>
    <style:style style:name="T89" style:family="text">
      <style:text-properties fo:font-style="normal" style:text-underline-style="none" officeooo:rsid="010380e5" style:font-style-asian="normal" style:font-style-complex="normal"/>
    </style:style>
    <style:style style:name="T90" style:family="text">
      <style:text-properties fo:font-style="normal" style:text-underline-style="none" officeooo:rsid="010eedeb" style:font-style-asian="normal" style:font-style-complex="normal"/>
    </style:style>
    <style:style style:name="T91" style:family="text">
      <style:text-properties officeooo:rsid="00289afd"/>
    </style:style>
    <style:style style:name="T92" style:family="text">
      <style:text-properties style:text-underline-style="solid" style:text-underline-width="auto" style:text-underline-color="font-color"/>
    </style:style>
    <style:style style:name="T93" style:family="text">
      <style:text-properties style:text-underline-style="solid" style:text-underline-width="auto" style:text-underline-color="font-color" fo:font-weight="normal" style:font-weight-asian="normal" style:font-weight-complex="normal"/>
    </style:style>
    <style:style style:name="T94" style:family="text">
      <style:text-properties style:text-underline-style="solid" style:text-underline-width="auto" style:text-underline-color="font-color" fo:font-weight="normal" officeooo:rsid="001e42e9" style:font-weight-asian="normal" style:font-weight-complex="normal"/>
    </style:style>
    <style:style style:name="T95" style:family="text">
      <style:text-properties style:text-underline-style="solid" style:text-underline-width="auto" style:text-underline-color="font-color" fo:font-weight="normal" officeooo:rsid="00ddb617" style:font-weight-asian="normal" style:font-weight-complex="normal"/>
    </style:style>
    <style:style style:name="T96" style:family="text">
      <style:text-properties style:text-underline-style="solid" style:text-underline-width="auto" style:text-underline-color="font-color" fo:font-weight="normal" officeooo:rsid="0106594a" style:font-weight-asian="normal" style:font-weight-complex="normal"/>
    </style:style>
    <style:style style:name="T97" style:family="text">
      <style:text-properties style:text-underline-style="solid" style:text-underline-width="auto" style:text-underline-color="font-color" fo:font-weight="normal" officeooo:rsid="010705c0" style:font-weight-asian="normal" style:font-weight-complex="normal"/>
    </style:style>
    <style:style style:name="T98" style:family="text">
      <style:text-properties style:text-underline-style="solid" style:text-underline-width="auto" style:text-underline-color="font-color" fo:background-color="transparent" loext:char-shading-value="0"/>
    </style:style>
    <style:style style:name="T99" style:family="text">
      <style:text-properties style:text-underline-style="solid" style:text-underline-width="auto" style:text-underline-color="font-color" officeooo:rsid="00d0bb48" fo:background-color="transparent" loext:char-shading-value="0"/>
    </style:style>
    <style:style style:name="T100" style:family="text">
      <style:text-properties style:text-underline-style="solid" style:text-underline-width="auto" style:text-underline-color="font-color" officeooo:rsid="00cf05f7"/>
    </style:style>
    <style:style style:name="T101" style:family="text">
      <style:text-properties style:text-underline-style="solid" style:text-underline-width="auto" style:text-underline-color="font-color" officeooo:rsid="00d3bdf5"/>
    </style:style>
    <style:style style:name="T102" style:family="text">
      <style:text-properties style:text-underline-style="solid" style:text-underline-width="auto" style:text-underline-color="font-color" officeooo:rsid="0020292a"/>
    </style:style>
    <style:style style:name="T103" style:family="text">
      <style:text-properties style:text-underline-style="solid" style:text-underline-width="auto" style:text-underline-color="font-color" officeooo:rsid="00e81130"/>
    </style:style>
    <style:style style:name="T104" style:family="text">
      <style:text-properties style:text-underline-style="solid" style:text-underline-width="auto" style:text-underline-color="font-color" officeooo:rsid="010705c0"/>
    </style:style>
    <style:style style:name="T105" style:family="text">
      <style:text-properties style:text-underline-style="solid" style:text-underline-width="auto" style:text-underline-color="font-color" officeooo:rsid="010e6100"/>
    </style:style>
    <style:style style:name="T106" style:family="text">
      <style:text-properties style:text-underline-style="solid" style:text-underline-width="auto" style:text-underline-color="font-color" officeooo:rsid="010ed60b"/>
    </style:style>
    <style:style style:name="T107" style:family="text">
      <style:text-properties style:text-underline-style="none"/>
    </style:style>
    <style:style style:name="T108" style:family="text">
      <style:text-properties style:text-underline-style="none" fo:font-weight="normal" style:font-weight-asian="normal" style:font-weight-complex="normal"/>
    </style:style>
    <style:style style:name="T109" style:family="text">
      <style:text-properties style:text-underline-style="none" fo:font-weight="normal" officeooo:rsid="005b56d3" style:font-weight-asian="normal" style:font-weight-complex="normal"/>
    </style:style>
    <style:style style:name="T110" style:family="text">
      <style:text-properties style:text-underline-style="none" fo:font-weight="normal" officeooo:rsid="00cc1134" style:font-weight-asian="normal" style:font-weight-complex="normal"/>
    </style:style>
    <style:style style:name="T111" style:family="text">
      <style:text-properties style:text-underline-style="none" officeooo:rsid="007f98a0"/>
    </style:style>
    <style:style style:name="T112" style:family="text">
      <style:text-properties style:text-underline-style="none" officeooo:rsid="004036be"/>
    </style:style>
    <style:style style:name="T113" style:family="text">
      <style:text-properties style:text-underline-style="none" officeooo:rsid="008225c0"/>
    </style:style>
    <style:style style:name="T114" style:family="text">
      <style:text-properties style:text-underline-style="none" officeooo:rsid="0084deee"/>
    </style:style>
    <style:style style:name="T115" style:family="text">
      <style:text-properties style:text-underline-style="none" fo:font-weight="bold" style:font-weight-asian="bold" style:font-weight-complex="bold"/>
    </style:style>
    <style:style style:name="T116" style:family="text">
      <style:text-properties style:text-underline-style="none" fo:font-weight="bold" officeooo:rsid="00bb64ef" style:font-weight-asian="bold" style:font-weight-complex="bold"/>
    </style:style>
    <style:style style:name="T117" style:family="text">
      <style:text-properties style:text-underline-style="none" fo:font-weight="bold" officeooo:rsid="00cd3a17" style:font-weight-asian="bold" style:font-weight-complex="bold"/>
    </style:style>
    <style:style style:name="T118" style:family="text">
      <style:text-properties style:text-underline-style="none" fo:font-weight="bold" officeooo:rsid="00706075" style:font-weight-asian="bold" style:font-weight-complex="bold"/>
    </style:style>
    <style:style style:name="T119" style:family="text">
      <style:text-properties style:text-underline-style="none" fo:font-weight="bold" officeooo:rsid="00992e83" style:font-weight-asian="bold" style:font-weight-complex="bold"/>
    </style:style>
    <style:style style:name="T120" style:family="text">
      <style:text-properties style:text-underline-style="none" fo:font-weight="bold" officeooo:rsid="008e416c" style:font-weight-asian="bold" style:font-weight-complex="bold"/>
    </style:style>
    <style:style style:name="T121" style:family="text">
      <style:text-properties style:text-underline-style="none" fo:font-weight="bold" officeooo:rsid="00cc1134" style:font-weight-asian="bold" style:font-weight-complex="bold"/>
    </style:style>
    <style:style style:name="T122" style:family="text">
      <style:text-properties style:text-underline-style="none" fo:font-weight="bold" officeooo:rsid="00da4b3e" style:font-weight-asian="bold" style:font-weight-complex="bold"/>
    </style:style>
    <style:style style:name="T123" style:family="text">
      <style:text-properties style:text-underline-style="none" fo:font-weight="bold" officeooo:rsid="00dd78e6" style:font-weight-asian="bold" style:font-weight-complex="bold"/>
    </style:style>
    <style:style style:name="T124" style:family="text">
      <style:text-properties style:text-underline-style="none" officeooo:rsid="008e416c" style:font-weight-asian="normal" style:font-weight-complex="normal"/>
    </style:style>
    <style:style style:name="T125" style:family="text">
      <style:text-properties style:text-underline-style="none" officeooo:rsid="0090d8c9" style:font-weight-asian="normal" style:font-weight-complex="normal"/>
    </style:style>
    <style:style style:name="T126" style:family="text">
      <style:text-properties style:text-underline-style="none" officeooo:rsid="00bb64ef"/>
    </style:style>
    <style:style style:name="T127" style:family="text">
      <style:text-properties style:text-underline-style="none" officeooo:rsid="00dd78e6"/>
    </style:style>
    <style:style style:name="T128" style:family="text">
      <style:text-properties style:text-underline-style="none" officeooo:rsid="00e13faa"/>
    </style:style>
    <style:style style:name="T129" style:family="text">
      <style:text-properties style:text-underline-style="none" officeooo:rsid="007c92cd"/>
    </style:style>
    <style:style style:name="T130" style:family="text">
      <style:text-properties style:text-underline-style="none" officeooo:rsid="009d9d3b"/>
    </style:style>
    <style:style style:name="T131" style:family="text">
      <style:text-properties style:text-underline-style="none" officeooo:rsid="010380e5"/>
    </style:style>
    <style:style style:name="T132" style:family="text">
      <style:text-properties style:text-underline-style="none" officeooo:rsid="01068c60"/>
    </style:style>
    <style:style style:name="T133" style:family="text">
      <style:text-properties style:text-underline-style="none" officeooo:rsid="0095f1fb"/>
    </style:style>
    <style:style style:name="T134" style:family="text">
      <style:text-properties style:text-underline-style="none" officeooo:rsid="008a83a3"/>
    </style:style>
    <style:style style:name="T135" style:family="text">
      <style:text-properties officeooo:rsid="0031c1e7"/>
    </style:style>
    <style:style style:name="T136" style:family="text">
      <style:text-properties fo:font-size="11pt" style:font-size-asian="11pt" style:font-size-complex="11pt"/>
    </style:style>
    <style:style style:name="T137" style:family="text">
      <style:text-properties fo:font-size="11pt" fo:font-weight="bold" style:font-size-asian="11pt" style:font-weight-asian="bold" style:font-size-complex="11pt" style:font-weight-complex="bold"/>
    </style:style>
    <style:style style:name="T138" style:family="text">
      <style:text-properties fo:font-size="11pt" fo:font-weight="normal" style:font-size-asian="11pt" style:font-weight-asian="normal" style:font-size-complex="11pt" style:font-weight-complex="normal"/>
    </style:style>
    <style:style style:name="T139" style:family="text">
      <style:text-properties fo:font-size="11pt" fo:font-style="italic" officeooo:rsid="00f056cd" style:font-size-asian="11pt" style:font-style-asian="italic" style:font-size-complex="11pt" style:font-style-complex="italic"/>
    </style:style>
    <style:style style:name="T140" style:family="text">
      <style:text-properties fo:font-size="12pt" style:text-underline-style="none" style:font-size-asian="12pt" style:font-name-complex="Droid Sans" style:font-size-complex="8.39999961853027pt" style:font-style-complex="normal"/>
    </style:style>
    <style:style style:name="T141" style:family="text">
      <style:text-properties fo:font-size="12pt" style:text-underline-style="none" fo:font-weight="bold" officeooo:rsid="00bb64ef" style:font-size-asian="12pt" style:font-weight-asian="bold" style:font-size-complex="12pt" style:font-weight-complex="bold"/>
    </style:style>
    <style:style style:name="T142" style:family="text">
      <style:text-properties fo:font-size="12pt" style:text-underline-style="none" fo:font-weight="bold" officeooo:rsid="00dd36ea" style:font-size-asian="12pt" style:font-weight-asian="bold" style:font-size-complex="12pt" style:font-weight-complex="bold"/>
    </style:style>
    <style:style style:name="T143" style:family="text">
      <style:text-properties fo:font-size="12pt" style:text-underline-style="none" fo:font-weight="normal" officeooo:rsid="00ae04b5" fo:background-color="#ffffff" loext:char-shading-value="0" style:font-size-asian="12pt" style:font-weight-asian="normal" style:font-size-complex="12pt" style:font-weight-complex="normal"/>
    </style:style>
    <style:style style:name="T144" style:family="text">
      <style:text-properties fo:font-size="12pt" style:font-size-asian="10.5pt" style:font-size-complex="12pt"/>
    </style:style>
    <style:style style:name="T145" style:family="text">
      <style:text-properties fo:font-size="12pt" officeooo:rsid="0043425f" style:font-size-asian="10.5pt" style:font-size-complex="12pt"/>
    </style:style>
    <style:style style:name="T146" style:family="text">
      <style:text-properties fo:font-size="12pt" officeooo:rsid="00f8d231" style:font-size-asian="10.5pt" style:font-size-complex="12pt"/>
    </style:style>
    <style:style style:name="T147" style:family="text">
      <style:text-properties fo:font-size="12pt" fo:font-weight="bold" officeooo:rsid="0043425f" style:font-size-asian="10.5pt" style:font-weight-asian="bold" style:font-size-complex="12pt" style:font-weight-complex="bold"/>
    </style:style>
    <style:style style:name="T148" style:family="text">
      <style:text-properties fo:font-size="12pt" fo:font-weight="bold" officeooo:rsid="00589c8a" style:font-size-asian="12pt" style:font-weight-asian="bold" style:font-size-complex="12pt" style:font-weight-complex="bold"/>
    </style:style>
    <style:style style:name="T149" style:family="text">
      <style:text-properties fo:font-size="12pt" fo:font-weight="bold" officeooo:rsid="005cc446" style:font-size-asian="12pt" style:font-weight-asian="bold" style:font-size-complex="12pt" style:font-weight-complex="bold"/>
    </style:style>
    <style:style style:name="T150" style:family="text">
      <style:text-properties fo:font-size="12pt" fo:font-weight="bold" officeooo:rsid="00bb64ef" style:font-size-asian="12pt" style:font-weight-asian="bold" style:font-size-complex="12pt" style:font-weight-complex="bold"/>
    </style:style>
    <style:style style:name="T151" style:family="text">
      <style:text-properties fo:font-size="12pt" fo:font-weight="bold" officeooo:rsid="00cc1577" style:font-size-asian="12pt" style:font-weight-asian="bold" style:font-size-complex="12pt" style:font-weight-complex="bold"/>
    </style:style>
    <style:style style:name="T152" style:family="text">
      <style:text-properties fo:font-size="12pt" fo:font-weight="bold" officeooo:rsid="00dd36ea" style:font-size-asian="12pt" style:font-weight-asian="bold" style:font-size-complex="12pt" style:font-weight-complex="bold"/>
    </style:style>
    <style:style style:name="T153" style:family="text">
      <style:text-properties officeooo:rsid="003fda78"/>
    </style:style>
    <style:style style:name="T154" style:family="text">
      <style:text-properties officeooo:rsid="00463a8e"/>
    </style:style>
    <style:style style:name="T155" style:family="text">
      <style:text-properties officeooo:rsid="00508889"/>
    </style:style>
    <style:style style:name="T156" style:family="text">
      <style:text-properties officeooo:rsid="005415f3"/>
    </style:style>
    <style:style style:name="T157" style:family="text">
      <style:text-properties style:font-name="Droid Sans" fo:font-size="8.39999961853027pt" fo:font-style="normal" fo:font-weight="normal"/>
    </style:style>
    <style:style style:name="T158" style:family="text">
      <style:text-properties style:font-name="Droid Sans" fo:font-size="8.39999961853027pt" fo:font-style="normal" style:text-underline-style="none" style:font-size-asian="12pt" style:font-size-complex="12pt"/>
    </style:style>
    <style:style style:name="T159" style:family="text">
      <style:text-properties style:font-name-complex="Droid Sans" style:font-size-complex="8.39999961853027pt" style:font-style-complex="normal" style:font-weight-complex="normal"/>
    </style:style>
    <style:style style:name="T160" style:family="text">
      <style:text-properties style:font-name="FreeSerif" fo:font-size="12pt" fo:language="en" fo:country="IN" style:text-underline-style="none" fo:font-weight="normal" officeooo:rsid="00a6247e" fo:background-color="#ffffff" loext:char-shading-value="0" style:font-size-asian="12pt" style:font-weight-asian="normal" style:font-name-complex="Times New Roman" style:font-size-complex="12pt" style:font-weight-complex="normal"/>
    </style:style>
    <style:style style:name="T161" style:family="text">
      <style:text-properties style:font-name="FreeSerif" fo:font-size="12pt" fo:language="en" fo:country="IN" style:text-underline-style="none" fo:font-weight="normal" officeooo:rsid="00a8770c" fo:background-color="#ffffff" loext:char-shading-value="0" style:font-size-asian="12pt" style:font-weight-asian="normal" style:font-name-complex="Times New Roman" style:font-size-complex="12pt" style:font-weight-complex="normal"/>
    </style:style>
    <style:style style:name="T162" style:family="text">
      <style:text-properties style:font-name="FreeSerif" fo:font-size="12pt" fo:language="en" fo:country="IN" style:text-underline-style="none" fo:font-weight="normal" officeooo:rsid="00d8bc24" fo:background-color="#ffffff" loext:char-shading-value="0" style:font-size-asian="12pt" style:font-weight-asian="normal" style:font-name-complex="Times New Roman" style:font-size-complex="12pt" style:font-weight-complex="normal"/>
    </style:style>
    <style:style style:name="T163" style:family="text">
      <style:text-properties style:font-name="FreeSerif" fo:font-size="12pt" fo:language="en" fo:country="IN" style:text-underline-style="none" fo:font-weight="normal" style:font-size-asian="12pt" style:font-weight-asian="normal" style:font-name-complex="Times New Roman" style:font-size-complex="12pt" style:font-weight-complex="normal"/>
    </style:style>
    <style:style style:name="T164" style:family="text">
      <style:text-properties style:font-name="FreeSerif" fo:font-size="12pt" fo:language="en" fo:country="IN" style:text-underline-style="none" fo:font-weight="normal" officeooo:rsid="0031c1e7" style:font-size-asian="12pt" style:font-weight-asian="normal" style:font-name-complex="Times New Roman" style:font-size-complex="12pt" style:font-weight-complex="normal"/>
    </style:style>
    <style:style style:name="T165" style:family="text">
      <style:text-properties style:font-name="FreeSerif" fo:font-size="12pt" fo:language="en" fo:country="IN" style:text-underline-style="none" fo:font-weight="normal" officeooo:rsid="0065e050" style:font-size-asian="12pt" style:font-weight-asian="normal" style:font-name-complex="Times New Roman" style:font-size-complex="12pt" style:font-weight-complex="normal"/>
    </style:style>
    <style:style style:name="T166" style:family="text">
      <style:text-properties style:font-name="FreeSerif" fo:font-size="12pt" fo:language="en" fo:country="IN" style:text-underline-style="solid" style:text-underline-width="auto" style:text-underline-color="font-color" fo:font-weight="normal" style:font-size-asian="12pt" style:font-weight-asian="normal" style:font-name-complex="Times New Roman" style:font-size-complex="12pt" style:font-weight-complex="normal"/>
    </style:style>
    <style:style style:name="T167" style:family="text">
      <style:text-properties style:font-name="FreeSerif" fo:font-size="12pt" fo:language="en" fo:country="IN" style:text-underline-style="solid" style:text-underline-width="auto" style:text-underline-color="font-color" fo:font-weight="normal" officeooo:rsid="00d8bc24" style:font-size-asian="12pt" style:font-weight-asian="normal" style:font-name-complex="Times New Roman" style:font-size-complex="12pt" style:font-weight-complex="normal"/>
    </style:style>
    <style:style style:name="T168" style:family="text">
      <style:text-properties style:font-name="FreeSerif" fo:font-size="12pt" fo:language="en" fo:country="IN" fo:font-style="italic" style:text-underline-style="none" fo:font-weight="normal" officeooo:rsid="00da4b3e" style:font-size-asian="12pt" style:font-style-asian="italic" style:font-weight-asian="normal" style:font-name-complex="Times New Roman" style:font-size-complex="12pt" style:font-style-complex="italic" style:font-weight-complex="normal"/>
    </style:style>
    <style:style style:name="T169" style:family="text">
      <style:text-properties style:font-name="FreeSerif" fo:language="en" fo:country="IN" officeooo:rsid="005c5235" style:font-name-complex="Times New Roman"/>
    </style:style>
    <style:style style:name="T170" style:family="text">
      <style:text-properties style:font-name="FreeSerif" fo:language="en" fo:country="IN" officeooo:rsid="0032971d" style:font-name-complex="Times New Roman"/>
    </style:style>
    <style:style style:name="T171" style:family="text">
      <style:text-properties style:font-name="FreeSerif" fo:language="en" fo:country="IN" officeooo:rsid="0065e050" style:font-name-complex="Times New Roman"/>
    </style:style>
    <style:style style:name="T172" style:family="text">
      <style:text-properties style:font-name="FreeSerif" fo:language="en" fo:country="IN" officeooo:rsid="00667943" style:font-name-complex="Times New Roman"/>
    </style:style>
    <style:style style:name="T173" style:family="text">
      <style:text-properties style:font-name="FreeSerif" fo:language="en" fo:country="IN" officeooo:rsid="00a8770c" style:font-name-complex="Times New Roman"/>
    </style:style>
    <style:style style:name="T174" style:family="text">
      <style:text-properties style:font-name="FreeSerif" fo:language="en" fo:country="IN" officeooo:rsid="00dd36ea" style:font-name-complex="Times New Roman"/>
    </style:style>
    <style:style style:name="T175" style:family="text">
      <style:text-properties style:font-name="FreeSerif" fo:language="en" fo:country="IN" fo:font-weight="bold" officeooo:rsid="00cf4ed5" style:font-weight-asian="bold" style:font-name-complex="Times New Roman" style:font-weight-complex="bold"/>
    </style:style>
    <style:style style:name="T176" style:family="text">
      <style:text-properties style:font-name="FreeSerif" fo:language="en" fo:country="IN" fo:font-style="italic" officeooo:rsid="005c5235" style:font-style-asian="italic" style:font-name-complex="Times New Roman" style:font-style-complex="italic"/>
    </style:style>
    <style:style style:name="T177" style:family="text">
      <style:text-properties style:font-name="FreeSerif" fo:language="en" fo:country="IN" style:text-underline-style="none" fo:font-weight="normal" style:font-weight-asian="normal" style:font-name-complex="Times New Roman" style:font-weight-complex="normal"/>
    </style:style>
    <style:style style:name="T178" style:family="text">
      <style:text-properties style:font-name="FreeSerif" fo:language="en" fo:country="IN" fo:font-weight="normal" officeooo:rsid="0012aa01" fo:background-color="transparent" loext:char-shading-value="0" style:font-weight-asian="normal" style:font-name-complex="Times New Roman" style:font-weight-complex="normal"/>
    </style:style>
    <style:style style:name="T179" style:family="text">
      <style:text-properties style:font-name="FreeSerif" fo:language="en" fo:country="IN" fo:font-weight="normal" officeooo:rsid="0032dd66" fo:background-color="transparent" loext:char-shading-value="0" style:font-weight-asian="normal" style:font-name-complex="Times New Roman" style:font-weight-complex="normal"/>
    </style:style>
    <style:style style:name="T180" style:family="text">
      <style:text-properties style:font-name="FreeSerif" fo:language="en" fo:country="IN" fo:font-weight="normal" officeooo:rsid="00d41482" fo:background-color="transparent" loext:char-shading-value="0" style:font-weight-asian="normal" style:font-name-complex="Times New Roman" style:font-weight-complex="normal"/>
    </style:style>
    <style:style style:name="T181" style:family="text">
      <style:text-properties fo:font-variant="normal" fo:text-transform="none" fo:color="#000000" style:font-name="Liberation Serif" fo:font-size="12pt" fo:letter-spacing="normal" fo:font-style="normal" style:font-size-asian="12pt" style:font-size-complex="12pt"/>
    </style:style>
    <style:style style:name="T182" style:family="text">
      <style:text-properties fo:font-variant="normal" fo:text-transform="none" fo:color="#000000" style:font-name="Liberation Serif" fo:font-size="12pt" fo:letter-spacing="normal" fo:font-style="normal" officeooo:rsid="0090d8c9" style:font-size-asian="12pt" style:font-size-complex="12pt"/>
    </style:style>
    <style:style style:name="T183" style:family="text">
      <style:text-properties fo:font-variant="normal" fo:text-transform="none" fo:color="#000000" style:font-name="Liberation Serif" fo:font-size="12pt" fo:letter-spacing="normal" fo:font-style="normal" officeooo:rsid="008e416c" style:font-size-asian="12pt" style:font-size-complex="12pt"/>
    </style:style>
    <style:style style:name="T184" style:family="text">
      <style:text-properties fo:font-variant="normal" fo:text-transform="none" fo:color="#000000" style:font-name="Liberation Serif" fo:font-size="12pt" fo:letter-spacing="normal" fo:font-style="normal" officeooo:rsid="00963826" style:font-size-asian="12pt" style:font-size-complex="12pt"/>
    </style:style>
    <style:style style:name="T185" style:family="text">
      <style:text-properties fo:font-variant="normal" fo:text-transform="none" fo:color="#000000" style:font-name="Liberation Serif" fo:font-size="12pt" fo:letter-spacing="normal" fo:font-style="normal" officeooo:rsid="00bb64ef" style:font-size-asian="12pt" style:font-size-complex="12pt"/>
    </style:style>
    <style:style style:name="T186" style:family="text">
      <style:text-properties fo:font-variant="normal" fo:text-transform="none" fo:color="#000000" style:font-name="Liberation Serif" fo:font-size="12pt" fo:letter-spacing="normal" fo:font-style="normal" officeooo:rsid="00ffe29f" style:font-size-asian="12pt" style:font-size-complex="12pt"/>
    </style:style>
    <style:style style:name="T187" style:family="text">
      <style:text-properties fo:font-variant="normal" fo:text-transform="none" fo:color="#000000" style:font-name="Liberation Serif" fo:font-size="12pt" fo:letter-spacing="normal" fo:font-style="normal" officeooo:rsid="0109f9f4" style:font-size-asian="12pt" style:font-size-complex="12pt"/>
    </style:style>
    <style:style style:name="T188" style:family="text">
      <style:text-properties fo:font-variant="normal" fo:text-transform="none" fo:color="#000000" style:font-name="Liberation Serif" fo:font-size="12pt" fo:letter-spacing="normal" fo:font-style="normal" officeooo:rsid="010b9f39" style:font-size-asian="12pt" style:font-size-complex="12pt"/>
    </style:style>
    <style:style style:name="T189" style:family="text">
      <style:text-properties fo:font-variant="normal" fo:text-transform="none" fo:color="#000000" style:font-name="Liberation Serif" fo:font-size="12pt" fo:letter-spacing="normal" fo:font-style="normal" officeooo:rsid="010ceff5" style:font-size-asian="12pt" style:font-size-complex="12pt"/>
    </style:style>
    <style:style style:name="T190" style:family="text">
      <style:text-properties fo:font-variant="normal" fo:text-transform="none" fo:color="#000000" style:font-name="Liberation Serif" fo:font-size="12pt" fo:letter-spacing="normal" fo:font-style="normal" officeooo:rsid="0114bb34" style:font-size-asian="12pt" style:font-size-complex="12pt"/>
    </style:style>
    <style:style style:name="T191" style:family="text">
      <style:text-properties fo:font-variant="normal" fo:text-transform="none" fo:color="#000000" style:font-name="Liberation Serif" fo:font-size="12pt" fo:letter-spacing="normal" fo:font-style="normal" style:font-size-asian="12pt" style:font-weight-asian="normal" style:font-size-complex="12pt" style:font-weight-complex="normal"/>
    </style:style>
    <style:style style:name="T192" style:family="text">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T193" style:family="text">
      <style:text-properties fo:font-variant="normal" fo:text-transform="none" fo:color="#000000" style:font-name="Liberation Serif" fo:font-size="12pt" fo:letter-spacing="normal" fo:font-style="normal" fo:font-weight="bold" officeooo:rsid="00bb64ef" style:font-size-asian="12pt" style:font-weight-asian="bold" style:font-size-complex="12pt" style:font-weight-complex="bold"/>
    </style:style>
    <style:style style:name="T194" style:family="text">
      <style:text-properties fo:font-variant="normal" fo:text-transform="none" fo:color="#000000" style:font-name="Liberation Serif" fo:font-size="12pt" fo:letter-spacing="normal" fo:font-style="normal" fo:font-weight="bold" officeooo:rsid="00706075" style:font-size-asian="12pt" style:font-weight-asian="bold" style:font-size-complex="12pt" style:font-weight-complex="bold"/>
    </style:style>
    <style:style style:name="T195" style:family="text">
      <style:text-properties fo:font-variant="normal" fo:text-transform="none" fo:color="#000000" style:font-name="Liberation Serif" fo:font-size="12pt" fo:letter-spacing="normal" fo:font-style="normal" fo:font-weight="bold" officeooo:rsid="00963826" style:font-size-asian="12pt" style:font-weight-asian="bold" style:font-size-complex="12pt" style:font-weight-complex="bold"/>
    </style:style>
    <style:style style:name="T196" style:family="text">
      <style:text-properties fo:font-variant="normal" fo:text-transform="none" fo:color="#000000" style:font-name="Liberation Serif" fo:font-size="12pt" fo:letter-spacing="normal" fo:font-style="normal" style:text-underline-style="none" officeooo:rsid="00bb64ef" style:font-size-asian="12pt" style:font-size-complex="12pt"/>
    </style:style>
    <style:style style:name="T197" style:family="text">
      <style:text-properties fo:font-variant="normal" fo:text-transform="none" fo:color="#000000" style:font-name="Liberation Serif" fo:font-size="12pt" fo:letter-spacing="normal" fo:font-style="normal" style:text-underline-style="none" officeooo:rsid="0101ab3c" style:font-size-asian="12pt" style:font-size-complex="12pt"/>
    </style:style>
    <style:style style:name="T198" style:family="text">
      <style:text-properties fo:font-variant="normal" fo:text-transform="none" fo:color="#000000" style:font-name="Liberation Serif" fo:font-size="12pt" fo:letter-spacing="normal" fo:font-style="normal" style:text-underline-style="none" officeooo:rsid="0106594a" style:font-size-asian="12pt" style:font-size-complex="12pt"/>
    </style:style>
    <style:style style:name="T199" style:family="text">
      <style:text-properties fo:font-variant="normal" fo:text-transform="none" fo:color="#000000" style:font-name="Liberation Serif" fo:font-size="12pt" fo:letter-spacing="normal" fo:font-style="normal" style:text-underline-style="none" officeooo:rsid="010ceff5" style:font-size-asian="12pt" style:font-size-complex="12pt"/>
    </style:style>
    <style:style style:name="T200" style:family="text">
      <style:text-properties fo:font-variant="normal" fo:text-transform="none" fo:color="#000000" style:font-name="Liberation Serif" fo:font-size="12pt" fo:letter-spacing="normal" fo:font-style="normal" style:text-underline-style="none" officeooo:rsid="010eedeb" style:font-size-asian="12pt" style:font-size-complex="12pt"/>
    </style:style>
    <style:style style:name="T201" style:family="text">
      <style:text-properties fo:font-variant="normal" fo:text-transform="none" fo:color="#000000" style:font-name="Liberation Serif" fo:font-size="12pt" fo:letter-spacing="normal" fo:font-style="italic" style:text-underline-style="none" officeooo:rsid="00ae04b5" fo:background-color="#ffffff" loext:char-shading-value="0" style:font-size-asian="12pt" style:font-style-asian="italic" style:font-weight-asian="normal" style:font-size-complex="12pt" style:font-style-complex="italic" style:font-weight-complex="normal"/>
    </style:style>
    <style:style style:name="T202" style:family="text">
      <style:text-properties fo:font-variant="normal" fo:text-transform="none" fo:color="#000000" style:font-name="Liberation Serif" fo:font-size="12pt" fo:letter-spacing="normal" fo:font-style="italic" officeooo:rsid="00fb84b2" style:font-size-asian="12pt" style:font-style-asian="italic" style:font-size-complex="12pt" style:font-style-complex="italic"/>
    </style:style>
    <style:style style:name="T203" style:family="text">
      <style:text-properties fo:font-variant="normal" fo:text-transform="none" fo:color="#000000" style:font-name="Liberation Serif" fo:font-size="12pt" fo:letter-spacing="normal" fo:font-style="italic" fo:font-weight="bold" officeooo:rsid="00fb84b2" style:font-size-asian="12pt" style:font-style-asian="italic" style:font-weight-asian="bold" style:font-size-complex="12pt" style:font-style-complex="italic" style:font-weight-complex="bold"/>
    </style:style>
    <style:style style:name="T204" style:family="text">
      <style:text-properties fo:font-variant="normal" fo:text-transform="none" style:font-name="Liberation Serif" fo:letter-spacing="normal" fo:font-style="normal" officeooo:rsid="00bb64ef"/>
    </style:style>
    <style:style style:name="T205" style:family="text">
      <style:text-properties fo:font-variant="normal" fo:text-transform="none" style:font-name="Liberation Serif" fo:letter-spacing="normal" fo:font-style="normal" officeooo:rsid="00fb0103"/>
    </style:style>
    <style:style style:name="T206" style:family="text">
      <style:text-properties officeooo:rsid="005cc446"/>
    </style:style>
    <style:style style:name="T207" style:family="text">
      <style:text-properties officeooo:rsid="00667943"/>
    </style:style>
    <style:style style:name="T208" style:family="text">
      <style:text-properties officeooo:rsid="006ea488"/>
    </style:style>
    <style:style style:name="T209" style:family="text">
      <style:text-properties officeooo:rsid="004036be"/>
    </style:style>
    <style:style style:name="T210" style:family="text">
      <style:text-properties officeooo:rsid="00759c6a"/>
    </style:style>
    <style:style style:name="T211" style:family="text">
      <style:text-properties officeooo:rsid="00786bdc"/>
    </style:style>
    <style:style style:name="T212" style:family="text">
      <style:text-properties officeooo:rsid="008898d9"/>
    </style:style>
    <style:style style:name="T213" style:family="text">
      <style:text-properties officeooo:rsid="008bfa8a"/>
    </style:style>
    <style:style style:name="T214" style:family="text">
      <style:text-properties officeooo:rsid="008e416c"/>
    </style:style>
    <style:style style:name="T215" style:family="text">
      <style:text-properties style:font-name="Liberation Serif" fo:font-size="12pt" style:text-underline-style="none" officeooo:rsid="0090d8c9" style:font-size-asian="12pt" style:font-weight-asian="normal" style:font-size-complex="12pt" style:font-weight-complex="normal"/>
    </style:style>
    <style:style style:name="T216" style:family="text">
      <style:text-properties officeooo:rsid="00936323"/>
    </style:style>
    <style:style style:name="T217" style:family="text">
      <style:text-properties officeooo:rsid="0094f43a"/>
    </style:style>
    <style:style style:name="T218" style:family="text">
      <style:text-properties officeooo:rsid="0095f1fb"/>
    </style:style>
    <style:style style:name="T219" style:family="text">
      <style:text-properties fo:background-color="transparent" loext:char-shading-value="0"/>
    </style:style>
    <style:style style:name="T220" style:family="text">
      <style:text-properties officeooo:rsid="0032dd66" fo:background-color="transparent" loext:char-shading-value="0"/>
    </style:style>
    <style:style style:name="T221" style:family="text">
      <style:text-properties officeooo:rsid="009d9d3b"/>
    </style:style>
    <style:style style:name="T222" style:family="text">
      <style:text-properties officeooo:rsid="009e7a2e"/>
    </style:style>
    <style:style style:name="T223" style:family="text">
      <style:text-properties officeooo:rsid="00a37ba0"/>
    </style:style>
    <style:style style:name="T224" style:family="text">
      <style:text-properties officeooo:rsid="00a8770c"/>
    </style:style>
    <style:style style:name="T225" style:family="text">
      <style:text-properties officeooo:rsid="00abbbe7"/>
    </style:style>
    <style:style style:name="T226" style:family="text">
      <style:text-properties officeooo:rsid="00acdbeb"/>
    </style:style>
    <style:style style:name="T227" style:family="text">
      <style:text-properties officeooo:rsid="00ae04b5"/>
    </style:style>
    <style:style style:name="T228" style:family="text">
      <style:text-properties officeooo:rsid="00b74bb5"/>
    </style:style>
    <style:style style:name="T229" style:family="text">
      <style:text-properties officeooo:rsid="00bb64ef"/>
    </style:style>
    <style:style style:name="T230" style:family="text">
      <style:text-properties officeooo:rsid="00bd300e"/>
    </style:style>
    <style:style style:name="T231" style:family="text">
      <style:text-properties officeooo:rsid="00bef2f6"/>
    </style:style>
    <style:style style:name="T232" style:family="text">
      <style:text-properties officeooo:rsid="00c5dc43"/>
    </style:style>
    <style:style style:name="T233" style:family="text">
      <style:text-properties officeooo:rsid="00c7c539"/>
    </style:style>
    <style:style style:name="T234" style:family="text">
      <style:text-properties officeooo:rsid="00cf4ed5"/>
    </style:style>
    <style:style style:name="T235" style:family="text">
      <style:text-properties officeooo:rsid="00d0bb48"/>
    </style:style>
    <style:style style:name="T236" style:family="text">
      <style:text-properties officeooo:rsid="00d8bc24"/>
    </style:style>
    <style:style style:name="T237" style:family="text">
      <style:text-properties officeooo:rsid="00da4b3e"/>
    </style:style>
    <style:style style:name="T238" style:family="text">
      <style:text-properties fo:language="en" fo:country="IN" fo:font-weight="bold" officeooo:rsid="00bb64ef" style:font-weight-asian="bold" style:font-name-complex="Times New Roman" style:font-weight-complex="bold"/>
    </style:style>
    <style:style style:name="T239" style:family="text">
      <style:text-properties fo:language="en" fo:country="IN" fo:font-weight="bold" officeooo:rsid="00dad2f2" style:font-weight-asian="bold" style:font-name-complex="Times New Roman" style:font-weight-complex="bold"/>
    </style:style>
    <style:style style:name="T240" style:family="text">
      <style:text-properties fo:language="en" fo:country="IN" fo:font-weight="bold" officeooo:rsid="00589c8a" style:font-weight-asian="bold" style:font-name-complex="Times New Roman" style:font-weight-complex="bold"/>
    </style:style>
    <style:style style:name="T241" style:family="text">
      <style:text-properties fo:language="en" fo:country="IN" fo:font-weight="bold" officeooo:rsid="006051b5" style:font-weight-asian="bold" style:font-name-complex="Times New Roman" style:font-weight-complex="bold"/>
    </style:style>
    <style:style style:name="T242" style:family="text">
      <style:text-properties fo:language="en" fo:country="IN" fo:font-weight="bold" officeooo:rsid="005cc446" style:font-weight-asian="bold" style:font-name-complex="Times New Roman" style:font-weight-complex="bold"/>
    </style:style>
    <style:style style:name="T243" style:family="text">
      <style:text-properties fo:language="en" fo:country="IN" fo:font-weight="bold" officeooo:rsid="00cf4ed5" style:font-weight-asian="bold" style:font-name-complex="Times New Roman" style:font-weight-complex="bold"/>
    </style:style>
    <style:style style:name="T244" style:family="text">
      <style:text-properties fo:language="en" fo:country="IN" fo:font-weight="bold" officeooo:rsid="00d8bc24" style:font-weight-asian="bold" style:font-name-complex="Times New Roman" style:font-weight-complex="bold"/>
    </style:style>
    <style:style style:name="T245" style:family="text">
      <style:text-properties fo:language="en" fo:country="IN" officeooo:rsid="005c5235" style:font-name-complex="Times New Roman"/>
    </style:style>
    <style:style style:name="T246" style:family="text">
      <style:text-properties officeooo:rsid="00dd36ea"/>
    </style:style>
    <style:style style:name="T247" style:family="text">
      <style:text-properties officeooo:rsid="00e3027b"/>
    </style:style>
    <style:style style:name="T248" style:family="text">
      <style:text-properties officeooo:rsid="00e40679"/>
    </style:style>
    <style:style style:name="T249" style:family="text">
      <style:text-properties officeooo:rsid="00e6b886"/>
    </style:style>
    <style:style style:name="T250" style:family="text">
      <style:text-properties officeooo:rsid="00e9fbc6"/>
    </style:style>
    <style:style style:name="T251" style:family="text">
      <style:text-properties officeooo:rsid="00ea2597"/>
    </style:style>
    <style:style style:name="T252" style:family="text">
      <style:text-properties officeooo:rsid="00eddebd"/>
    </style:style>
    <style:style style:name="T253" style:family="text">
      <style:text-properties officeooo:rsid="00f15bfb"/>
    </style:style>
    <style:style style:name="T254" style:family="text">
      <style:text-properties officeooo:rsid="00f17f89"/>
    </style:style>
    <style:style style:name="T255" style:family="text">
      <style:text-properties officeooo:rsid="010518bd"/>
    </style:style>
    <style:style style:name="T256" style:family="text">
      <style:text-properties officeooo:rsid="0106594a"/>
    </style:style>
    <style:style style:name="T257" style:family="text">
      <style:text-properties officeooo:rsid="0030bf57"/>
    </style:style>
    <style:style style:name="T258" style:family="text">
      <style:text-properties officeooo:rsid="010ebbbb"/>
    </style:style>
    <style:style style:name="T259" style:family="text">
      <style:text-properties officeooo:rsid="003e2406"/>
    </style:style>
    <style:style style:name="T260" style:family="text">
      <style:text-properties officeooo:rsid="0113b093"/>
    </style:style>
    <style:style style:name="T261" style:family="text">
      <style:text-properties officeooo:rsid="0114bb3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amil TreeBank</text:p>
      <text:p text:style-name="P15">Issues in UD TTB 2.3 trained data</text:p>
      <text:p text:style-name="P49"/>
      <text:p text:style-name="P51"><text:span text:style-name="T4">Section 1: </text:span><text:span text:style-name="T1">Error in </text:span><text:span text:style-name="T2">dependency </text:span><text:span text:style-name="T1">relation tag</text:span></text:p>
      <text:p text:style-name="P20"/>
      <text:p text:style-name="P18"><text:span text:style-name="T229">I. </text:span>Wrong ‘obj’ <text:s/>instances</text:p>
      <text:p text:style-name="P18"/>
      <text:p text:style-name="P50"><text:span text:style-name="T229">Error type-1: </text:span>Tag 'obl' instead of 'obj' <text:span text:style-name="T226">(15 instances)</text:span></text:p>
      <text:p text:style-name="P50"/>
      <text:p text:style-name="P21"><text:span text:style-name="T216">1.1 </text:span>Words <text:span text:style-name="T223">ending </text:span><text:s/>with <text:span text:style-name="T223">the</text:span> <text:s/>dative marker <text:span text:style-name="T46">-k</text:span><text:span text:style-name="T52">u </text:span><text:span text:style-name="T81">which </text:span>denot<text:span text:style-name="T223">es</text:span> source/destination/<text:span text:style-name="T135">goal/recipient</text:span> <text:span text:style-name="T156">are marked as 'obj'. According to the UD definition, 'obl' is preferred.</text:span></text:p>
      <text:p text:style-name="P20"/>
      <text:p text:style-name="P20"><text:span text:style-name="T227">Example:</text:span></text:p>
      <text:p text:style-name="P36"># sent_id = train-s6 </text:p>
      <text:p text:style-name="P160"><text:span text:style-name="T136">...cennai <text:tab/>arukē<text:tab/>amaikkappaṭa uḷḷa kirīn pīlṭu </text:span><text:span text:style-name="T137">vimānanilaiyattukku</text:span><text:span text:style-name="T136"> pātippu ērpaṭum... </text:span></text:p>
      <text:p text:style-name="P36"><text:span text:style-name="T136">Chennai <text:tab/>near<text:tab/>to be set up<text:tab/> <text:s text:c="5"/>Green Field <text:s text:c="2"/></text:span><text:span text:style-name="T137">airport <text:s text:c="16"/></text:span><text:span text:style-name="T138">damage <text:s/>cause</text:span></text:p>
      <text:p text:style-name="P36"/>
      <text:p text:style-name="P34"><text:span text:style-name="T37">I</text:span><text:span text:style-name="T29">nstances:</text:span><text:span text:style-name="T108"> sent_id = train-s6, sent_id = train-s14, </text:span><text:span text:style-name="T177">sent_id = train-s</text:span><text:span text:style-name="T109">57, </text:span><text:span text:style-name="T177">sent_id = train-s</text:span><text:span text:style-name="T109">147 (2 instances), </text:span><text:span text:style-name="T177">sent_id = train-s</text:span><text:span text:style-name="T109">194, </text:span><text:span text:style-name="T177">sent_id = train-s</text:span><text:span text:style-name="T109">201, </text:span><text:span text:style-name="T177">sent_id = train-s</text:span><text:span text:style-name="T109">280, </text:span><text:span text:style-name="T177">sent_id = train-s</text:span><text:span text:style-name="T109">284, </text:span><text:span text:style-name="T177">sent_id = train-s</text:span><text:span text:style-name="T109">344, </text:span><text:span text:style-name="T177">sent_id = train-s</text:span><text:span text:style-name="T109">355, </text:span><text:span text:style-name="T177">sent_id = train-s</text:span><text:span text:style-name="T109">367, </text:span><text:span text:style-name="T177">sent_id = train-s</text:span><text:span text:style-name="T109">368, and </text:span><text:span text:style-name="T177">sent_id = train-s</text:span><text:span text:style-name="T109">371. </text:span></text:p>
      <text:p text:style-name="P33"/>
      <text:p text:style-name="P35"><text:span text:style-name="T108">1.2 </text:span><text:span text:style-name="T109">A </text:span><text:span text:style-name="T108">similar instance, functioning as instrument is marked 'obj'. Such relations are marked with 'obl' tag.</text:span></text:p>
      <text:p text:style-name="P35"/>
      <text:p text:style-name="P80"><text:span text:style-name="T227">Example:</text:span></text:p>
      <text:p text:style-name="P31"># sent_id = train-s48 </text:p>
      <text:p text:style-name="P91"><text:span text:style-name="T108">...</text:span><text:span text:style-name="T121">civāccāriyarkaḷāl </text:span><text:span text:style-name="T110"><text:s text:c="13"/>āvaṇit <text:s text:c="2"/>tiruvilā <text:s text:c="5"/>koṭiyērrap paṭṭatu.</text:span></text:p>
      <text:p text:style-name="P35"><text:span text:style-name="T115">Sivachariya-because of </text:span><text:span text:style-name="T108"><text:s text:c="4"/>āvaṇi <text:s text:c="3"/>festival <text:s text:c="5"/>flagged-pass</text:span></text:p>
      <text:p text:style-name="P35"/>
      <text:list xml:id="list3846361406449546816" text:style-name="WWNum1">
        <text:list-header>
          <text:p text:style-name="P213"><text:span text:style-name="T238">Error type-</text:span><text:span text:style-name="T239">2</text:span><text:span text:style-name="T238">: </text:span><text:span text:style-name="T240">Tag '</text:span><text:span text:style-name="T241">io</text:span><text:span text:style-name="T242">bj</text:span><text:span text:style-name="T240">' instead of '</text:span><text:span text:style-name="T242">obj</text:span><text:span text:style-name="T240">'</text:span><text:span text:style-name="T245"> </text:span><text:span text:style-name="T243">(1</text:span><text:span text:style-name="T244">8</text:span><text:span text:style-name="T243"> instances)</text:span></text:p>
          <text:p text:style-name="P207"><text:span text:style-name="T175"/></text:p>
          <text:p text:style-name="P207"><text:span text:style-name="T174">2</text:span><text:span text:style-name="T172">.1 </text:span><text:span text:style-name="T169">Words with dative marker </text:span><text:span text:style-name="T176">-ku</text:span><text:span text:style-name="T169">, </text:span><text:span text:style-name="T171">which </text:span><text:span text:style-name="T173">is an</text:span><text:span text:style-name="T169"> '</text:span><text:span text:style-name="T170">iobj</text:span><text:span text:style-name="T169">' </text:span><text:span text:style-name="T173">is wrongly marked as ‘obj’.</text:span></text:p>
        </text:list-header>
      </text:list>
      <text:p text:style-name="P81"><text:span text:style-name="T227">Example:</text:span></text:p>
      <text:p text:style-name="P152"># sent_id = train-s30 </text:p>
      <text:p text:style-name="P161"><text:span text:style-name="T1">empikkaḷukku</text:span> mēlum rū. 10 āyiram <text:s text:c="3"/>ūtiya <text:s text:c="2"/>uyarvu <text:s/>arivikkappaṭṭuḷḷatu.</text:p>
      <text:p text:style-name="P82"><text:span text:style-name="T1">M.P.s' <text:s/></text:span><text:s text:c="12"/>more <text:s text:c="2"/>Rs.10 thousand salary <text:s/>hike <text:s text:c="6"/>being announced</text:p>
      <text:p text:style-name="P83"/>
      <text:p text:style-name="P83"><text:span text:style-name="T99">I</text:span><text:span text:style-name="T98">nstances:</text:span><text:span text:style-name="T219"> </text:span><text:span text:style-name="T220">sent_id = train-s276, sent_id = train-s133, </text:span><text:span text:style-name="T42">sent_id = train-s18</text:span><text:span text:style-name="T43">1</text:span><text:span text:style-name="T42">, sent_id = train-s</text:span><text:span text:style-name="T43">247, </text:span><text:span text:style-name="T42">sent_id = train-s</text:span><text:span text:style-name="T43">278, <text:s text:c="2"/></text:span><text:span text:style-name="T42">sent_id = train-s</text:span><text:span text:style-name="T44">316, <text:s/></text:span><text:span text:style-name="T42">sent_id = train-s</text:span><text:span text:style-name="T44">347, </text:span><text:span text:style-name="T178">sent_id = train-s14, </text:span><text:span text:style-name="T179">sent_id = train-s</text:span><text:span text:style-name="T180">30</text:span><text:span text:style-name="T44"> and <text:s/></text:span><text:span text:style-name="T42">sent_id = train-s</text:span><text:span text:style-name="T44">398 </text:span></text:p>
      <text:p text:style-name="P68"/>
      <text:list xml:id="list141253978170388" text:continue-numbering="true" text:style-name="WWNum1">
        <text:list-header>
          <text:p text:style-name="P208"><text:span text:style-name="T246">2</text:span>.2 In certain sentences, two ‘obj’<text:span text:style-name="T224">s</text:span> are marked for <text:span text:style-name="T224">the same </text:span>verb. In such cases, one is 'obj' and the other is <text:s/>'iobj'. </text:p>
        </text:list-header>
      </text:list>
      <text:p text:style-name="P71"><text:span text:style-name="T227">Example:</text:span></text:p>
      <text:p text:style-name="P69"><text:span text:style-name="T235">#</text:span>sent_id = train-s179 </text:p>
      <text:p text:style-name="P92">...avarkaḷukku<text:tab/> <text:span text:style-name="T1">anumati</text:span> <text:s text:c="6"/>valaṅkappaṭavillai...</text:p>
      <text:p text:style-name="P72"><text:s text:c="5"/>they <text:s text:c="11"/><text:span text:style-name="T1">permission</text:span> <text:s text:c="2"/>given-not</text:p>
      <text:p text:style-name="P69"/>
      <text:p text:style-name="P69">Here, <text:span text:style-name="T53">avarkaḷukku</text:span><text:span text:style-name="T1"> </text:span>and<text:span text:style-name="T1"> </text:span><text:span text:style-name="T53">anumati </text:span><text:s/>are marked 'obj' to the verb <text:span text:style-name="T53">valaṅkappaṭavillai</text:span>. <text:span text:style-name="T225">Here,</text:span> <text:span text:style-name="T53">avarkaḷukku</text:span> is <text:span text:style-name="T225">an </text:span>'iobj' and <text:span text:style-name="T53">anumati </text:span><text:s/><text:span text:style-name="T225">is an</text:span> 'obj'.</text:p>
      <text:p text:style-name="P69"><text:soft-page-break/></text:p>
      <text:p text:style-name="P70"><text:span text:style-name="T101">I</text:span><text:span text:style-name="T92">nstances</text:span>: <text:span text:style-name="T207">sent_id = train-s113, sent_id = train-s134, sent_id = train-s138, sent_id = train-s179, sent_id = train-s188, sent_id = train-s275, sent_id = train-s291, and sent_id = train-s329 </text:span></text:p>
      <text:p text:style-name="P70"/>
      <text:p text:style-name="P123"><text:span text:style-name="T150">Error type-</text:span><text:span text:style-name="T152">3</text:span><text:span text:style-name="T150">: </text:span><text:span text:style-name="T148">Tag '</text:span><text:span text:style-name="T149">nusbj:nc</text:span><text:span text:style-name="T148">' instead of '</text:span><text:span text:style-name="T149">obj</text:span><text:span text:style-name="T148">' </text:span><text:span text:style-name="T151">(4 instances)</text:span></text:p>
      <text:p text:style-name="P123"><text:span text:style-name="T150"/></text:p>
      <text:p text:style-name="P178"><text:span text:style-name="T206">Words with dative marker </text:span><text:span text:style-name="T49">-ku, </text:span><text:span text:style-name="T77">having the role of experiencer are marked </text:span><text:span text:style-name="T82">as</text:span><text:span text:style-name="T77"> 'obj'. </text:span><text:span text:style-name="T160">In Telugu UD,‘nubj:nc’ is used which can be </text:span><text:span text:style-name="T161">borrowed </text:span><text:span text:style-name="T162">for</text:span><text:span text:style-name="T161"> </text:span><text:span text:style-name="T160">Tamil too.</text:span></text:p>
      <text:p text:style-name="P178"/>
      <text:p text:style-name="P178"><text:span text:style-name="T143">Example:</text:span></text:p>
      <text:list xml:id="list141255139877251" text:continue-numbering="true" text:style-name="WWNum1">
        <text:list-header>
          <text:p text:style-name="P209"><text:span text:style-name="T224"># sent_id = train-s222</text:span></text:p>
          <text:p text:style-name="P211"><text:span text:style-name="T6">enakku</text:span><text:span text:style-name="T224"> āyuḷ <text:tab/><text:tab/>taṇṭanai <text:tab/>vitittālum <text:tab/>allatu</text:span></text:p>
          <text:p text:style-name="P209"><text:s/><text:span text:style-name="T7">to</text:span><text:span text:style-name="T236"> </text:span><text:span text:style-name="T7">me</text:span><text:span text:style-name="T236"> <text:s text:c="2"/>lifetime<text:tab/>imprisonment<text:tab/>given<text:tab/><text:tab/>or</text:span></text:p>
          <text:p text:style-name="P210"/>
        </text:list-header>
      </text:list>
      <text:p text:style-name="P212"><text:span text:style-name="T167">I</text:span><text:span text:style-name="T166">nstances:</text:span><text:span text:style-name="T163"> <text:s/></text:span><text:span text:style-name="T164">sent_id = train-s</text:span><text:span text:style-name="T163">222, </text:span><text:span text:style-name="T164">sent_id = train-s</text:span><text:span text:style-name="T163">232, </text:span><text:span text:style-name="T165">and </text:span><text:span text:style-name="T164">sent_id = train-s</text:span><text:span text:style-name="T163">276</text:span></text:p>
      <text:p text:style-name="P212"/>
      <text:p text:style-name="P174"><text:span text:style-name="T141">Error type-</text:span><text:span text:style-name="T142">4</text:span><text:span text:style-name="T141">: </text:span><text:span text:style-name="T118">Tag '</text:span><text:span text:style-name="T120">nsubj</text:span><text:span text:style-name="T118">' instead of '</text:span><text:span text:style-name="T120">obj</text:span><text:span text:style-name="T118">' </text:span><text:span text:style-name="T122">(1 instance)</text:span></text:p>
      <text:p text:style-name="P107"/>
      <text:p text:style-name="P107">In the instance below, the relation 'obj' is given to the su<text:span text:style-name="T228">b</text:span>ject of the clause. For such instances, 'nsubj' is the tag used in UD.</text:p>
      <text:p text:style-name="P107"/>
      <text:p text:style-name="P76"><text:span text:style-name="T227">Example:</text:span></text:p>
      <text:p text:style-name="P107"># sent_id = train-s120 </text:p>
      <text:p text:style-name="P154"><text:span text:style-name="T8">patavi<text:tab/>nīṭṭippu <text:tab/>kālam</text:span><text:span text:style-name="T237"><text:tab/> niraivu peruvatarku <text:tab/>munpē srīpati <text:tab/><text:tab/>ōyvu perruḷḷatāl</text:span>,...</text:p>
      <text:p text:style-name="P107"><text:span text:style-name="T1">extension </text:span><text:s text:c="5"/><text:tab/><text:tab/><text:span text:style-name="T1">period</text:span> <text:s/>to get <text:s/>completed <text:s text:c="3"/><text:tab/>before <text:s/>sreepathi <text:s text:c="4"/><text:tab/>retired-reason</text:p>
      <text:p text:style-name="P176"/>
      <text:p text:style-name="P205"><text:span text:style-name="T163">Here, <text:s/></text:span><text:span text:style-name="T168">kālam</text:span><text:span text:style-name="T163"> is supposed to be 'nsubj' of </text:span><text:span text:style-name="T168">niraivu </text:span><text:span text:style-name="T163"><text:s/>and not 'obj.</text:span></text:p>
      <text:p text:style-name="P206"/>
      <text:p text:style-name="P206"/>
      <text:p text:style-name="P88"><text:span text:style-name="T229">II. </text:span>Wrong ‘<text:span text:style-name="T234">i</text:span>obj’ <text:s/>instances</text:p>
      <text:p text:style-name="P88"/>
      <text:p text:style-name="P142"><text:span text:style-name="T116">Error type-</text:span><text:span text:style-name="T123">1</text:span><text:span text:style-name="T116">: </text:span><text:span text:style-name="T118">Tag '</text:span><text:span text:style-name="T119">o</text:span><text:span text:style-name="T120">bj</text:span><text:span text:style-name="T118">' instead of '</text:span><text:span text:style-name="T119">i</text:span><text:span text:style-name="T120">obj</text:span><text:span text:style-name="T118">' </text:span><text:span text:style-name="T117">(8 instances)</text:span></text:p>
      <text:p text:style-name="P142"><text:span text:style-name="T117"/></text:p>
      <text:p text:style-name="P106">In the instance below, the tag 'iobj' is used when the verb has only one argument. In such cases, the appropriate tag would be 'obj'. </text:p>
      <text:p text:style-name="P106"/>
      <text:p text:style-name="P75"><text:span text:style-name="T227">Example:</text:span></text:p>
      <text:p text:style-name="P121"># sent_id = train-s202</text:p>
      <text:p text:style-name="P153">tikvijay <text:s text:c="3"/>ciṅ <text:s text:c="4"/><text:span text:style-name="T1"><text:s/>karuttu </text:span><text:tab/>terivittuḷḷār.</text:p>
      <text:p text:style-name="P122">Digvijay <text:s/>Singh <text:s text:c="2"/><text:span text:style-name="T1">comment</text:span><text:tab/>told</text:p>
      <text:p text:style-name="P104"/>
      <text:p text:style-name="P105"><text:span text:style-name="T100">I</text:span><text:span text:style-name="T92">nstances:</text:span> <text:s/><text:span text:style-name="T209">sent_id = train-s7, sent_id = train-s32, sent_id = train-s72, sent_id = train-s141, <text:s/>sent_id = train-s142, sent_id = train-s202, sent_id = train-s365 and sent_id = train-s382</text:span></text:p>
      <text:p text:style-name="P105"/>
      <text:p text:style-name="P85"/>
      <text:p text:style-name="P87"><text:span text:style-name="T229">III. </text:span>Wrong ‘<text:span text:style-name="T236">nsu</text:span>bj’ <text:s/>instances</text:p>
      <text:p text:style-name="P87"/>
      <text:p text:style-name="P126"><text:span text:style-name="T229">Error type-1: </text:span>Tag 'obl' instead of 'nsubj' <text:span text:style-name="T250">(1 instance)</text:span></text:p>
      <text:p text:style-name="P126"/>
      <text:p text:style-name="P177">The tag 'nsubj' is used instead of 'obl'. In this instance, the 'nusubj' marked word is not the subject but a non-core argument of the sentence. Thus, it can be marked with the tag 'obl'.</text:p>
      <text:p text:style-name="P177"><text:soft-page-break/></text:p>
      <text:p text:style-name="P177"># sent_id = train-s277 </text:p>
      <text:p text:style-name="P163"><text:span text:style-name="T251">itukurittu <text:tab/><text:tab/>cipiai </text:span><text:span text:style-name="T11">vicāraṇaikku <text:tab/></text:span><text:span text:style-name="T251">uttaraviṭappaṭṭuḷḷatu.</text:span></text:p>
      <text:p text:style-name="P177">Regarding this <text:s/><text:tab/>CBI <text:s text:c="3"/><text:span text:style-name="T1">enquiry <text:s/></text:span><text:s text:c="10"/>been ordered</text:p>
      <text:p text:style-name="P89"/>
      <text:p text:style-name="P86"/>
      <text:p text:style-name="P179"><text:span text:style-name="T229">IV. Wrong ‘nmod’ <text:s/>instances</text:span></text:p>
      <text:p text:style-name="P179"/>
      <text:p text:style-name="P96"><text:span text:style-name="T126">Error type-</text:span><text:span text:style-name="T127">1</text:span><text:span text:style-name="T126">: </text:span><text:span text:style-name="T107">Tag 'obl' instead of 'nmod' </text:span><text:span text:style-name="T128">(12 instances)</text:span></text:p>
      <text:p text:style-name="P11"/>
      <text:p text:style-name="P11">The tag 'nmod' is given in conditions where it does not have a noun/adjective/adverb/genitive complements to modify. Th<text:span text:style-name="T252">e relation</text:span> 'obl' <text:span text:style-name="T228">can be preferred</text:span>. For instance,</text:p>
      <text:p text:style-name="P12"/>
      <text:p text:style-name="P77"><text:span text:style-name="T227">Example:</text:span></text:p>
      <text:p text:style-name="P12"># sent_id = train-s3 </text:p>
      <text:p text:style-name="P162">mukkiya <text:span text:style-name="T1">nakaraṅkaḷil</text:span> uḷḷa</text:p>
      <text:p text:style-name="P12">important <text:s text:c="3"/><text:span text:style-name="T1">cities <text:s text:c="9"/></text:span><text:span text:style-name="T29">be</text:span></text:p>
      <text:p text:style-name="P12"/>
      <text:p text:style-name="P172"><text:span text:style-name="T95">I</text:span><text:span text:style-name="T93">nstances:</text:span><text:span text:style-name="T29"> sent_id = train-s3, </text:span><text:span text:style-name="T30">sent_id = train-</text:span><text:span text:style-name="T29">27, </text:span><text:span text:style-name="T30">sent_id = train-</text:span><text:span text:style-name="T35">s</text:span><text:span text:style-name="T29">55, </text:span><text:span text:style-name="T30">sent_id = train-</text:span><text:span text:style-name="T31">60, </text:span><text:span text:style-name="T30">sent_id = train-</text:span><text:span text:style-name="T31">87, </text:span><text:span text:style-name="T30">sent_id = train-</text:span><text:span text:style-name="T31">144, </text:span><text:span text:style-name="T30">sent_id = train-</text:span><text:span text:style-name="T31">159, </text:span><text:span text:style-name="T30">sent_id = train-</text:span><text:span text:style-name="T31">192, </text:span><text:span text:style-name="T30">sent_id = train-</text:span><text:span text:style-name="T31">207, </text:span><text:span text:style-name="T30">sent_id = train-</text:span><text:span text:style-name="T31">210, </text:span><text:span text:style-name="T30">sent_id = train-</text:span><text:span text:style-name="T31">302 </text:span><text:span text:style-name="T36">and</text:span><text:span text:style-name="T31"> </text:span><text:span text:style-name="T30">sent_id = train-</text:span><text:span text:style-name="T32">371</text:span></text:p>
      <text:p text:style-name="P172"/>
      <text:p text:style-name="P124"><text:span text:style-name="T229">Error type-2: </text:span>Tag '<text:span text:style-name="T208">det</text:span>' instead of 'nmod' <text:span text:style-name="T248">(1 instance)</text:span></text:p>
      <text:p text:style-name="P144"/>
      <text:p text:style-name="P144">The tag 'nmod' is given to the word which has the role of <text:span text:style-name="T208">determiner</text:span>. It doesnot modify any noun/adjective/adverb. Thus, the possible tag could be '<text:span text:style-name="T155">det'</text:span>.</text:p>
      <text:p text:style-name="P97"/>
      <text:p text:style-name="P77"><text:span text:style-name="T227">Example:</text:span></text:p>
      <text:p text:style-name="P144"># sent_id = train-s29 </text:p>
      <text:p text:style-name="P170"><text:span text:style-name="T10">itē </text:span><text:span text:style-name="T249"><text:tab/>carvēyil</text:span>,...</text:p>
      <text:p text:style-name="P144"><text:span text:style-name="T1">this</text:span> <text:s text:c="4"/>survey-Loc <text:s text:c="2"/></text:p>
      <text:p text:style-name="P144"/>
      <text:p text:style-name="P125"><text:span text:style-name="T229">Error type-3:</text:span> Tag 'flat:name' instead of 'nmod' <text:span text:style-name="T247">(51 instances)</text:span></text:p>
      <text:p text:style-name="P151"/>
      <text:p text:style-name="P151">The tag 'flat:name' can be used instead of 'nmod' in the following instance. Here,<text:span text:style-name="T46"> srī </text:span>is not a modifier of <text:span text:style-name="T46">perumputūr</text:span> but it is altogether, a place name. </text:p>
      <text:p text:style-name="P151"/>
      <text:p text:style-name="P77"><text:span text:style-name="T227">Example:</text:span></text:p>
      <text:p text:style-name="P151"># sent_id = train-s1 </text:p>
      <text:p text:style-name="P164"><text:span text:style-name="T247">cennai <text:tab/><text:tab/>arukē <text:tab/><text:tab/></text:span><text:span text:style-name="T9">srī</text:span><text:span text:style-name="T247"> perumputūril </text:span></text:p>
      <text:p text:style-name="P151"><text:span text:style-name="T154">Chennai <text:s text:c="2"/><text:tab/>near <text:s text:c="2"/><text:tab/><text:tab/></text:span><text:span text:style-name="T3">Sree</text:span><text:span text:style-name="T154"> Perumputhur-Loc</text:span></text:p>
      <text:p text:style-name="P151"/>
      <text:p text:style-name="P143"><text:span text:style-name="T103">I</text:span><text:span text:style-name="T102">nstances:</text:span><text:span text:style-name="T32"> <text:s/></text:span><text:span text:style-name="T209">sent_id = train-s1 (2 instances), sent_id = train-s29, sent_id = train-s31, sent_id = train-s36, sent_id = train-s37, sent_id = train-s49, sent_id = train-s53, sent_id = train-s57, sent_id = train-s59, <text:s/>sent_id = train-s60, <text:s/>sent_id = train-s62, <text:s/>sent_id = train-s64, <text:s/>sent_id = train-s69, sent_id = train-s71, sent_id = train-s77, <text:s/>sent_id = train-s79, <text:s/>sent_id = train-s87, <text:s/>sent_id = train-s93, sent_id = train-s122, sent_id = train-s142, sent_id = train-s143, sent_id = train-s159, <text:s/>sent_id = train-s162, <text:s/>sent_id = train-s202, <text:s/>sent_id = train-s203, <text:s/>sent_id = train-s204, <text:s/>sent_id = train-s208, sent_id = train-s209, sent_id = train-s211, sent_id = train-s213, sent_id = train-s215, <text:s/>sent_id = train-s236, sent_id = train-s244, <text:s/>sent_id = train-s249, sent_id = train-s251, <text:s/>sent_id = train-s252, <text:s/>sent_id = train-s255, sent_id = train-s301, <text:s/>sent_id = train-s312, <text:s/>sent_id = train-s315, sent_id = train-s316, <text:s/>sent_id = train-s322, <text:s/>sent_id = train-s323, <text:s/>sent_id = train-s324, <text:s/>sent_id = train-s335, sent_id = </text:span><text:soft-page-break/><text:span text:style-name="T209">train-s337, sent_id = train-s342, sent_id = train-s343, <text:s text:c="2"/>sent_id = train-s349, and sent_id = train-s359. </text:span></text:p>
      <text:p text:style-name="P175"/>
      <text:p text:style-name="P175"/>
      <text:p text:style-name="P138"><text:span text:style-name="T12">Error type-</text:span><text:span text:style-name="T15">4</text:span><text:span text:style-name="T12">: </text:span><text:span text:style-name="T13">Tag '</text:span><text:span text:style-name="T1">list</text:span><text:span text:style-name="T13">' instead of 'nmod' </text:span><text:span text:style-name="T14">(</text:span><text:span text:style-name="T15">4 instances)</text:span></text:p>
      <text:p text:style-name="P138"><text:span text:style-name="T13"/></text:p>
      <text:p text:style-name="P108"><text:span text:style-name="T214">In the instance below, t</text:span>he tag 'nmod' is used to denote a list of entities or people, modifying the first one. According to UD, such list is marked with the relation 'list'. </text:p>
      <text:p text:style-name="P108"/>
      <text:p text:style-name="P78"><text:span text:style-name="T227">Example:</text:span></text:p>
      <text:p text:style-name="P108"># sent_id = train-s89 </text:p>
      <text:p text:style-name="P155"><text:span text:style-name="T136">...ē.kē.celvarāj, atimuka <text:s text:c="2"/>piramukarkaḷ <text:s/>el.maṇi, <text:s text:c="4"/>kē.kē.mātan <text:s text:c="12"/>uḷḷiṭṭōr <text:s/>varavērranar.</text:span></text:p>
      <text:p text:style-name="P108"><text:span text:style-name="T1">A.K.Slevaraj <text:s/>ADMK members <text:s text:c="5"/>L.Mani, <text:s text:c="2"/>K.K.Manoharan</text:span> <text:s/>all <text:s text:c="8"/>welcomed</text:p>
      <text:p text:style-name="P108"/>
      <text:p text:style-name="P74">In this instance, the names of four people is supposed to be marked 'list' to <text:span text:style-name="T139">uḷḷiṭṭōr</text:span>. </text:p>
      <text:p text:style-name="P73"/>
      <text:p text:style-name="P90"><text:span text:style-name="T253">I</text:span>nstances: <text:span text:style-name="T107"><text:s/>sent_id = train-s</text:span><text:span text:style-name="T111">85, </text:span><text:span text:style-name="T129">sent_id = train-s89, </text:span><text:span text:style-name="T112">sent_id = train-s2</text:span><text:span text:style-name="T113">13</text:span><text:span text:style-name="T112">, <text:s/></text:span><text:span text:style-name="T114">and</text:span><text:span text:style-name="T112"> sent_id = train-s3</text:span><text:span text:style-name="T114">59.</text:span></text:p>
      <text:p text:style-name="P58"/>
      <text:p text:style-name="P139"><text:span text:style-name="T12">Error type-</text:span><text:span text:style-name="T16">5</text:span><text:span text:style-name="T15">: </text:span><text:span text:style-name="T13">Tag '</text:span><text:span text:style-name="T5">compound</text:span><text:span text:style-name="T13">' instead of 'nmod' </text:span><text:span text:style-name="T16">(1 instance)</text:span></text:p>
      <text:p text:style-name="P139"><text:span text:style-name="T16"/></text:p>
      <text:p text:style-name="P47">In the instance below, the tag 'nmod' is used to denote a compund entity. There is a separate tag called 'compound' in UD relation tag list. </text:p>
      <text:p text:style-name="P37"/>
      <text:p text:style-name="P79"><text:span text:style-name="T227">Example:</text:span></text:p>
      <text:p text:style-name="P47"># sent_id = train-s120 </text:p>
      <text:p text:style-name="P156"><text:span text:style-name="T1">patavi nīṭṭippu</text:span> <text:tab/>kālam <text:tab/>niraivu <text:tab/>peruvatarku</text:p>
      <text:p text:style-name="P37"><text:span text:style-name="T5">extension</text:span><text:span text:style-name="T214"> <text:s/><text:tab/><text:tab/>period <text:s/>complete <text:s text:c="2"/><text:tab/>to get</text:span></text:p>
      <text:p text:style-name="P37"/>
      <text:p text:style-name="P109"><text:span text:style-name="T12">Error type-</text:span><text:span text:style-name="T18">6</text:span><text:span text:style-name="T15">:</text:span><text:span text:style-name="T1"> </text:span><text:span text:style-name="T13">Tag '</text:span><text:span text:style-name="T17">appos</text:span><text:span text:style-name="T13">' instead of 'nmod' </text:span><text:span text:style-name="T16">(1 instance)</text:span></text:p>
      <text:p text:style-name="P109"><text:span text:style-name="T13"/></text:p>
      <text:p text:style-name="P29"><text:span text:style-name="T124">In the instance below, the tag 'nmod' is used to refer to a group of people. In UD, appositional modifier </text:span><text:span text:style-name="T125">is </text:span><text:span text:style-name="T215">used </text:span><text:span text:style-name="T181">to define, modify, name, or describe t</text:span><text:span text:style-name="T182">he immediately following </text:span><text:span text:style-name="T181">noun.</text:span></text:p>
      <text:p text:style-name="P29"/>
      <text:p text:style-name="P188"><text:span text:style-name="T227">Example:</text:span></text:p>
      <text:p text:style-name="P61"># sent_id = train-s56 </text:p>
      <text:p text:style-name="P196"><text:span text:style-name="T227">ilaṅkaiyiliruntu <text:tab/>intiya <text:tab/></text:span><text:span text:style-name="T19">vīrarkaḷ </text:span><text:span text:style-name="T227"><text:tab/>anaivarum</text:span></text:p>
      <text:p text:style-name="P30"><text:span text:style-name="T181">srilanka-from <text:s text:c="7"/><text:tab/>indian <text:s/></text:span><text:span text:style-name="T192">players</text:span><text:span text:style-name="T181"> <text:s text:c="3"/><text:tab/>all</text:span></text:p>
      <text:p text:style-name="P30"/>
      <text:p text:style-name="P149"><text:span text:style-name="T181">In this instance, </text:span><text:span text:style-name="T201">anaivarum</text:span><text:span text:style-name="T181"> just refers to </text:span><text:span text:style-name="T201">vīrarkaḷ </text:span><text:span text:style-name="T191"><text:s/>but does not modify. Thus, </text:span><text:span text:style-name="T201">vīrarkaḷ </text:span><text:span text:style-name="T191"><text:s/>can be marked as 'appos' to </text:span><text:span text:style-name="T201">anaivarum</text:span><text:span text:style-name="T191">.</text:span></text:p>
      <text:p text:style-name="P149"><text:span text:style-name="T191"/></text:p>
      <text:p text:style-name="P149"/>
      <text:p text:style-name="P180"><text:span text:style-name="T204">V. Wrong ‘</text:span><text:span text:style-name="T205">appos</text:span><text:span text:style-name="T204">’ <text:s/>instances</text:span></text:p>
      <text:p text:style-name="P173"/>
      <text:p text:style-name="P127"><text:span text:style-name="T229">Error type-1: </text:span>Tag 'obl' instead of 'appos' <text:span text:style-name="T254">(4 instances)</text:span></text:p>
      <text:p text:style-name="P98"/>
      <text:p text:style-name="P184">The tag 'appos' is used in equative constructions. But, in the following instance, the tagged word does not define any entity but acts as a non-core argument to the clause. Thus, it can be marked with the tag 'obl'.</text:p>
      <text:p text:style-name="P183"/>
      <text:p text:style-name="P189"><text:span text:style-name="T227">Example:</text:span></text:p>
      <text:p text:style-name="P183"># sent_id = train-s388 </text:p>
      <text:p text:style-name="P185"><text:soft-page-break/>...<text:span text:style-name="T54">ēn <text:s text:c="3"/>nalla <text:s text:c="2"/></text:span><text:span text:style-name="T67">paṇikaḷukku</text:span><text:span text:style-name="T54"> otukkak <text:s text:c="3"/>kūṭātu</text:span> ...</text:p>
      <text:p text:style-name="P183"><text:s text:c="3"/>why good <text:s text:c="2"/><text:span text:style-name="T1">jobs </text:span><text:s text:c="15"/>reserve <text:s text:c="3"/>not</text:p>
      <text:p text:style-name="P186"/>
      <text:p text:style-name="P187"><text:span text:style-name="T103">I</text:span><text:span text:style-name="T92">nstances: </text:span><text:s/><text:span text:style-name="T91">sent_id = train-s308 (2 instances) sent_id = train-s387, and sent_id = train-s388</text:span></text:p>
      <text:p text:style-name="P150"><text:span text:style-name="T191"/></text:p>
      <text:p text:style-name="P30"/>
      <text:p text:style-name="P181"><text:span text:style-name="T204">V. Wrong ‘</text:span><text:span text:style-name="T205">root</text:span><text:span text:style-name="T204">’ <text:s/>instances</text:span></text:p>
      <text:p text:style-name="P181"><text:span text:style-name="T204"/></text:p>
      <text:p text:style-name="P110"><text:span text:style-name="T193">Error type-1:</text:span><text:span text:style-name="T192"> </text:span><text:span text:style-name="T194">Tag '</text:span><text:span text:style-name="T195">aux</text:span><text:span text:style-name="T194">' instead of '</text:span><text:span text:style-name="T195">root</text:span><text:span text:style-name="T194">'</text:span></text:p>
      <text:p text:style-name="P38"/>
      <text:p text:style-name="P38"><text:span text:style-name="T183">In the instance below, the tag '</text:span><text:span text:style-name="T184">root</text:span><text:span text:style-name="T183">' is used </text:span><text:span text:style-name="T184">for</text:span><text:span text:style-name="T183"> </text:span><text:span text:style-name="T184">passive auxiliary</text:span><text:span text:style-name="T183">. In UD, </text:span><text:span text:style-name="T184">it is mared 'aux' and not 'root'.</text:span></text:p>
      <text:p text:style-name="P45"/>
      <text:p text:style-name="P190"><text:span text:style-name="T227">Example:</text:span></text:p>
      <text:p text:style-name="P62"># sent_id = train-s319 </text:p>
      <text:p text:style-name="P114"><text:span text:style-name="T181"># text = ...</text:span><text:span text:style-name="T202">miṭṭalin <text:tab/>paṅkaḷippaip pārāṭṭi <text:tab/>ivvirutu <text:s/><text:tab/>valaṅkap </text:span><text:span text:style-name="T203">paṭṭatu.</text:span></text:p>
      <text:p text:style-name="P45"><text:span text:style-name="T181"><text:s text:c="17"/>Mitel's <text:s text:c="3"/><text:tab/>contribution <text:s text:c="2"/>appriciate <text:s text:c="2"/><text:tab/>this award <text:s/><text:tab/>given</text:span><text:span text:style-name="T192">-aux</text:span></text:p>
      <text:p text:style-name="P63"/>
      <text:p text:style-name="P113"><text:span text:style-name="T181">The actual verb </text:span><text:span text:style-name="T202">valaṅkap</text:span><text:span text:style-name="T184"> </text:span><text:span text:style-name="T181">is supposed to be marked as the 'root' of the sentence.</text:span></text:p>
      <text:p text:style-name="P46"><text:span text:style-name="T181"/></text:p>
      <text:p text:style-name="P46"><text:span text:style-name="T181">------------------------------------------------------------------------------------------------------------------------</text:span></text:p>
      <text:p text:style-name="P61"/>
      <text:p text:style-name="P129">Section 2: Correct relation but marked to wrong root <text:span text:style-name="T254">(1 instance)</text:span></text:p>
      <text:p text:style-name="P128"/>
      <text:p text:style-name="P26">In the instace below, the tag 'nmod' <text:span text:style-name="T230">for the word ‘yaar’ </text:span>is right but the relation <text:span text:style-name="T210">is supposed to be</text:span> given to <text:span text:style-name="T46">talaivarkaḷ </text:span><text:span text:style-name="T78">('nsubj')</text:span><text:span text:style-name="T46"> </text:span><text:span text:style-name="T75">and not </text:span><text:span text:style-name="T46"><text:s/>kaṇippil </text:span><text:span text:style-name="T78">('obl')</text:span><text:span text:style-name="T46">. </text:span></text:p>
      <text:p text:style-name="P53"/>
      <text:p text:style-name="P191"><text:span text:style-name="T227">Example:</text:span></text:p>
      <text:p text:style-name="P26"># sent_id = train-s29 </text:p>
      <text:p text:style-name="P148"><text:span text:style-name="T136">itē <text:s text:c="2"/>carvēyil, 'atikam nēcikkap paṭum ulakat talaivarkaḷ </text:span><text:span text:style-name="T137">yār</text:span><text:span text:style-name="T136">?’ <text:s text:c="3"/>enra <text:s text:c="4"/>karuttuk kaṇippil,...</text:span></text:p>
      <text:p text:style-name="P26"><text:span text:style-name="T144">this survey, <text:s text:c="3"/></text:span><text:span text:style-name="T145">'</text:span><text:span text:style-name="T144">more <text:s text:c="4"/>lov</text:span><text:span text:style-name="T145">ing</text:span><text:span text:style-name="T144"> <text:s text:c="9"/></text:span><text:span text:style-name="T145">world <text:s/>leaders <text:s text:c="3"/></text:span><text:span text:style-name="T147">who</text:span><text:span text:style-name="T145">?' in that opinion <text:s text:c="4"/>pol</text:span><text:span text:style-name="T146">l</text:span></text:p>
      <text:p text:style-name="P26"/>
      <text:p text:style-name="P26"><text:span text:style-name="T146">------------------------------------------------------------------------------------------------------------------------</text:span></text:p>
      <text:p text:style-name="P145"/>
      <text:p text:style-name="P130"><text:span text:style-name="T210">Section 3:</text:span> <text:span text:style-name="T231">Morph Issues</text:span></text:p>
      <text:p text:style-name="P130"/>
      <text:p text:style-name="P132"><text:span text:style-name="T185">Error type-1:</text:span><text:span text:style-name="T221"> Root </text:span>word and not Case=Loc <text:span text:style-name="T254">(1 instance)</text:span></text:p>
      <text:p text:style-name="P131"/>
      <text:p text:style-name="P197">In sent_id = train-s337, the word <text:span text:style-name="T46">kōyil</text:span> <text:span text:style-name="T45">'temple'</text:span> <text:span text:style-name="T231">ends with</text:span> <text:span text:style-name="T46">-il</text:span> <text:s/>which is not <text:span text:style-name="T231">a </text:span>Locative marker but <text:span text:style-name="T231">a part of the word. Morph identified wrongly as Case=Loc.</text:span></text:p>
      <text:p text:style-name="P197"/>
      <text:p text:style-name="P191"><text:span text:style-name="T227">Example:</text:span></text:p>
      <text:p text:style-name="P52"># sent_id = train-s337 </text:p>
      <text:p text:style-name="P200">.<text:span text:style-name="T46">..</text:span><text:span text:style-name="T55">anta </text:span><text:span text:style-name="T68">kōyil <text:tab/><text:tab/></text:span><text:span text:style-name="T55">nirvāka ceytit toṭarpāḷar</text:span><text:span text:style-name="T46">... <text:s/></text:span></text:p>
      <text:p text:style-name="P52"><text:s text:c="3"/>that <text:s/><text:span text:style-name="T1">temple </text:span><text:s text:c="2"/><text:tab/>administrative officer</text:p>
      <text:p text:style-name="P54"/>
      <text:p text:style-name="P54"/>
      <text:p text:style-name="P54">Test case:(tested as subject of the sentence in online UD-tamil2.3)</text:p>
      <text:p text:style-name="P52"/>
      <text:p text:style-name="P65"># sent_id = 1 </text:p>
      <text:p text:style-name="P67"><text:span text:style-name="T157"># text = </text:span><text:span text:style-name="T159">காஞ்சிபுரம் கோயில் மிக அழகானது </text:span></text:p>
      <text:p text:style-name="P67"><text:span text:style-name="T157">1 </text:span><text:span text:style-name="T159">காஞ்சிபுரம் காஞ்சிபுரம் </text:span><text:span text:style-name="T157">PROPN NEN-3SN-- Case=Nom|Gender=Neut|Number=Sing|Person=3 2 nmod _ _ </text:span></text:p>
      <text:p text:style-name="P67"><text:soft-page-break/><text:span text:style-name="T157">2 </text:span><text:span text:style-name="T159">கோயில் கோயில் </text:span><text:span text:style-name="T157">NOUN NNL-3SN-- Case=Loc|Gender=Neut|Number=Sing|Person=3 4 obl _ _ </text:span></text:p>
      <text:p text:style-name="P67"><text:span text:style-name="T157">3 </text:span><text:span text:style-name="T159">மிக மிக </text:span><text:span text:style-name="T157">DET QQ------- NumType=Card 4 obl _ _ </text:span></text:p>
      <text:p text:style-name="P66"><text:span text:style-name="T158">4 </text:span><text:span text:style-name="T140">அழகானது அழகாகு </text:span><text:span text:style-name="T158">VERB VzND3SNAA Case=Nom|Gender=Neut|Number=Sing|Person=3|Polarity=Pos|Tense=Past|VerbForm=Ger|Voice=Act 0 root _ _</text:span></text:p>
      <text:p text:style-name="P199">Here, the token 2 <text:s/><text:span text:style-name="T60">kōyil <text:s/></text:span>is the subject, <text:span text:style-name="T232">but wrongly marked as ‘obl’.</text:span></text:p>
      <text:p text:style-name="P27"/>
      <text:p text:style-name="P132"><text:span text:style-name="T185">Error type-</text:span><text:span text:style-name="T186">2</text:span><text:span text:style-name="T185">:</text:span><text:span text:style-name="T221"> Root </text:span>word and not Case=<text:span text:style-name="T221">Acc (2 instances)</text:span></text:p>
      <text:p text:style-name="P132"/>
      <text:p text:style-name="P120"><text:span text:style-name="T222">2.1. </text:span>In sent_id = train-s<text:span text:style-name="T221">85</text:span>, the word <text:span text:style-name="T56">ellaiy</text:span> <text:span text:style-name="T45">'border'</text:span> has <text:span text:style-name="T46">-</text:span><text:span text:style-name="T51">ai</text:span> at the end, which is not <text:span text:style-name="T221">Accusative</text:span> marker but the root word itself.</text:p>
      <text:p text:style-name="P42"/>
      <text:p text:style-name="P192"><text:span text:style-name="T227">Example:</text:span></text:p>
      <text:p text:style-name="P48"># sent_id = train-s85 </text:p>
      <text:p text:style-name="P116"><text:span text:style-name="T56">varum <text:s text:c="2"/>valiyil nīlakiri <text:s text:c="2"/>māvaṭṭa </text:span><text:span text:style-name="T69">ellaiyāna</text:span><text:span text:style-name="T56"> <text:s text:c="6"/>kuñcappanaiyil...</text:span></text:p>
      <text:p text:style-name="P48">coming way <text:s text:c="4"/>Nilagiri <text:s/>district <text:s text:c="3"/><text:span text:style-name="T1">border </text:span><text:s text:c="9"/>kunjappannai-loc </text:p>
      <text:p text:style-name="P48"/>
      <text:p text:style-name="P8"/>
      <text:p text:style-name="P120"><text:span text:style-name="T222">2.2. </text:span>In sent_id = train-s<text:span text:style-name="T222">264</text:span>, the word <text:span text:style-name="T59">tāniyaṅki</text:span><text:span text:style-name="T73"> </text:span><text:span text:style-name="T59"><text:s/></text:span><text:s/><text:span text:style-name="T45">'automotive'</text:span> has <text:span text:style-name="T222">no</text:span> <text:span text:style-name="T221">Accusative</text:span> marker <text:span text:style-name="T222">in it </text:span>but <text:span text:style-name="T222">has been marked Case=Acc in morph output. </text:span></text:p>
      <text:p text:style-name="P43"/>
      <text:p text:style-name="P192"><text:span text:style-name="T227">Example:</text:span></text:p>
      <text:p text:style-name="P28"># sent_id = train-s264 </text:p>
      <text:p text:style-name="P171">aṅkuḷḷa rayilvē <text:s text:c="3"/>kēṭ <text:s text:c="4"/><text:span text:style-name="T1">tāniyaṅki </text:span><text:s text:c="4"/>muraiyil <text:s text:c="5"/>ceyalpaṭak kūṭiyatu.</text:p>
      <text:p text:style-name="P28">There <text:s text:c="4"/>railway <text:s/>gate <text:s text:c="3"/><text:span text:style-name="T1">automotive</text:span> <text:s/>way <text:s text:c="12"/>functioning</text:p>
      <text:p text:style-name="P28"/>
      <text:p text:style-name="P28"/>
      <text:p text:style-name="P93"><text:span text:style-name="T196">Error type-</text:span><text:span text:style-name="T197">3</text:span><text:span text:style-name="T196">:</text:span><text:span text:style-name="T130"> </text:span><text:span text:style-name="T107">Case=Abl instead of Case=Loc </text:span><text:span text:style-name="T131">(25 instances)</text:span></text:p>
      <text:p text:style-name="P93"><text:span text:style-name="T107"/></text:p>
      <text:p text:style-name="P198">In the example below, Case=Abl <text:span text:style-name="T256">is more appropriate than</text:span> Case=Loc <text:span text:style-name="T256">as</text:span> nouns <text:span text:style-name="T256">are </text:span>followed by <text:span text:style-name="T46">-ilirun</text:span><text:span text:style-name="T47">t</text:span><text:span text:style-name="T46">u</text:span>. <text:s/><text:span text:style-name="T256">Ablative case is marked in Tamil for words ending with </text:span><text:span text:style-name="T46">-ilirun</text:span><text:span text:style-name="T47">t</text:span><text:span text:style-name="T46">u.</text:span><text:span text:style-name="T256"> </text:span>It is thus, considered as morph error. </text:p>
      <text:p text:style-name="P2"/>
      <text:p text:style-name="P193"><text:span text:style-name="T227">Example:</text:span></text:p>
      <text:p text:style-name="P2"># sent_id = train-s11 </text:p>
      <text:p text:style-name="P165">... <text:span text:style-name="T255">avarkaḷatu vālviṭaṅkaḷil</text:span><text:span text:style-name="T20">iruntu</text:span><text:span text:style-name="T255"> <text:s text:c="5"/>akarri,...</text:span></text:p>
      <text:p text:style-name="P2">their <text:s text:c="14"/>livelihood place-<text:span text:style-name="T1">Abl <text:s text:c="4"/></text:span><text:span text:style-name="T29">removed</text:span></text:p>
      <text:p text:style-name="P24"/>
      <text:p text:style-name="P4"><text:span text:style-name="T96">I</text:span><text:span text:style-name="T93">nstances:</text:span><text:span text:style-name="T29"> sent_id = train-s1</text:span><text:span text:style-name="T33">1,</text:span><text:span text:style-name="T29"> sent_id = train-s13, sent_id = train-s32, sent_id = train-s</text:span><text:span text:style-name="T33">48, </text:span><text:span text:style-name="T29">sent_id = train-s</text:span><text:span text:style-name="T33">56, </text:span><text:span text:style-name="T29">sent_id = train-s</text:span><text:span text:style-name="T33">61, </text:span><text:span text:style-name="T29">sent_id = train-s</text:span><text:span text:style-name="T33">62, </text:span><text:span text:style-name="T29">sent_id = train-s</text:span><text:span text:style-name="T33">84, </text:span><text:span text:style-name="T29">sent_id = train-s</text:span><text:span text:style-name="T33">91, </text:span><text:span text:style-name="T29">sent_id = train-s</text:span><text:span text:style-name="T33">105, </text:span><text:span text:style-name="T29">sent_id = train-s</text:span><text:span text:style-name="T33">117, </text:span><text:span text:style-name="T29">sent_id = train-s</text:span><text:span text:style-name="T33">147, </text:span><text:span text:style-name="T29">sent_id = train-s</text:span><text:span text:style-name="T33">166, </text:span><text:span text:style-name="T29">sent_id = train-s</text:span><text:span text:style-name="T33">172, </text:span><text:span text:style-name="T29">sent_id = train-s</text:span><text:span text:style-name="T33">174, </text:span><text:span text:style-name="T29">sent_id = train-s</text:span><text:span text:style-name="T33">175, </text:span><text:span text:style-name="T29">sent_id = train-s</text:span><text:span text:style-name="T33">249, </text:span><text:span text:style-name="T29">sent_id = train-s</text:span><text:span text:style-name="T33">294, </text:span><text:span text:style-name="T29">sent_id = train-s</text:span><text:span text:style-name="T33">309, </text:span><text:span text:style-name="T29">sent_id = train-s</text:span><text:span text:style-name="T33">368, </text:span><text:span text:style-name="T29">sent_id = train-s</text:span><text:span text:style-name="T33">383, </text:span><text:span text:style-name="T29">sent_id = train-s</text:span><text:span text:style-name="T33">384, </text:span><text:span text:style-name="T29">sent_id = train-s</text:span><text:span text:style-name="T33">385, </text:span><text:span text:style-name="T29">sent_id = train-s</text:span><text:span text:style-name="T33">386, and </text:span><text:span text:style-name="T29">sent_id = train-s</text:span><text:span text:style-name="T33">397 <text:s/></text:span></text:p>
      <text:p text:style-name="P3"/>
      <text:p text:style-name="P95"><text:span text:style-name="T196">Error type-</text:span><text:span text:style-name="T198">4</text:span><text:span text:style-name="T196">:</text:span><text:span text:style-name="T130"> </text:span><text:span text:style-name="T107"><text:s/>Case=Ben instead of Case=Dat </text:span><text:span text:style-name="T131">(</text:span><text:span text:style-name="T132">17</text:span><text:span text:style-name="T131"> instances)</text:span></text:p>
      <text:p text:style-name="P94"><text:span text:style-name="T107"/></text:p>
      <text:p text:style-name="P201"><text:span text:style-name="T29">Case=Dat is marked for the words ending with -</text:span><text:span text:style-name="T61">ku</text:span><text:span text:style-name="T87"> </text:span><text:span text:style-name="T88">and</text:span><text:span text:style-name="T63"> </text:span><text:span text:style-name="T61">-ukk</text:span><text:span text:style-name="T62">ā</text:span><text:span text:style-name="T61">ka</text:span><text:span text:style-name="T29">. Since, Case=Ben is present in UD system, </text:span><text:span text:style-name="T38">words with </text:span><text:span text:style-name="T29">the benefactive marker -</text:span><text:span text:style-name="T61">ukk</text:span><text:span text:style-name="T62">ā</text:span><text:span text:style-name="T61">ka</text:span><text:span text:style-name="T29"> can be marked as Case=Ben instead of Case=Dat. </text:span></text:p>
      <text:p text:style-name="P14"/>
      <text:p text:style-name="P194"><text:span text:style-name="T227">Example:</text:span></text:p>
      <text:p text:style-name="P25"><text:soft-page-break/># sent_id = train-s81 </text:p>
      <text:p text:style-name="P167"><text:span text:style-name="T29">...</text:span><text:span text:style-name="T40">vicāraṇaiyai</text:span><text:span text:style-name="T21"> etirkoḷvatarkāka</text:span><text:span text:style-name="T29">... </text:span></text:p>
      <text:p text:style-name="P14"><text:span text:style-name="T29"><text:s text:c="3"/>enquiry <text:s text:c="9"/></text:span><text:span text:style-name="T1">face-Ben</text:span></text:p>
      <text:p text:style-name="P9"/>
      <text:p text:style-name="P202"><text:span text:style-name="T97">I</text:span><text:span text:style-name="T94">nstances:</text:span><text:span text:style-name="T30"> </text:span><text:span text:style-name="T39">sent_id = train-s81, </text:span><text:span text:style-name="T30">sent_id = train-s</text:span><text:span text:style-name="T34">113, </text:span><text:span text:style-name="T30">sent_id = train-s</text:span><text:span text:style-name="T34">163, </text:span><text:span text:style-name="T30">sent_id = train-s</text:span><text:span text:style-name="T34">166, </text:span><text:span text:style-name="T30">sent_id = train-s</text:span><text:span text:style-name="T34">169, </text:span><text:span text:style-name="T30">sent_id = train-s</text:span><text:span text:style-name="T34">173, </text:span><text:span text:style-name="T30">sent_id = train-s</text:span><text:span text:style-name="T34">177,</text:span><text:span text:style-name="T29"> </text:span><text:span text:style-name="T30">sent_id = train-s</text:span><text:span text:style-name="T34">215, </text:span><text:span text:style-name="T30">sent_id = train-s</text:span><text:span text:style-name="T34">222, </text:span><text:span text:style-name="T30">sent_id = train-s</text:span><text:span text:style-name="T34">265, </text:span><text:span text:style-name="T30">sent_id = train-s</text:span><text:span text:style-name="T34">329,</text:span><text:span text:style-name="T29"> </text:span><text:span text:style-name="T30">sent_id = train-s</text:span><text:span text:style-name="T29">358, </text:span><text:span text:style-name="T30">sent_id = train-s</text:span><text:span text:style-name="T29">364, </text:span><text:span text:style-name="T30">sent_id = train-s</text:span><text:span text:style-name="T29">371, </text:span><text:span text:style-name="T30">sent_id = train-s</text:span><text:span text:style-name="T29">386, </text:span><text:span text:style-name="T30">sent_id = train-s</text:span><text:span text:style-name="T34">389, and </text:span><text:span text:style-name="T30">sent_id = train-s</text:span><text:span text:style-name="T34">390</text:span></text:p>
      <text:p text:style-name="P5"/>
      <text:p text:style-name="P134"><text:span text:style-name="T185">Error type-</text:span><text:span text:style-name="T187">5</text:span><text:span text:style-name="T185">: </text:span>Reason marker <text:span text:style-name="T28">-</text:span><text:span text:style-name="T48">āl </text:span><text:span text:style-name="T75">instead of Case=Loc </text:span><text:span text:style-name="T83">(</text:span><text:span text:style-name="T84">2</text:span><text:span text:style-name="T83"> instances)</text:span></text:p>
      <text:p text:style-name="P133"><text:span text:style-name="T75"/></text:p>
      <text:p text:style-name="P3">The locative case marker in Tamil is -<text:span text:style-name="T46">il</text:span>. But, Case=Loc is also used <text:span text:style-name="T74">for </text:span>reason marker -<text:span text:style-name="T46">āl </text:span><text:span text:style-name="T76">which is a morph error</text:span>. For instance,</text:p>
      <text:p text:style-name="P2"/>
      <text:p text:style-name="P194"><text:span text:style-name="T227">Example:</text:span></text:p>
      <text:p text:style-name="P2"># sent_id = train-s7 </text:p>
      <text:p text:style-name="P166">...<text:span text:style-name="T41">urimaikaḷaip parikkum vakaiyil <text:s text:c="7"/>uḷḷat-</text:span><text:span text:style-name="T22">āl</text:span>...</text:p>
      <text:p text:style-name="P2"><text:s text:c="3"/>rights <text:s text:c="11"/>deprive <text:s text:c="4"/>in terms of <text:s text:c="2"/>there-<text:span text:style-name="T1">reas</text:span></text:p>
      <text:p text:style-name="P10"/>
      <text:p text:style-name="P2"><text:span text:style-name="T104">I</text:span><text:span text:style-name="T92">nstances:</text:span><text:span text:style-name="T107"> sent_id</text:span> = train-s208 </text:p>
      <text:p text:style-name="P2"/>
      <text:p text:style-name="P135"><text:span text:style-name="T185">Error type-</text:span><text:span text:style-name="T188">6</text:span><text:span text:style-name="T185">:</text:span><text:span text:style-name="T257"> </text:span>Case=<text:span text:style-name="T217">Acc</text:span> instead of Case=Nom <text:span text:style-name="T83">(</text:span><text:span text:style-name="T85">4</text:span><text:span text:style-name="T83"> instances)</text:span></text:p>
      <text:p text:style-name="P135"><text:span text:style-name="T83"/></text:p>
      <text:p text:style-name="P117">In <text:span text:style-name="T135">sent_id = train-s</text:span>226, the words <text:span text:style-name="T57">atircciyai</text:span> and <text:span text:style-name="T57">vētanaiyai</text:span> are marked Case=Nom. But the case seems to be Case=Acc as '<text:span text:style-name="T46">-ai'</text:span> marker is seen at the word final. </text:p>
      <text:p text:style-name="P39"/>
      <text:p text:style-name="P194"><text:span text:style-name="T227">Example:</text:span></text:p>
      <text:p text:style-name="P39"># sent_id = train-s226 </text:p>
      <text:p text:style-name="P158">...<text:span text:style-name="T258">perum <text:tab/></text:span><text:span text:style-name="T23">atircciyaiyum <text:tab/>vētanaiyaiyum</text:span><text:span text:style-name="T258"> aḷikkiratu.</text:span></text:p>
      <text:p text:style-name="P39"><text:s text:c="3"/>huge <text:s text:c="6"/><text:tab/><text:span text:style-name="T1">shock <text:s text:c="13"/>suffering</text:span> <text:s text:c="8"/>gives</text:p>
      <text:p text:style-name="P39"/>
      <text:p text:style-name="P119"><text:span text:style-name="T105">I</text:span><text:span text:style-name="T92">nstances:</text:span> sent_id = train-s<text:span text:style-name="T218">96, </text:span>sent_id = train-s2<text:span text:style-name="T218">52 and sent_id = train-s226 (2 instances)</text:span></text:p>
      <text:p text:style-name="P41"/>
      <text:p text:style-name="P100"><text:span text:style-name="T196">Error type-</text:span><text:span text:style-name="T199">7</text:span><text:span text:style-name="T196">:</text:span><text:span text:style-name="T133"> </text:span><text:span text:style-name="T107">Case=</text:span><text:span text:style-name="T133">Dat</text:span><text:span text:style-name="T107"> instead of Case=Nom </text:span><text:span text:style-name="T89">(</text:span><text:span text:style-name="T90">1</text:span><text:span text:style-name="T89"> instance)</text:span></text:p>
      <text:p text:style-name="P99"><text:span text:style-name="T107"/></text:p>
      <text:p text:style-name="P118">In <text:span text:style-name="T135">sent_id = train-s135, the word </text:span><text:span text:style-name="T58">mānilaṅkaḷukk</text:span><text:span text:style-name="T135"> is</text:span> marked Case=Nom. But the case seems to be Case=<text:span text:style-name="T218">Dat</text:span> as '<text:span text:style-name="T46">-</text:span><text:span text:style-name="T50">ku</text:span><text:span text:style-name="T46">'</text:span> marker is seen at the word final. </text:p>
      <text:p text:style-name="P40"/>
      <text:p text:style-name="P195"><text:span text:style-name="T227">Example:</text:span></text:p>
      <text:p text:style-name="P44"># sent_id = train-s135 </text:p>
      <text:p text:style-name="P159"><text:span text:style-name="T260">itanāl<text:tab/><text:tab/><text:tab/>ērpaṭak kūṭiya <text:tab/>pātakam iru</text:span><text:span text:style-name="T25"> <text:tab/>mānilaṅkaḷukkum</text:span><text:span text:style-name="T1">...</text:span></text:p>
      <text:p text:style-name="P44"><text:span text:style-name="T260">beacuse of this</text:span> <text:s text:c="6"/><text:tab/>going to happen <text:s text:c="3"/><text:tab/>effect <text:s text:c="4"/>two <text:s text:c="3"/><text:span text:style-name="T1">states</text:span></text:p>
      <text:p text:style-name="P40"/>
      <text:p text:style-name="P137"><text:span text:style-name="T185">Error type-</text:span><text:span text:style-name="T190">8</text:span><text:span text:style-name="T185">:</text:span><text:span text:style-name="T218"> </text:span>Case=Gen instead of Case=Nom <text:span text:style-name="T83">(</text:span><text:span text:style-name="T86">1</text:span><text:span text:style-name="T83"> instance)</text:span></text:p>
      <text:p text:style-name="P136"/>
      <text:p text:style-name="P22">In <text:span text:style-name="T135">sent_id = train-</text:span>s168, <text:span text:style-name="T46">tamilarkaḷin</text:span> is given Case=Nom, which should have been Case=Gen as the case marke<text:span text:style-name="T153">r</text:span> -<text:span text:style-name="T46">in</text:span> is attached to the root of the word.</text:p>
      <text:p text:style-name="P195"/>
      <text:p text:style-name="P195"><text:span text:style-name="T227">Example:</text:span></text:p>
      <text:p text:style-name="P23"># sent_id = train-s168 </text:p>
      <text:p text:style-name="P168"><text:span text:style-name="T1">tamilarkaḷin</text:span> cētamaṭainta vīṭukaḷai </text:p>
      <text:p text:style-name="P23"><text:span text:style-name="T26">T</text:span><text:span text:style-name="T1">amilian's </text:span><text:s text:c="5"/>destroyed <text:s text:c="5"/>homes</text:p>
      <text:p text:style-name="P22"><text:soft-page-break/></text:p>
      <text:p text:style-name="P203"><text:span text:style-name="T106">I</text:span><text:span text:style-name="T92">nstances:</text:span> <text:span text:style-name="T28">sent_id = train-</text:span>s34, <text:span text:style-name="T259">sent_id = train-s168, sent_id = train-</text:span>s179, <text:span text:style-name="T28">sent_id = train-</text:span>s250, <text:span text:style-name="T28">sent_id = train-</text:span>s254 and <text:span text:style-name="T28">sent_id = train-</text:span>s365</text:p>
      <text:p text:style-name="P102"/>
      <text:p text:style-name="P141">------------------------------------------------------------------------------------------------------------------------</text:p>
      <text:p text:style-name="P141"/>
      <text:p text:style-name="P141"><text:span text:style-name="T4">Section </text:span><text:span text:style-name="T24">4</text:span><text:span text:style-name="T4">: </text:span><text:span text:style-name="T24">Spelling e</text:span><text:span text:style-name="T1">rror in data</text:span></text:p>
      <text:p text:style-name="P17"/>
      <text:p text:style-name="P101"><text:span text:style-name="T196">Error type-</text:span><text:span text:style-name="T200">1</text:span><text:span text:style-name="T196">:</text:span><text:span text:style-name="T133"> </text:span><text:span text:style-name="T134">Spelling error </text:span><text:span text:style-name="T89">(</text:span><text:span text:style-name="T90">1</text:span><text:span text:style-name="T89"> instance)</text:span></text:p>
      <text:p text:style-name="P16"/>
      <text:p text:style-name="P204"><text:span text:style-name="T211">In the instance given below, </text:span>the word <text:span text:style-name="T64">paktarkaḷil</text:span><text:span text:style-name="T61"> </text:span><text:s/>which seems to be an error in the original data. It should have been <text:span text:style-name="T64">paktarkaḷi</text:span><text:span text:style-name="T65">n</text:span><text:span text:style-name="T61"> </text:span>with Case=Gen.</text:p>
      <text:p text:style-name="P55"/>
      <text:p text:style-name="P195"><text:span text:style-name="T227">Example:</text:span></text:p>
      <text:p text:style-name="P56"># sent_id = train-s48 </text:p>
      <text:p text:style-name="P169">...<text:span text:style-name="T26">paktarkaḷil</text:span><text:span text:style-name="T261"> <text:s text:c="3"/>ārōkarā <text:s text:c="4"/>kōṣattuṭan</text:span>,...</text:p>
      <text:p text:style-name="P56"><text:span text:style-name="T1"><text:s text:c="3"/>worshiper's</text:span> <text:s text:c="2"/>arōkarā <text:s text:c="5"/>tagline-with</text:p>
      <text:p text:style-name="P56"/>
      <text:p text:style-name="P13">------------------------------------------------------------------------------------------------------------------------</text:p>
      <text:p text:style-name="P140"/>
      <text:p text:style-name="P140"><text:span text:style-name="T4">Section </text:span><text:span text:style-name="T24">5</text:span><text:span text:style-name="T4">: </text:span><text:span text:style-name="T1">Suggestions</text:span></text:p>
      <text:p text:style-name="P140"><text:span text:style-name="T1"/></text:p>
      <text:p text:style-name="P7">1. <text:span text:style-name="T213">'o</text:span>bl:loc<text:span text:style-name="T213">'</text:span> can be used for the nouns referring to location (as seen in Danish)</text:p>
      <text:p text:style-name="P7"><text:s/></text:p>
      <text:p text:style-name="P6">2. <text:span text:style-name="T213">'o</text:span>bl:tmod<text:span text:style-name="T213">'</text:span> can be used for the nouns referring to time (temporal modifier) (as seen in Arabic, Cantonese, Chinese, Danish, English, Erzya, French, German, Hindi, Indonesian, Irish, Italian, Korean, Portuguese, Spanish, Telugu, Thai, Turkish, Warlpiri)</text:p>
      <text:p text:style-name="P6"/>
      <text:p text:style-name="P1"><text:span text:style-name="T212">3. </text:span>Case=Gen with the tag 'nmod' explicitly refers to posession <text:span text:style-name="T212">and thus, </text:span>Case=Gen occuring with the tag 'nmod' can be tagged as nmod:poss (as already proposed for Arabic, Armenian, Bambara, Breton, Danish, Dutch, English, Faroese, Finnish, French, German, Hebrew, Hindi, Indonesian, Irish, Kazakh, Korean, Kurmanji, Maltese, Marathi, Naija, North Sami, Persian, Polish, Sanskrit, Swedish, Swedish Sign Language, Tagalog, Telugu, Thai, Turkish, Uyghur, Warlpir) when followed by NOUN/PRON/PROPN</text:p>
      <text:p text:style-name="P59"/>
      <text:p text:style-name="P59">4. <text:span text:style-name="T213">'</text:span>nsubj:pass<text:span text:style-name="T213">'</text:span> can be used in <text:span text:style-name="T213">'</text:span>nsubj<text:span text:style-name="T213">'</text:span> of passive constructions (as already marked in some instances of this data)</text:p>
      <text:p text:style-name="P59"/>
      <text:p text:style-name="P59">----</text:p>
      <text:p text:style-name="P64">Keerthana B</text:p>
      <text:p text:style-name="P64">Parameswari K</text:p>
      <text:p text:style-name="P59"/>
      <text:p text:style-name="P60"/>
      <text:p text:style-name="P57"/>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svg:font-family="'Droid Sans', Helvetica, Arial, sans-serif"/>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9T16:39:58.996263182</meta:creation-date>
    <dc:date>2019-02-11T14:12:53.062327257</dc:date>
    <meta:editing-duration>P4DT14H23M44S</meta:editing-duration>
    <meta:editing-cycles>216</meta:editing-cycles>
    <meta:generator>LibreOffice/4.2.8.2$Linux_X86_64 LibreOffice_project/420m0$Build-2</meta:generator>
    <meta:document-statistic meta:table-count="0" meta:image-count="0" meta:object-count="0" meta:page-count="8" meta:paragraph-count="209" meta:word-count="2226" meta:character-count="15784" meta:non-whitespace-character-count="13067"/>
  </office:meta>
</office:document-meta>
</file>